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835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6102in"/>
    </style:style>
    <style:style style:name="co4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1" table:default-cell-style-name="Default"/>
        <table:table-row table:style-name="ro1">
          <table:table-cell>
            <draw:frame draw:z-index="0" draw:style-name="gr1" draw:text-style-name="P1" svg:width="6.2969in" svg:height="3.5469in" svg:x="0in" svg:y="0.0004in">
              <draw:object draw:notify-on-update-of-ranges="data.A25:data.A1285 data.B25:data.B1285 data.C25:data.C128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20">
          <table:table-cell table:number-columns-repeated="15"/>
        </table:table-row>
        <table:table-row table:style-name="ro1">
          <table:table-cell office:value-type="string" calcext:value-type="string">
            <text:p>centroid</text:p>
          </table:table-cell>
          <table:table-cell table:formula="of:=AVERAGE([.B25:.B9999])" office:value-type="float" office:value="1.3240105911875" calcext:value-type="float">
            <text:p>1.3240105911875</text:p>
          </table:table-cell>
          <table:table-cell table:formula="of:=AVERAGE([.C25:.C9999])" office:value-type="float" office:value="41.472715625" calcext:value-type="float">
            <text:p>41.472715625</text:p>
          </table:table-cell>
          <table:table-cell/>
          <table:table-cell office:value-type="string" calcext:value-type="string">
            <text:p>centroid</text:p>
          </table:table-cell>
          <table:table-cell table:formula="of:=AVERAGE([.F25:.F9999])" office:value-type="float" office:value="48.8042690140845" calcext:value-type="float">
            <text:p>48.8042690140845</text:p>
          </table:table-cell>
          <table:table-cell table:formula="of:=AVERAGE([.G25:.G9999])" office:value-type="float" office:value="3.18141424547284" calcext:value-type="float">
            <text:p>3.18141424547284</text:p>
          </table:table-cell>
          <table:table-cell/>
          <table:table-cell office:value-type="string" calcext:value-type="string">
            <text:p>centroid</text:p>
          </table:table-cell>
          <table:table-cell table:formula="of:=AVERAGE([.J25:.J9999])" office:value-type="float" office:value="88.6976761702128" calcext:value-type="float">
            <text:p>88.6976761702128</text:p>
          </table:table-cell>
          <table:table-cell table:formula="of:=AVERAGE([.K25:.K9999])" office:value-type="float" office:value="47.8484759574468" calcext:value-type="float">
            <text:p>47.8484759574468</text:p>
          </table:table-cell>
          <table:table-cell/>
          <table:table-cell office:value-type="string" calcext:value-type="string">
            <text:p>centroid</text:p>
          </table:table-cell>
          <table:table-cell table:formula="of:=AVERAGE([.N25:.N9999])" office:value-type="float" office:value="73.5696067164179" calcext:value-type="float">
            <text:p>73.5696067164179</text:p>
          </table:table-cell>
          <table:table-cell table:formula="of:=AVERAGE([.O25:.O9999])" office:value-type="float" office:value="69.7841410447761" calcext:value-type="float">
            <text:p>69.784141044776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4531" calcext:value-type="float">
            <text:p>2.74531</text:p>
          </table:table-cell>
          <table:table-cell office:value-type="float" office:value="41.5491" calcext:value-type="float">
            <text:p>41.54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886" calcext:value-type="float">
            <text:p>48.886</text:p>
          </table:table-cell>
          <table:table-cell office:value-type="float" office:value="3.35011" calcext:value-type="float">
            <text:p>3.350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2996" calcext:value-type="float">
            <text:p>88.2996</text:p>
          </table:table-cell>
          <table:table-cell office:value-type="float" office:value="48.5649" calcext:value-type="float">
            <text:p>48.56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5417" calcext:value-type="float">
            <text:p>73.5417</text:p>
          </table:table-cell>
          <table:table-cell office:value-type="float" office:value="70.4582" calcext:value-type="float">
            <text:p>70.45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28169" calcext:value-type="float">
            <text:p>-0.628169</text:p>
          </table:table-cell>
          <table:table-cell office:value-type="float" office:value="41.1591" calcext:value-type="float">
            <text:p>41.15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.316" calcext:value-type="float">
            <text:p>55.316</text:p>
          </table:table-cell>
          <table:table-cell office:value-type="float" office:value="3.58154" calcext:value-type="float">
            <text:p>3.581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2429" calcext:value-type="float">
            <text:p>87.2429</text:p>
          </table:table-cell>
          <table:table-cell office:value-type="float" office:value="48.0917" calcext:value-type="float">
            <text:p>48.09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83" calcext:value-type="float">
            <text:p>72.83</text:p>
          </table:table-cell>
          <table:table-cell office:value-type="float" office:value="69.2593" calcext:value-type="float">
            <text:p>69.25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7995" calcext:value-type="float">
            <text:p>2.77995</text:p>
          </table:table-cell>
          <table:table-cell office:value-type="float" office:value="40.7192" calcext:value-type="float">
            <text:p>40.71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1063" calcext:value-type="float">
            <text:p>47.1063</text:p>
          </table:table-cell>
          <table:table-cell office:value-type="float" office:value="3.17478" calcext:value-type="float">
            <text:p>3.174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0095" calcext:value-type="float">
            <text:p>91.0095</text:p>
          </table:table-cell>
          <table:table-cell office:value-type="float" office:value="41.949" calcext:value-type="float">
            <text:p>41.9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5612" calcext:value-type="float">
            <text:p>73.5612</text:p>
          </table:table-cell>
          <table:table-cell office:value-type="float" office:value="67.863" calcext:value-type="float">
            <text:p>67.8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3716" calcext:value-type="float">
            <text:p>1.13716</text:p>
          </table:table-cell>
          <table:table-cell office:value-type="float" office:value="41.8618" calcext:value-type="float">
            <text:p>41.86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.3381" calcext:value-type="float">
            <text:p>54.3381</text:p>
          </table:table-cell>
          <table:table-cell office:value-type="float" office:value="3.23281" calcext:value-type="float">
            <text:p>3.232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9072" calcext:value-type="float">
            <text:p>85.9072</text:p>
          </table:table-cell>
          <table:table-cell office:value-type="float" office:value="48.7322" calcext:value-type="float">
            <text:p>48.73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097" calcext:value-type="float">
            <text:p>73.6097</text:p>
          </table:table-cell>
          <table:table-cell office:value-type="float" office:value="71.2355" calcext:value-type="float">
            <text:p>71.23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932" calcext:value-type="float">
            <text:p>2.0932</text:p>
          </table:table-cell>
          <table:table-cell office:value-type="float" office:value="41.3531" calcext:value-type="float">
            <text:p>41.35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.7588" calcext:value-type="float">
            <text:p>35.7588</text:p>
          </table:table-cell>
          <table:table-cell office:value-type="float" office:value="3.16244" calcext:value-type="float">
            <text:p>3.162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814" calcext:value-type="float">
            <text:p>89.814</text:p>
          </table:table-cell>
          <table:table-cell office:value-type="float" office:value="39.7542" calcext:value-type="float">
            <text:p>39.75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195" calcext:value-type="float">
            <text:p>72.195</text:p>
          </table:table-cell>
          <table:table-cell office:value-type="float" office:value="69.8573" calcext:value-type="float">
            <text:p>69.85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0509" calcext:value-type="float">
            <text:p>2.00509</text:p>
          </table:table-cell>
          <table:table-cell office:value-type="float" office:value="41.3275" calcext:value-type="float">
            <text:p>41.32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5543" calcext:value-type="float">
            <text:p>46.5543</text:p>
          </table:table-cell>
          <table:table-cell office:value-type="float" office:value="3.20303" calcext:value-type="float">
            <text:p>3.203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4562" calcext:value-type="float">
            <text:p>85.4562</text:p>
          </table:table-cell>
          <table:table-cell office:value-type="float" office:value="48.7338" calcext:value-type="float">
            <text:p>48.73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2413" calcext:value-type="float">
            <text:p>73.2413</text:p>
          </table:table-cell>
          <table:table-cell office:value-type="float" office:value="68.5419" calcext:value-type="float">
            <text:p>68.54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45" calcext:value-type="float">
            <text:p>1.345</text:p>
          </table:table-cell>
          <table:table-cell office:value-type="float" office:value="41.0071" calcext:value-type="float">
            <text:p>41.00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3758" calcext:value-type="float">
            <text:p>48.3758</text:p>
          </table:table-cell>
          <table:table-cell office:value-type="float" office:value="3.10358" calcext:value-type="float">
            <text:p>3.103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9368" calcext:value-type="float">
            <text:p>87.9368</text:p>
          </table:table-cell>
          <table:table-cell office:value-type="float" office:value="43.0683" calcext:value-type="float">
            <text:p>43.06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9894" calcext:value-type="float">
            <text:p>72.9894</text:p>
          </table:table-cell>
          <table:table-cell office:value-type="float" office:value="69.3519" calcext:value-type="float">
            <text:p>69.35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6561" calcext:value-type="float">
            <text:p>2.26561</text:p>
          </table:table-cell>
          <table:table-cell office:value-type="float" office:value="41.4549" calcext:value-type="float">
            <text:p>41.45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.019" calcext:value-type="float">
            <text:p>41.019</text:p>
          </table:table-cell>
          <table:table-cell office:value-type="float" office:value="3.38711" calcext:value-type="float">
            <text:p>3.387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6741" calcext:value-type="float">
            <text:p>83.6741</text:p>
          </table:table-cell>
          <table:table-cell office:value-type="float" office:value="46.1186" calcext:value-type="float">
            <text:p>46.11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9521" calcext:value-type="float">
            <text:p>73.9521</text:p>
          </table:table-cell>
          <table:table-cell office:value-type="float" office:value="70.8374" calcext:value-type="float">
            <text:p>70.83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76379" calcext:value-type="float">
            <text:p>-0.376379</text:p>
          </table:table-cell>
          <table:table-cell office:value-type="float" office:value="41.4281" calcext:value-type="float">
            <text:p>41.42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.3551" calcext:value-type="float">
            <text:p>54.3551</text:p>
          </table:table-cell>
          <table:table-cell office:value-type="float" office:value="3.20353" calcext:value-type="float">
            <text:p>3.203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1.2555" calcext:value-type="float">
            <text:p>81.2555</text:p>
          </table:table-cell>
          <table:table-cell office:value-type="float" office:value="49.2284" calcext:value-type="float">
            <text:p>49.22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1611" calcext:value-type="float">
            <text:p>73.1611</text:p>
          </table:table-cell>
          <table:table-cell office:value-type="float" office:value="69.4446" calcext:value-type="float">
            <text:p>69.44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0464" calcext:value-type="float">
            <text:p>1.20464</text:p>
          </table:table-cell>
          <table:table-cell office:value-type="float" office:value="41.574" calcext:value-type="float">
            <text:p>41.5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.6196" calcext:value-type="float">
            <text:p>53.6196</text:p>
          </table:table-cell>
          <table:table-cell office:value-type="float" office:value="3.15156" calcext:value-type="float">
            <text:p>3.151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9734" calcext:value-type="float">
            <text:p>86.9734</text:p>
          </table:table-cell>
          <table:table-cell office:value-type="float" office:value="49.371" calcext:value-type="float">
            <text:p>49.3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3207" calcext:value-type="float">
            <text:p>74.3207</text:p>
          </table:table-cell>
          <table:table-cell office:value-type="float" office:value="71.5402" calcext:value-type="float">
            <text:p>71.54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0007" calcext:value-type="float">
            <text:p>1.00007</text:p>
          </table:table-cell>
          <table:table-cell office:value-type="float" office:value="40.9378" calcext:value-type="float">
            <text:p>40.93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3802" calcext:value-type="float">
            <text:p>46.3802</text:p>
          </table:table-cell>
          <table:table-cell office:value-type="float" office:value="3.32142" calcext:value-type="float">
            <text:p>3.321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4786" calcext:value-type="float">
            <text:p>86.4786</text:p>
          </table:table-cell>
          <table:table-cell office:value-type="float" office:value="43.0231" calcext:value-type="float">
            <text:p>43.02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2726" calcext:value-type="float">
            <text:p>74.2726</text:p>
          </table:table-cell>
          <table:table-cell office:value-type="float" office:value="69.8067" calcext:value-type="float">
            <text:p>69.80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736" calcext:value-type="float">
            <text:p>0.99736</text:p>
          </table:table-cell>
          <table:table-cell office:value-type="float" office:value="41.1714" calcext:value-type="float">
            <text:p>41.17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4628" calcext:value-type="float">
            <text:p>48.4628</text:p>
          </table:table-cell>
          <table:table-cell office:value-type="float" office:value="3.09102" calcext:value-type="float">
            <text:p>3.091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5166" calcext:value-type="float">
            <text:p>90.5166</text:p>
          </table:table-cell>
          <table:table-cell office:value-type="float" office:value="46.1754" calcext:value-type="float">
            <text:p>46.17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9818" calcext:value-type="float">
            <text:p>73.9818</text:p>
          </table:table-cell>
          <table:table-cell office:value-type="float" office:value="67.4649" calcext:value-type="float">
            <text:p>67.46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4799" calcext:value-type="float">
            <text:p>0.134799</text:p>
          </table:table-cell>
          <table:table-cell office:value-type="float" office:value="41.8113" calcext:value-type="float">
            <text:p>41.81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1492" calcext:value-type="float">
            <text:p>46.1492</text:p>
          </table:table-cell>
          <table:table-cell office:value-type="float" office:value="3.13285" calcext:value-type="float">
            <text:p>3.132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2814" calcext:value-type="float">
            <text:p>89.2814</text:p>
          </table:table-cell>
          <table:table-cell office:value-type="float" office:value="44.9217" calcext:value-type="float">
            <text:p>44.92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1322" calcext:value-type="float">
            <text:p>74.1322</text:p>
          </table:table-cell>
          <table:table-cell office:value-type="float" office:value="72.7556" calcext:value-type="float">
            <text:p>72.7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7585" calcext:value-type="float">
            <text:p>2.47585</text:p>
          </table:table-cell>
          <table:table-cell office:value-type="float" office:value="41.6346" calcext:value-type="float">
            <text:p>41.63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8009" calcext:value-type="float">
            <text:p>48.8009</text:p>
          </table:table-cell>
          <table:table-cell office:value-type="float" office:value="2.98271" calcext:value-type="float">
            <text:p>2.982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9356" calcext:value-type="float">
            <text:p>84.9356</text:p>
          </table:table-cell>
          <table:table-cell office:value-type="float" office:value="51.8863" calcext:value-type="float">
            <text:p>51.88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7323" calcext:value-type="float">
            <text:p>72.7323</text:p>
          </table:table-cell>
          <table:table-cell office:value-type="float" office:value="71.8585" calcext:value-type="float">
            <text:p>71.85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0587" calcext:value-type="float">
            <text:p>-3.0587</text:p>
          </table:table-cell>
          <table:table-cell office:value-type="float" office:value="41.3887" calcext:value-type="float">
            <text:p>41.38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13" calcext:value-type="float">
            <text:p>46.13</text:p>
          </table:table-cell>
          <table:table-cell office:value-type="float" office:value="3.22293" calcext:value-type="float">
            <text:p>3.222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5441" calcext:value-type="float">
            <text:p>85.5441</text:p>
          </table:table-cell>
          <table:table-cell office:value-type="float" office:value="47.9452" calcext:value-type="float">
            <text:p>47.94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1531" calcext:value-type="float">
            <text:p>74.1531</text:p>
          </table:table-cell>
          <table:table-cell office:value-type="float" office:value="70.7375" calcext:value-type="float">
            <text:p>70.7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266" calcext:value-type="float">
            <text:p>0.73266</text:p>
          </table:table-cell>
          <table:table-cell office:value-type="float" office:value="41.4888" calcext:value-type="float">
            <text:p>41.48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8492" calcext:value-type="float">
            <text:p>48.8492</text:p>
          </table:table-cell>
          <table:table-cell office:value-type="float" office:value="3.34834" calcext:value-type="float">
            <text:p>3.348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371" calcext:value-type="float">
            <text:p>88.371</text:p>
          </table:table-cell>
          <table:table-cell office:value-type="float" office:value="51.2428" calcext:value-type="float">
            <text:p>51.24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3552" calcext:value-type="float">
            <text:p>73.3552</text:p>
          </table:table-cell>
          <table:table-cell office:value-type="float" office:value="68.3534" calcext:value-type="float">
            <text:p>68.35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745" calcext:value-type="float">
            <text:p>0.35745</text:p>
          </table:table-cell>
          <table:table-cell office:value-type="float" office:value="41.8429" calcext:value-type="float">
            <text:p>41.84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4008" calcext:value-type="float">
            <text:p>52.4008</text:p>
          </table:table-cell>
          <table:table-cell office:value-type="float" office:value="2.66164" calcext:value-type="float">
            <text:p>2.661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554" calcext:value-type="float">
            <text:p>92.554</text:p>
          </table:table-cell>
          <table:table-cell office:value-type="float" office:value="47.3903" calcext:value-type="float">
            <text:p>47.39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2703" calcext:value-type="float">
            <text:p>73.2703</text:p>
          </table:table-cell>
          <table:table-cell office:value-type="float" office:value="69.4745" calcext:value-type="float">
            <text:p>69.47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7674" calcext:value-type="float">
            <text:p>0.157674</text:p>
          </table:table-cell>
          <table:table-cell office:value-type="float" office:value="41.7513" calcext:value-type="float">
            <text:p>41.75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6532" calcext:value-type="float">
            <text:p>45.6532</text:p>
          </table:table-cell>
          <table:table-cell office:value-type="float" office:value="2.92506" calcext:value-type="float">
            <text:p>2.925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6.9115" calcext:value-type="float">
            <text:p>96.9115</text:p>
          </table:table-cell>
          <table:table-cell office:value-type="float" office:value="50.199" calcext:value-type="float">
            <text:p>50.1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31" calcext:value-type="float">
            <text:p>73.631</text:p>
          </table:table-cell>
          <table:table-cell office:value-type="float" office:value="72.4323" calcext:value-type="float">
            <text:p>72.4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9103" calcext:value-type="float">
            <text:p>2.69103</text:p>
          </table:table-cell>
          <table:table-cell office:value-type="float" office:value="41.8298" calcext:value-type="float">
            <text:p>41.82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7098" calcext:value-type="float">
            <text:p>51.7098</text:p>
          </table:table-cell>
          <table:table-cell office:value-type="float" office:value="3.12781" calcext:value-type="float">
            <text:p>3.127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6855" calcext:value-type="float">
            <text:p>85.6855</text:p>
          </table:table-cell>
          <table:table-cell office:value-type="float" office:value="45.3967" calcext:value-type="float">
            <text:p>45.39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3769" calcext:value-type="float">
            <text:p>73.3769</text:p>
          </table:table-cell>
          <table:table-cell office:value-type="float" office:value="68.2072" calcext:value-type="float">
            <text:p>68.2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6346" calcext:value-type="float">
            <text:p>0.536346</text:p>
          </table:table-cell>
          <table:table-cell office:value-type="float" office:value="41.5344" calcext:value-type="float">
            <text:p>41.53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3856" calcext:value-type="float">
            <text:p>49.3856</text:p>
          </table:table-cell>
          <table:table-cell office:value-type="float" office:value="2.97191" calcext:value-type="float">
            <text:p>2.971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7706" calcext:value-type="float">
            <text:p>90.7706</text:p>
          </table:table-cell>
          <table:table-cell office:value-type="float" office:value="41.4383" calcext:value-type="float">
            <text:p>41.43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6533" calcext:value-type="float">
            <text:p>72.6533</text:p>
          </table:table-cell>
          <table:table-cell office:value-type="float" office:value="69.2083" calcext:value-type="float">
            <text:p>69.20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6873" calcext:value-type="float">
            <text:p>2.46873</text:p>
          </table:table-cell>
          <table:table-cell office:value-type="float" office:value="41.4813" calcext:value-type="float">
            <text:p>41.48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.8398" calcext:value-type="float">
            <text:p>54.8398</text:p>
          </table:table-cell>
          <table:table-cell office:value-type="float" office:value="3.09188" calcext:value-type="float">
            <text:p>3.091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817" calcext:value-type="float">
            <text:p>88.8817</text:p>
          </table:table-cell>
          <table:table-cell office:value-type="float" office:value="53.4048" calcext:value-type="float">
            <text:p>53.40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9688" calcext:value-type="float">
            <text:p>72.9688</text:p>
          </table:table-cell>
          <table:table-cell office:value-type="float" office:value="69.1342" calcext:value-type="float">
            <text:p>69.1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91946" calcext:value-type="float">
            <text:p>-1.91946</text:p>
          </table:table-cell>
          <table:table-cell office:value-type="float" office:value="40.8824" calcext:value-type="float">
            <text:p>40.88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3912" calcext:value-type="float">
            <text:p>51.3912</text:p>
          </table:table-cell>
          <table:table-cell office:value-type="float" office:value="3.04305" calcext:value-type="float">
            <text:p>3.043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5828" calcext:value-type="float">
            <text:p>94.5828</text:p>
          </table:table-cell>
          <table:table-cell office:value-type="float" office:value="49.3152" calcext:value-type="float">
            <text:p>49.31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8642" calcext:value-type="float">
            <text:p>73.8642</text:p>
          </table:table-cell>
          <table:table-cell office:value-type="float" office:value="70.599" calcext:value-type="float">
            <text:p>70.5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4394" calcext:value-type="float">
            <text:p>3.44394</text:p>
          </table:table-cell>
          <table:table-cell office:value-type="float" office:value="41.3349" calcext:value-type="float">
            <text:p>41.33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7477" calcext:value-type="float">
            <text:p>48.7477</text:p>
          </table:table-cell>
          <table:table-cell office:value-type="float" office:value="2.88549" calcext:value-type="float">
            <text:p>2.885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2334" calcext:value-type="float">
            <text:p>85.2334</text:p>
          </table:table-cell>
          <table:table-cell office:value-type="float" office:value="47.6874" calcext:value-type="float">
            <text:p>47.68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8378" calcext:value-type="float">
            <text:p>73.8378</text:p>
          </table:table-cell>
          <table:table-cell office:value-type="float" office:value="69.8061" calcext:value-type="float">
            <text:p>69.80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8157" calcext:value-type="float">
            <text:p>2.88157</text:p>
          </table:table-cell>
          <table:table-cell office:value-type="float" office:value="41.1534" calcext:value-type="float">
            <text:p>41.1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3895" calcext:value-type="float">
            <text:p>47.3895</text:p>
          </table:table-cell>
          <table:table-cell office:value-type="float" office:value="3.08509" calcext:value-type="float">
            <text:p>3.085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1995" calcext:value-type="float">
            <text:p>86.1995</text:p>
          </table:table-cell>
          <table:table-cell office:value-type="float" office:value="53.5157" calcext:value-type="float">
            <text:p>53.51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302" calcext:value-type="float">
            <text:p>73.302</text:p>
          </table:table-cell>
          <table:table-cell office:value-type="float" office:value="69.2352" calcext:value-type="float">
            <text:p>69.2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3933" calcext:value-type="float">
            <text:p>-0.53933</text:p>
          </table:table-cell>
          <table:table-cell office:value-type="float" office:value="41.4057" calcext:value-type="float">
            <text:p>41.40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5833" calcext:value-type="float">
            <text:p>45.5833</text:p>
          </table:table-cell>
          <table:table-cell office:value-type="float" office:value="3.42697" calcext:value-type="float">
            <text:p>3.426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21" calcext:value-type="float">
            <text:p>85.21</text:p>
          </table:table-cell>
          <table:table-cell office:value-type="float" office:value="50.9604" calcext:value-type="float">
            <text:p>50.96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5045" calcext:value-type="float">
            <text:p>74.5045</text:p>
          </table:table-cell>
          <table:table-cell office:value-type="float" office:value="69.3018" calcext:value-type="float">
            <text:p>69.3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276636" calcext:value-type="float">
            <text:p>-0.0276636</text:p>
          </table:table-cell>
          <table:table-cell office:value-type="float" office:value="41.1127" calcext:value-type="float">
            <text:p>41.1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1513" calcext:value-type="float">
            <text:p>52.1513</text:p>
          </table:table-cell>
          <table:table-cell office:value-type="float" office:value="3.39225" calcext:value-type="float">
            <text:p>3.392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0564" calcext:value-type="float">
            <text:p>94.0564</text:p>
          </table:table-cell>
          <table:table-cell office:value-type="float" office:value="48.241" calcext:value-type="float">
            <text:p>48.2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2974" calcext:value-type="float">
            <text:p>73.2974</text:p>
          </table:table-cell>
          <table:table-cell office:value-type="float" office:value="70.8838" calcext:value-type="float">
            <text:p>70.88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33292" calcext:value-type="float">
            <text:p>0.0933292</text:p>
          </table:table-cell>
          <table:table-cell office:value-type="float" office:value="41.0051" calcext:value-type="float">
            <text:p>41.00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.7523" calcext:value-type="float">
            <text:p>54.7523</text:p>
          </table:table-cell>
          <table:table-cell office:value-type="float" office:value="3.18117" calcext:value-type="float">
            <text:p>3.181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3753" calcext:value-type="float">
            <text:p>87.3753</text:p>
          </table:table-cell>
          <table:table-cell office:value-type="float" office:value="43.7219" calcext:value-type="float">
            <text:p>43.72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43" calcext:value-type="float">
            <text:p>73.743</text:p>
          </table:table-cell>
          <table:table-cell office:value-type="float" office:value="67.624" calcext:value-type="float">
            <text:p>67.6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9173" calcext:value-type="float">
            <text:p>0.209173</text:p>
          </table:table-cell>
          <table:table-cell office:value-type="float" office:value="41.7993" calcext:value-type="float">
            <text:p>41.79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9111" calcext:value-type="float">
            <text:p>47.9111</text:p>
          </table:table-cell>
          <table:table-cell office:value-type="float" office:value="3.25294" calcext:value-type="float">
            <text:p>3.252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3393" calcext:value-type="float">
            <text:p>85.3393</text:p>
          </table:table-cell>
          <table:table-cell office:value-type="float" office:value="39.4274" calcext:value-type="float">
            <text:p>39.42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6375" calcext:value-type="float">
            <text:p>74.6375</text:p>
          </table:table-cell>
          <table:table-cell office:value-type="float" office:value="69.7559" calcext:value-type="float">
            <text:p>69.7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668266" calcext:value-type="float">
            <text:p>-0.0668266</text:p>
          </table:table-cell>
          <table:table-cell office:value-type="float" office:value="41.7829" calcext:value-type="float">
            <text:p>41.78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0308" calcext:value-type="float">
            <text:p>43.0308</text:p>
          </table:table-cell>
          <table:table-cell office:value-type="float" office:value="3.16003" calcext:value-type="float">
            <text:p>3.160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9115" calcext:value-type="float">
            <text:p>90.9115</text:p>
          </table:table-cell>
          <table:table-cell office:value-type="float" office:value="45.6575" calcext:value-type="float">
            <text:p>45.65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8718" calcext:value-type="float">
            <text:p>73.8718</text:p>
          </table:table-cell>
          <table:table-cell office:value-type="float" office:value="71.5831" calcext:value-type="float">
            <text:p>71.58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9969" calcext:value-type="float">
            <text:p>1.79969</text:p>
          </table:table-cell>
          <table:table-cell office:value-type="float" office:value="42.3177" calcext:value-type="float">
            <text:p>42.31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5527" calcext:value-type="float">
            <text:p>52.5527</text:p>
          </table:table-cell>
          <table:table-cell office:value-type="float" office:value="2.9644" calcext:value-type="float">
            <text:p>2.96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5645" calcext:value-type="float">
            <text:p>90.5645</text:p>
          </table:table-cell>
          <table:table-cell office:value-type="float" office:value="49.3189" calcext:value-type="float">
            <text:p>49.31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192" calcext:value-type="float">
            <text:p>73.192</text:p>
          </table:table-cell>
          <table:table-cell office:value-type="float" office:value="66.8238" calcext:value-type="float">
            <text:p>66.8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0155" calcext:value-type="float">
            <text:p>0.510155</text:p>
          </table:table-cell>
          <table:table-cell office:value-type="float" office:value="41.6298" calcext:value-type="float">
            <text:p>41.62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0376" calcext:value-type="float">
            <text:p>51.0376</text:p>
          </table:table-cell>
          <table:table-cell office:value-type="float" office:value="3.12574" calcext:value-type="float">
            <text:p>3.125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8818" calcext:value-type="float">
            <text:p>89.8818</text:p>
          </table:table-cell>
          <table:table-cell office:value-type="float" office:value="42.9256" calcext:value-type="float">
            <text:p>42.92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9072" calcext:value-type="float">
            <text:p>73.9072</text:p>
          </table:table-cell>
          <table:table-cell office:value-type="float" office:value="68.3804" calcext:value-type="float">
            <text:p>68.38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8588" calcext:value-type="float">
            <text:p>0.138588</text:p>
          </table:table-cell>
          <table:table-cell office:value-type="float" office:value="41.1531" calcext:value-type="float">
            <text:p>41.15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.7875" calcext:value-type="float">
            <text:p>39.7875</text:p>
          </table:table-cell>
          <table:table-cell office:value-type="float" office:value="3.24483" calcext:value-type="float">
            <text:p>3.244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6589" calcext:value-type="float">
            <text:p>84.6589</text:p>
          </table:table-cell>
          <table:table-cell office:value-type="float" office:value="57.9173" calcext:value-type="float">
            <text:p>57.91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5798" calcext:value-type="float">
            <text:p>73.5798</text:p>
          </table:table-cell>
          <table:table-cell office:value-type="float" office:value="67.6714" calcext:value-type="float">
            <text:p>67.6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75984" calcext:value-type="float">
            <text:p>-0.0175984</text:p>
          </table:table-cell>
          <table:table-cell office:value-type="float" office:value="41.694" calcext:value-type="float">
            <text:p>41.6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4247" calcext:value-type="float">
            <text:p>51.4247</text:p>
          </table:table-cell>
          <table:table-cell office:value-type="float" office:value="3.02434" calcext:value-type="float">
            <text:p>3.024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5223" calcext:value-type="float">
            <text:p>86.5223</text:p>
          </table:table-cell>
          <table:table-cell office:value-type="float" office:value="44.953" calcext:value-type="float">
            <text:p>44.9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575" calcext:value-type="float">
            <text:p>73.575</text:p>
          </table:table-cell>
          <table:table-cell office:value-type="float" office:value="68.158" calcext:value-type="float">
            <text:p>68.1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8498" calcext:value-type="float">
            <text:p>0.618498</text:p>
          </table:table-cell>
          <table:table-cell office:value-type="float" office:value="41.4093" calcext:value-type="float">
            <text:p>41.40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.9527" calcext:value-type="float">
            <text:p>54.9527</text:p>
          </table:table-cell>
          <table:table-cell office:value-type="float" office:value="3.11502" calcext:value-type="float">
            <text:p>3.115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7094" calcext:value-type="float">
            <text:p>89.7094</text:p>
          </table:table-cell>
          <table:table-cell office:value-type="float" office:value="50.688" calcext:value-type="float">
            <text:p>50.6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823" calcext:value-type="float">
            <text:p>73.823</text:p>
          </table:table-cell>
          <table:table-cell office:value-type="float" office:value="71.3263" calcext:value-type="float">
            <text:p>71.32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63433" calcext:value-type="float">
            <text:p>-2.63433</text:p>
          </table:table-cell>
          <table:table-cell office:value-type="float" office:value="41.9534" calcext:value-type="float">
            <text:p>41.9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.269" calcext:value-type="float">
            <text:p>55.269</text:p>
          </table:table-cell>
          <table:table-cell office:value-type="float" office:value="3.23374" calcext:value-type="float">
            <text:p>3.233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6717" calcext:value-type="float">
            <text:p>87.6717</text:p>
          </table:table-cell>
          <table:table-cell office:value-type="float" office:value="45.994" calcext:value-type="float">
            <text:p>45.9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0799" calcext:value-type="float">
            <text:p>73.0799</text:p>
          </table:table-cell>
          <table:table-cell office:value-type="float" office:value="71.4504" calcext:value-type="float">
            <text:p>71.4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1141" calcext:value-type="float">
            <text:p>2.01141</text:p>
          </table:table-cell>
          <table:table-cell office:value-type="float" office:value="41.222" calcext:value-type="float">
            <text:p>41.2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6444" calcext:value-type="float">
            <text:p>51.6444</text:p>
          </table:table-cell>
          <table:table-cell office:value-type="float" office:value="3.05482" calcext:value-type="float">
            <text:p>3.054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.0334" calcext:value-type="float">
            <text:p>93.0334</text:p>
          </table:table-cell>
          <table:table-cell office:value-type="float" office:value="49.4908" calcext:value-type="float">
            <text:p>49.49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202" calcext:value-type="float">
            <text:p>73.202</text:p>
          </table:table-cell>
          <table:table-cell office:value-type="float" office:value="71.0826" calcext:value-type="float">
            <text:p>71.08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7577" calcext:value-type="float">
            <text:p>5.57577</text:p>
          </table:table-cell>
          <table:table-cell office:value-type="float" office:value="41.5869" calcext:value-type="float">
            <text:p>41.58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7037" calcext:value-type="float">
            <text:p>52.7037</text:p>
          </table:table-cell>
          <table:table-cell office:value-type="float" office:value="3.40248" calcext:value-type="float">
            <text:p>3.402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3684" calcext:value-type="float">
            <text:p>91.3684</text:p>
          </table:table-cell>
          <table:table-cell office:value-type="float" office:value="49.0288" calcext:value-type="float">
            <text:p>49.02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5.0493" calcext:value-type="float">
            <text:p>75.0493</text:p>
          </table:table-cell>
          <table:table-cell office:value-type="float" office:value="70.3255" calcext:value-type="float">
            <text:p>70.32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0539" calcext:value-type="float">
            <text:p>1.40539</text:p>
          </table:table-cell>
          <table:table-cell office:value-type="float" office:value="41.53" calcext:value-type="float">
            <text:p>41.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3123" calcext:value-type="float">
            <text:p>47.3123</text:p>
          </table:table-cell>
          <table:table-cell office:value-type="float" office:value="3.11889" calcext:value-type="float">
            <text:p>3.118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552" calcext:value-type="float">
            <text:p>86.552</text:p>
          </table:table-cell>
          <table:table-cell office:value-type="float" office:value="45.5235" calcext:value-type="float">
            <text:p>45.52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4871" calcext:value-type="float">
            <text:p>73.4871</text:p>
          </table:table-cell>
          <table:table-cell office:value-type="float" office:value="67.8094" calcext:value-type="float">
            <text:p>67.80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5797" calcext:value-type="float">
            <text:p>3.55797</text:p>
          </table:table-cell>
          <table:table-cell office:value-type="float" office:value="41.8688" calcext:value-type="float">
            <text:p>41.86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.9097" calcext:value-type="float">
            <text:p>39.9097</text:p>
          </table:table-cell>
          <table:table-cell office:value-type="float" office:value="3.19928" calcext:value-type="float">
            <text:p>3.199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4861" calcext:value-type="float">
            <text:p>88.4861</text:p>
          </table:table-cell>
          <table:table-cell office:value-type="float" office:value="44.9406" calcext:value-type="float">
            <text:p>44.94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0799" calcext:value-type="float">
            <text:p>73.0799</text:p>
          </table:table-cell>
          <table:table-cell office:value-type="float" office:value="71.3822" calcext:value-type="float">
            <text:p>71.38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8052" calcext:value-type="float">
            <text:p>2.68052</text:p>
          </table:table-cell>
          <table:table-cell office:value-type="float" office:value="41.3868" calcext:value-type="float">
            <text:p>41.38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9546" calcext:value-type="float">
            <text:p>46.9546</text:p>
          </table:table-cell>
          <table:table-cell office:value-type="float" office:value="3.21672" calcext:value-type="float">
            <text:p>3.216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2209" calcext:value-type="float">
            <text:p>92.2209</text:p>
          </table:table-cell>
          <table:table-cell office:value-type="float" office:value="49.4438" calcext:value-type="float">
            <text:p>49.44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4581" calcext:value-type="float">
            <text:p>73.4581</text:p>
          </table:table-cell>
          <table:table-cell office:value-type="float" office:value="67.936" calcext:value-type="float">
            <text:p>67.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5654" calcext:value-type="float">
            <text:p>2.95654</text:p>
          </table:table-cell>
          <table:table-cell office:value-type="float" office:value="41.486" calcext:value-type="float">
            <text:p>41.4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.7801" calcext:value-type="float">
            <text:p>54.7801</text:p>
          </table:table-cell>
          <table:table-cell office:value-type="float" office:value="3.45151" calcext:value-type="float">
            <text:p>3.451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5739" calcext:value-type="float">
            <text:p>88.5739</text:p>
          </table:table-cell>
          <table:table-cell office:value-type="float" office:value="45.4714" calcext:value-type="float">
            <text:p>45.47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0602" calcext:value-type="float">
            <text:p>73.0602</text:p>
          </table:table-cell>
          <table:table-cell office:value-type="float" office:value="69.3307" calcext:value-type="float">
            <text:p>69.33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91807" calcext:value-type="float">
            <text:p>-0.391807</text:p>
          </table:table-cell>
          <table:table-cell office:value-type="float" office:value="41.2361" calcext:value-type="float">
            <text:p>41.2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8688" calcext:value-type="float">
            <text:p>46.8688</text:p>
          </table:table-cell>
          <table:table-cell office:value-type="float" office:value="3.30554" calcext:value-type="float">
            <text:p>3.305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721" calcext:value-type="float">
            <text:p>85.721</text:p>
          </table:table-cell>
          <table:table-cell office:value-type="float" office:value="51.4256" calcext:value-type="float">
            <text:p>51.42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2275" calcext:value-type="float">
            <text:p>73.2275</text:p>
          </table:table-cell>
          <table:table-cell office:value-type="float" office:value="67.6483" calcext:value-type="float">
            <text:p>67.64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0381" calcext:value-type="float">
            <text:p>4.00381</text:p>
          </table:table-cell>
          <table:table-cell office:value-type="float" office:value="41.4221" calcext:value-type="float">
            <text:p>41.42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.7167" calcext:value-type="float">
            <text:p>50.7167</text:p>
          </table:table-cell>
          <table:table-cell office:value-type="float" office:value="3.3011" calcext:value-type="float">
            <text:p>3.30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4631" calcext:value-type="float">
            <text:p>87.4631</text:p>
          </table:table-cell>
          <table:table-cell office:value-type="float" office:value="55.8705" calcext:value-type="float">
            <text:p>55.87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979" calcext:value-type="float">
            <text:p>73.6979</text:p>
          </table:table-cell>
          <table:table-cell office:value-type="float" office:value="70.7219" calcext:value-type="float">
            <text:p>70.7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4796" calcext:value-type="float">
            <text:p>1.44796</text:p>
          </table:table-cell>
          <table:table-cell office:value-type="float" office:value="41.0426" calcext:value-type="float">
            <text:p>41.04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3099" calcext:value-type="float">
            <text:p>43.3099</text:p>
          </table:table-cell>
          <table:table-cell office:value-type="float" office:value="3.13502" calcext:value-type="float">
            <text:p>3.135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9723" calcext:value-type="float">
            <text:p>89.9723</text:p>
          </table:table-cell>
          <table:table-cell office:value-type="float" office:value="50.5565" calcext:value-type="float">
            <text:p>50.55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1304" calcext:value-type="float">
            <text:p>74.1304</text:p>
          </table:table-cell>
          <table:table-cell office:value-type="float" office:value="65.1982" calcext:value-type="float">
            <text:p>65.1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1187" calcext:value-type="float">
            <text:p>0.201187</text:p>
          </table:table-cell>
          <table:table-cell office:value-type="float" office:value="41.4562" calcext:value-type="float">
            <text:p>41.45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0462" calcext:value-type="float">
            <text:p>49.0462</text:p>
          </table:table-cell>
          <table:table-cell office:value-type="float" office:value="3.30432" calcext:value-type="float">
            <text:p>3.304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514" calcext:value-type="float">
            <text:p>86.514</text:p>
          </table:table-cell>
          <table:table-cell office:value-type="float" office:value="43.5825" calcext:value-type="float">
            <text:p>43.58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7914" calcext:value-type="float">
            <text:p>72.7914</text:p>
          </table:table-cell>
          <table:table-cell office:value-type="float" office:value="72.6058" calcext:value-type="float">
            <text:p>72.60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719" calcext:value-type="float">
            <text:p>0.795719</text:p>
          </table:table-cell>
          <table:table-cell office:value-type="float" office:value="41.6564" calcext:value-type="float">
            <text:p>41.65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7978" calcext:value-type="float">
            <text:p>46.7978</text:p>
          </table:table-cell>
          <table:table-cell office:value-type="float" office:value="3.14741" calcext:value-type="float">
            <text:p>3.147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8972" calcext:value-type="float">
            <text:p>85.8972</text:p>
          </table:table-cell>
          <table:table-cell office:value-type="float" office:value="40.6694" calcext:value-type="float">
            <text:p>40.66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366" calcext:value-type="float">
            <text:p>73.7366</text:p>
          </table:table-cell>
          <table:table-cell office:value-type="float" office:value="69.6277" calcext:value-type="float">
            <text:p>69.6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2018" calcext:value-type="float">
            <text:p>0.502018</text:p>
          </table:table-cell>
          <table:table-cell office:value-type="float" office:value="41.5292" calcext:value-type="float">
            <text:p>41.52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.1666" calcext:value-type="float">
            <text:p>39.1666</text:p>
          </table:table-cell>
          <table:table-cell office:value-type="float" office:value="3.25898" calcext:value-type="float">
            <text:p>3.258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2403" calcext:value-type="float">
            <text:p>94.2403</text:p>
          </table:table-cell>
          <table:table-cell office:value-type="float" office:value="46.7061" calcext:value-type="float">
            <text:p>46.70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855" calcext:value-type="float">
            <text:p>73.7855</text:p>
          </table:table-cell>
          <table:table-cell office:value-type="float" office:value="70.3239" calcext:value-type="float">
            <text:p>70.3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0078" calcext:value-type="float">
            <text:p>0.290078</text:p>
          </table:table-cell>
          <table:table-cell office:value-type="float" office:value="41.6987" calcext:value-type="float">
            <text:p>41.69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8303" calcext:value-type="float">
            <text:p>52.8303</text:p>
          </table:table-cell>
          <table:table-cell office:value-type="float" office:value="3.2864" calcext:value-type="float">
            <text:p>3.28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243" calcext:value-type="float">
            <text:p>89.6243</text:p>
          </table:table-cell>
          <table:table-cell office:value-type="float" office:value="46.4683" calcext:value-type="float">
            <text:p>46.46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3501" calcext:value-type="float">
            <text:p>74.3501</text:p>
          </table:table-cell>
          <table:table-cell office:value-type="float" office:value="72.0416" calcext:value-type="float">
            <text:p>72.0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9913" calcext:value-type="float">
            <text:p>1.19913</text:p>
          </table:table-cell>
          <table:table-cell office:value-type="float" office:value="40.799" calcext:value-type="float">
            <text:p>40.7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5847" calcext:value-type="float">
            <text:p>43.5847</text:p>
          </table:table-cell>
          <table:table-cell office:value-type="float" office:value="3.09874" calcext:value-type="float">
            <text:p>3.098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556" calcext:value-type="float">
            <text:p>83.556</text:p>
          </table:table-cell>
          <table:table-cell office:value-type="float" office:value="39.6034" calcext:value-type="float">
            <text:p>39.60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619" calcext:value-type="float">
            <text:p>73.6619</text:p>
          </table:table-cell>
          <table:table-cell office:value-type="float" office:value="69.4683" calcext:value-type="float">
            <text:p>69.46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8096" calcext:value-type="float">
            <text:p>-1.28096</text:p>
          </table:table-cell>
          <table:table-cell office:value-type="float" office:value="41.1171" calcext:value-type="float">
            <text:p>41.11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8313" calcext:value-type="float">
            <text:p>43.8313</text:p>
          </table:table-cell>
          <table:table-cell office:value-type="float" office:value="3.26131" calcext:value-type="float">
            <text:p>3.261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591" calcext:value-type="float">
            <text:p>88.8591</text:p>
          </table:table-cell>
          <table:table-cell office:value-type="float" office:value="44.4038" calcext:value-type="float">
            <text:p>44.40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7375" calcext:value-type="float">
            <text:p>72.7375</text:p>
          </table:table-cell>
          <table:table-cell office:value-type="float" office:value="67.0718" calcext:value-type="float">
            <text:p>67.07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134" calcext:value-type="float">
            <text:p>0.030134</text:p>
          </table:table-cell>
          <table:table-cell office:value-type="float" office:value="41.4093" calcext:value-type="float">
            <text:p>41.40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0354" calcext:value-type="float">
            <text:p>47.0354</text:p>
          </table:table-cell>
          <table:table-cell office:value-type="float" office:value="3.37726" calcext:value-type="float">
            <text:p>3.377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9261" calcext:value-type="float">
            <text:p>86.9261</text:p>
          </table:table-cell>
          <table:table-cell office:value-type="float" office:value="45.0167" calcext:value-type="float">
            <text:p>45.01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6612" calcext:value-type="float">
            <text:p>72.6612</text:p>
          </table:table-cell>
          <table:table-cell office:value-type="float" office:value="68.8753" calcext:value-type="float">
            <text:p>68.87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9597" calcext:value-type="float">
            <text:p>1.99597</text:p>
          </table:table-cell>
          <table:table-cell office:value-type="float" office:value="41.7064" calcext:value-type="float">
            <text:p>41.70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8303" calcext:value-type="float">
            <text:p>43.8303</text:p>
          </table:table-cell>
          <table:table-cell office:value-type="float" office:value="3.00101" calcext:value-type="float">
            <text:p>3.001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4302" calcext:value-type="float">
            <text:p>88.4302</text:p>
          </table:table-cell>
          <table:table-cell office:value-type="float" office:value="48.1385" calcext:value-type="float">
            <text:p>48.13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744" calcext:value-type="float">
            <text:p>73.6744</text:p>
          </table:table-cell>
          <table:table-cell office:value-type="float" office:value="72.5614" calcext:value-type="float">
            <text:p>72.5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1367" calcext:value-type="float">
            <text:p>3.11367</text:p>
          </table:table-cell>
          <table:table-cell office:value-type="float" office:value="41.4872" calcext:value-type="float">
            <text:p>41.48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2136" calcext:value-type="float">
            <text:p>49.2136</text:p>
          </table:table-cell>
          <table:table-cell office:value-type="float" office:value="2.82901" calcext:value-type="float">
            <text:p>2.829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9127" calcext:value-type="float">
            <text:p>90.9127</text:p>
          </table:table-cell>
          <table:table-cell office:value-type="float" office:value="43.9326" calcext:value-type="float">
            <text:p>43.93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0665" calcext:value-type="float">
            <text:p>74.0665</text:p>
          </table:table-cell>
          <table:table-cell office:value-type="float" office:value="66.307" calcext:value-type="float">
            <text:p>66.3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6399" calcext:value-type="float">
            <text:p>0.546399</text:p>
          </table:table-cell>
          <table:table-cell office:value-type="float" office:value="41.5257" calcext:value-type="float">
            <text:p>41.52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.0703" calcext:value-type="float">
            <text:p>53.0703</text:p>
          </table:table-cell>
          <table:table-cell office:value-type="float" office:value="3.25768" calcext:value-type="float">
            <text:p>3.257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414" calcext:value-type="float">
            <text:p>87.414</text:p>
          </table:table-cell>
          <table:table-cell office:value-type="float" office:value="47.85" calcext:value-type="float">
            <text:p>47.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6205" calcext:value-type="float">
            <text:p>74.6205</text:p>
          </table:table-cell>
          <table:table-cell office:value-type="float" office:value="69.2277" calcext:value-type="float">
            <text:p>69.2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0433" calcext:value-type="float">
            <text:p>-1.00433</text:p>
          </table:table-cell>
          <table:table-cell office:value-type="float" office:value="41.3616" calcext:value-type="float">
            <text:p>41.36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5605" calcext:value-type="float">
            <text:p>51.5605</text:p>
          </table:table-cell>
          <table:table-cell office:value-type="float" office:value="3.13051" calcext:value-type="float">
            <text:p>3.130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1278" calcext:value-type="float">
            <text:p>94.1278</text:p>
          </table:table-cell>
          <table:table-cell office:value-type="float" office:value="49.1223" calcext:value-type="float">
            <text:p>49.12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707" calcext:value-type="float">
            <text:p>73.6707</text:p>
          </table:table-cell>
          <table:table-cell office:value-type="float" office:value="70.493" calcext:value-type="float">
            <text:p>70.4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2587" calcext:value-type="float">
            <text:p>1.22587</text:p>
          </table:table-cell>
          <table:table-cell office:value-type="float" office:value="42.0243" calcext:value-type="float">
            <text:p>42.02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6565" calcext:value-type="float">
            <text:p>51.6565</text:p>
          </table:table-cell>
          <table:table-cell office:value-type="float" office:value="3.03276" calcext:value-type="float">
            <text:p>3.032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3379" calcext:value-type="float">
            <text:p>85.3379</text:p>
          </table:table-cell>
          <table:table-cell office:value-type="float" office:value="50.7741" calcext:value-type="float">
            <text:p>50.77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159" calcext:value-type="float">
            <text:p>73.6159</text:p>
          </table:table-cell>
          <table:table-cell office:value-type="float" office:value="71.9067" calcext:value-type="float">
            <text:p>71.90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02468" calcext:value-type="float">
            <text:p>-0.202468</text:p>
          </table:table-cell>
          <table:table-cell office:value-type="float" office:value="41.863" calcext:value-type="float">
            <text:p>41.8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.6803" calcext:value-type="float">
            <text:p>54.6803</text:p>
          </table:table-cell>
          <table:table-cell office:value-type="float" office:value="3.21761" calcext:value-type="float">
            <text:p>3.217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671" calcext:value-type="float">
            <text:p>89.6671</text:p>
          </table:table-cell>
          <table:table-cell office:value-type="float" office:value="41.6763" calcext:value-type="float">
            <text:p>41.67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3796" calcext:value-type="float">
            <text:p>74.3796</text:p>
          </table:table-cell>
          <table:table-cell office:value-type="float" office:value="69.4959" calcext:value-type="float">
            <text:p>69.49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0362" calcext:value-type="float">
            <text:p>-1.40362</text:p>
          </table:table-cell>
          <table:table-cell office:value-type="float" office:value="40.9709" calcext:value-type="float">
            <text:p>40.97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8974" calcext:value-type="float">
            <text:p>52.8974</text:p>
          </table:table-cell>
          <table:table-cell office:value-type="float" office:value="3.11975" calcext:value-type="float">
            <text:p>3.119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7917" calcext:value-type="float">
            <text:p>88.7917</text:p>
          </table:table-cell>
          <table:table-cell office:value-type="float" office:value="46.7319" calcext:value-type="float">
            <text:p>46.73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4579" calcext:value-type="float">
            <text:p>73.4579</text:p>
          </table:table-cell>
          <table:table-cell office:value-type="float" office:value="65.8763" calcext:value-type="float">
            <text:p>65.87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77844" calcext:value-type="float">
            <text:p>0.977844</text:p>
          </table:table-cell>
          <table:table-cell office:value-type="float" office:value="40.6544" calcext:value-type="float">
            <text:p>40.6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8031" calcext:value-type="float">
            <text:p>49.8031</text:p>
          </table:table-cell>
          <table:table-cell office:value-type="float" office:value="3.24972" calcext:value-type="float">
            <text:p>3.249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7231" calcext:value-type="float">
            <text:p>85.7231</text:p>
          </table:table-cell>
          <table:table-cell office:value-type="float" office:value="46.2902" calcext:value-type="float">
            <text:p>46.29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6789" calcext:value-type="float">
            <text:p>74.6789</text:p>
          </table:table-cell>
          <table:table-cell office:value-type="float" office:value="67.6465" calcext:value-type="float">
            <text:p>67.64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6858" calcext:value-type="float">
            <text:p>2.66858</text:p>
          </table:table-cell>
          <table:table-cell office:value-type="float" office:value="41.613" calcext:value-type="float">
            <text:p>41.6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8679" calcext:value-type="float">
            <text:p>42.8679</text:p>
          </table:table-cell>
          <table:table-cell office:value-type="float" office:value="3.06868" calcext:value-type="float">
            <text:p>3.068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9244" calcext:value-type="float">
            <text:p>85.9244</text:p>
          </table:table-cell>
          <table:table-cell office:value-type="float" office:value="52.2396" calcext:value-type="float">
            <text:p>52.23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2255" calcext:value-type="float">
            <text:p>73.2255</text:p>
          </table:table-cell>
          <table:table-cell office:value-type="float" office:value="67.3565" calcext:value-type="float">
            <text:p>67.35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7692" calcext:value-type="float">
            <text:p>3.87692</text:p>
          </table:table-cell>
          <table:table-cell office:value-type="float" office:value="41.5591" calcext:value-type="float">
            <text:p>41.55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5025" calcext:value-type="float">
            <text:p>49.5025</text:p>
          </table:table-cell>
          <table:table-cell office:value-type="float" office:value="3.32133" calcext:value-type="float">
            <text:p>3.321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4591" calcext:value-type="float">
            <text:p>89.4591</text:p>
          </table:table-cell>
          <table:table-cell office:value-type="float" office:value="44.9787" calcext:value-type="float">
            <text:p>44.97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5276" calcext:value-type="float">
            <text:p>72.5276</text:p>
          </table:table-cell>
          <table:table-cell office:value-type="float" office:value="69.068" calcext:value-type="float">
            <text:p>69.0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2824" calcext:value-type="float">
            <text:p>2.62824</text:p>
          </table:table-cell>
          <table:table-cell office:value-type="float" office:value="41.4168" calcext:value-type="float">
            <text:p>41.41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1066" calcext:value-type="float">
            <text:p>48.1066</text:p>
          </table:table-cell>
          <table:table-cell office:value-type="float" office:value="3.25607" calcext:value-type="float">
            <text:p>3.256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64" calcext:value-type="float">
            <text:p>87.64</text:p>
          </table:table-cell>
          <table:table-cell office:value-type="float" office:value="44.2899" calcext:value-type="float">
            <text:p>44.28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076" calcext:value-type="float">
            <text:p>73.6076</text:p>
          </table:table-cell>
          <table:table-cell office:value-type="float" office:value="71.8806" calcext:value-type="float">
            <text:p>71.8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6543" calcext:value-type="float">
            <text:p>2.06543</text:p>
          </table:table-cell>
          <table:table-cell office:value-type="float" office:value="41.3289" calcext:value-type="float">
            <text:p>41.32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5742" calcext:value-type="float">
            <text:p>47.5742</text:p>
          </table:table-cell>
          <table:table-cell office:value-type="float" office:value="3.31038" calcext:value-type="float">
            <text:p>3.310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3194" calcext:value-type="float">
            <text:p>89.3194</text:p>
          </table:table-cell>
          <table:table-cell office:value-type="float" office:value="48.0031" calcext:value-type="float">
            <text:p>48.00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5133" calcext:value-type="float">
            <text:p>73.5133</text:p>
          </table:table-cell>
          <table:table-cell office:value-type="float" office:value="69.3907" calcext:value-type="float">
            <text:p>69.39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3482" calcext:value-type="float">
            <text:p>-1.63482</text:p>
          </table:table-cell>
          <table:table-cell office:value-type="float" office:value="41.3223" calcext:value-type="float">
            <text:p>41.32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9516" calcext:value-type="float">
            <text:p>47.9516</text:p>
          </table:table-cell>
          <table:table-cell office:value-type="float" office:value="3.0661" calcext:value-type="float">
            <text:p>3.06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5089" calcext:value-type="float">
            <text:p>84.5089</text:p>
          </table:table-cell>
          <table:table-cell office:value-type="float" office:value="41.3523" calcext:value-type="float">
            <text:p>41.35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6233" calcext:value-type="float">
            <text:p>74.6233</text:p>
          </table:table-cell>
          <table:table-cell office:value-type="float" office:value="67.1822" calcext:value-type="float">
            <text:p>67.18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0123" calcext:value-type="float">
            <text:p>2.00123</text:p>
          </table:table-cell>
          <table:table-cell office:value-type="float" office:value="41.8628" calcext:value-type="float">
            <text:p>41.86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6754" calcext:value-type="float">
            <text:p>45.6754</text:p>
          </table:table-cell>
          <table:table-cell office:value-type="float" office:value="3.06525" calcext:value-type="float">
            <text:p>3.065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674" calcext:value-type="float">
            <text:p>87.674</text:p>
          </table:table-cell>
          <table:table-cell office:value-type="float" office:value="48.3026" calcext:value-type="float">
            <text:p>48.30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0254" calcext:value-type="float">
            <text:p>73.0254</text:p>
          </table:table-cell>
          <table:table-cell office:value-type="float" office:value="68.7516" calcext:value-type="float">
            <text:p>68.7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4504" calcext:value-type="float">
            <text:p>3.64504</text:p>
          </table:table-cell>
          <table:table-cell office:value-type="float" office:value="42.0131" calcext:value-type="float">
            <text:p>42.01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.5019" calcext:value-type="float">
            <text:p>53.5019</text:p>
          </table:table-cell>
          <table:table-cell office:value-type="float" office:value="3.2174" calcext:value-type="float">
            <text:p>3.21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8302" calcext:value-type="float">
            <text:p>86.8302</text:p>
          </table:table-cell>
          <table:table-cell office:value-type="float" office:value="53.5616" calcext:value-type="float">
            <text:p>53.56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4376" calcext:value-type="float">
            <text:p>74.4376</text:p>
          </table:table-cell>
          <table:table-cell office:value-type="float" office:value="69.978" calcext:value-type="float">
            <text:p>69.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6311" calcext:value-type="float">
            <text:p>-2.36311</text:p>
          </table:table-cell>
          <table:table-cell office:value-type="float" office:value="41.4501" calcext:value-type="float">
            <text:p>41.45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.9209" calcext:value-type="float">
            <text:p>56.9209</text:p>
          </table:table-cell>
          <table:table-cell office:value-type="float" office:value="3.22393" calcext:value-type="float">
            <text:p>3.223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1842" calcext:value-type="float">
            <text:p>91.1842</text:p>
          </table:table-cell>
          <table:table-cell office:value-type="float" office:value="49.8113" calcext:value-type="float">
            <text:p>49.81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8367" calcext:value-type="float">
            <text:p>72.8367</text:p>
          </table:table-cell>
          <table:table-cell office:value-type="float" office:value="72.4539" calcext:value-type="float">
            <text:p>72.4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411" calcext:value-type="float">
            <text:p>2.6411</text:p>
          </table:table-cell>
          <table:table-cell office:value-type="float" office:value="41.6433" calcext:value-type="float">
            <text:p>41.64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6076" calcext:value-type="float">
            <text:p>46.6076</text:p>
          </table:table-cell>
          <table:table-cell office:value-type="float" office:value="3.35139" calcext:value-type="float">
            <text:p>3.351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9145" calcext:value-type="float">
            <text:p>89.9145</text:p>
          </table:table-cell>
          <table:table-cell office:value-type="float" office:value="55.4672" calcext:value-type="float">
            <text:p>55.46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9212" calcext:value-type="float">
            <text:p>72.9212</text:p>
          </table:table-cell>
          <table:table-cell office:value-type="float" office:value="69.7396" calcext:value-type="float">
            <text:p>69.73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92099" calcext:value-type="float">
            <text:p>-2.92099</text:p>
          </table:table-cell>
          <table:table-cell office:value-type="float" office:value="40.9228" calcext:value-type="float">
            <text:p>40.92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2508" calcext:value-type="float">
            <text:p>45.2508</text:p>
          </table:table-cell>
          <table:table-cell office:value-type="float" office:value="3.26453" calcext:value-type="float">
            <text:p>3.264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5937" calcext:value-type="float">
            <text:p>92.5937</text:p>
          </table:table-cell>
          <table:table-cell office:value-type="float" office:value="59.081" calcext:value-type="float">
            <text:p>59.0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8538" calcext:value-type="float">
            <text:p>73.8538</text:p>
          </table:table-cell>
          <table:table-cell office:value-type="float" office:value="70.7214" calcext:value-type="float">
            <text:p>70.72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6685" calcext:value-type="float">
            <text:p>1.66685</text:p>
          </table:table-cell>
          <table:table-cell office:value-type="float" office:value="41.3844" calcext:value-type="float">
            <text:p>41.38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0753" calcext:value-type="float">
            <text:p>46.0753</text:p>
          </table:table-cell>
          <table:table-cell office:value-type="float" office:value="3.31525" calcext:value-type="float">
            <text:p>3.315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9683" calcext:value-type="float">
            <text:p>85.9683</text:p>
          </table:table-cell>
          <table:table-cell office:value-type="float" office:value="52.5082" calcext:value-type="float">
            <text:p>52.50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4151" calcext:value-type="float">
            <text:p>73.4151</text:p>
          </table:table-cell>
          <table:table-cell office:value-type="float" office:value="68.8293" calcext:value-type="float">
            <text:p>68.8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5976" calcext:value-type="float">
            <text:p>1.35976</text:p>
          </table:table-cell>
          <table:table-cell office:value-type="float" office:value="41.4936" calcext:value-type="float">
            <text:p>41.49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2275" calcext:value-type="float">
            <text:p>49.2275</text:p>
          </table:table-cell>
          <table:table-cell office:value-type="float" office:value="2.83737" calcext:value-type="float">
            <text:p>2.837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4609" calcext:value-type="float">
            <text:p>86.4609</text:p>
          </table:table-cell>
          <table:table-cell office:value-type="float" office:value="53.6659" calcext:value-type="float">
            <text:p>53.66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9113" calcext:value-type="float">
            <text:p>73.9113</text:p>
          </table:table-cell>
          <table:table-cell office:value-type="float" office:value="70.8323" calcext:value-type="float">
            <text:p>70.8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0343" calcext:value-type="float">
            <text:p>2.40343</text:p>
          </table:table-cell>
          <table:table-cell office:value-type="float" office:value="42.0717" calcext:value-type="float">
            <text:p>42.07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5368" calcext:value-type="float">
            <text:p>48.5368</text:p>
          </table:table-cell>
          <table:table-cell office:value-type="float" office:value="3.22135" calcext:value-type="float">
            <text:p>3.221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0482" calcext:value-type="float">
            <text:p>87.0482</text:p>
          </table:table-cell>
          <table:table-cell office:value-type="float" office:value="48.1905" calcext:value-type="float">
            <text:p>48.19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8672" calcext:value-type="float">
            <text:p>73.8672</text:p>
          </table:table-cell>
          <table:table-cell office:value-type="float" office:value="70.8038" calcext:value-type="float">
            <text:p>70.80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56466" calcext:value-type="float">
            <text:p>-0.156466</text:p>
          </table:table-cell>
          <table:table-cell office:value-type="float" office:value="41.3901" calcext:value-type="float">
            <text:p>41.39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592" calcext:value-type="float">
            <text:p>51.592</text:p>
          </table:table-cell>
          <table:table-cell office:value-type="float" office:value="3.38263" calcext:value-type="float">
            <text:p>3.382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5.197" calcext:value-type="float">
            <text:p>95.197</text:p>
          </table:table-cell>
          <table:table-cell office:value-type="float" office:value="45.2427" calcext:value-type="float">
            <text:p>45.24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416" calcext:value-type="float">
            <text:p>73.416</text:p>
          </table:table-cell>
          <table:table-cell office:value-type="float" office:value="69.3949" calcext:value-type="float">
            <text:p>69.39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49501" calcext:value-type="float">
            <text:p>-0.149501</text:p>
          </table:table-cell>
          <table:table-cell office:value-type="float" office:value="41.3361" calcext:value-type="float">
            <text:p>41.3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079" calcext:value-type="float">
            <text:p>52.079</text:p>
          </table:table-cell>
          <table:table-cell office:value-type="float" office:value="3.253" calcext:value-type="float">
            <text:p>3.2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.4848" calcext:value-type="float">
            <text:p>93.4848</text:p>
          </table:table-cell>
          <table:table-cell office:value-type="float" office:value="43.8534" calcext:value-type="float">
            <text:p>43.85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3085" calcext:value-type="float">
            <text:p>74.3085</text:p>
          </table:table-cell>
          <table:table-cell office:value-type="float" office:value="70.829" calcext:value-type="float">
            <text:p>70.8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31285" calcext:value-type="float">
            <text:p>2.31285</text:p>
          </table:table-cell>
          <table:table-cell office:value-type="float" office:value="41.3771" calcext:value-type="float">
            <text:p>41.37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6605" calcext:value-type="float">
            <text:p>47.6605</text:p>
          </table:table-cell>
          <table:table-cell office:value-type="float" office:value="3.08802" calcext:value-type="float">
            <text:p>3.088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2.6953" calcext:value-type="float">
            <text:p>82.6953</text:p>
          </table:table-cell>
          <table:table-cell office:value-type="float" office:value="49.1193" calcext:value-type="float">
            <text:p>49.11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153" calcext:value-type="float">
            <text:p>73.7153</text:p>
          </table:table-cell>
          <table:table-cell office:value-type="float" office:value="67.5603" calcext:value-type="float">
            <text:p>67.56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3428" calcext:value-type="float">
            <text:p>2.73428</text:p>
          </table:table-cell>
          <table:table-cell office:value-type="float" office:value="41.6682" calcext:value-type="float">
            <text:p>41.66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4266" calcext:value-type="float">
            <text:p>52.4266</text:p>
          </table:table-cell>
          <table:table-cell office:value-type="float" office:value="3.27257" calcext:value-type="float">
            <text:p>3.272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5811" calcext:value-type="float">
            <text:p>86.5811</text:p>
          </table:table-cell>
          <table:table-cell office:value-type="float" office:value="53.1177" calcext:value-type="float">
            <text:p>53.11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2444" calcext:value-type="float">
            <text:p>74.2444</text:p>
          </table:table-cell>
          <table:table-cell office:value-type="float" office:value="67.9185" calcext:value-type="float">
            <text:p>67.9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3931" calcext:value-type="float">
            <text:p>0.703931</text:p>
          </table:table-cell>
          <table:table-cell office:value-type="float" office:value="40.8069" calcext:value-type="float">
            <text:p>40.80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2102" calcext:value-type="float">
            <text:p>47.2102</text:p>
          </table:table-cell>
          <table:table-cell office:value-type="float" office:value="3.07995" calcext:value-type="float">
            <text:p>3.079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0562" calcext:value-type="float">
            <text:p>84.0562</text:p>
          </table:table-cell>
          <table:table-cell office:value-type="float" office:value="47.3221" calcext:value-type="float">
            <text:p>47.32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5054" calcext:value-type="float">
            <text:p>73.5054</text:p>
          </table:table-cell>
          <table:table-cell office:value-type="float" office:value="73.9994" calcext:value-type="float">
            <text:p>73.99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5785" calcext:value-type="float">
            <text:p>2.65785</text:p>
          </table:table-cell>
          <table:table-cell office:value-type="float" office:value="41.2811" calcext:value-type="float">
            <text:p>41.28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7235" calcext:value-type="float">
            <text:p>51.7235</text:p>
          </table:table-cell>
          <table:table-cell office:value-type="float" office:value="3.18778" calcext:value-type="float">
            <text:p>3.187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4917" calcext:value-type="float">
            <text:p>92.4917</text:p>
          </table:table-cell>
          <table:table-cell office:value-type="float" office:value="49.4388" calcext:value-type="float">
            <text:p>49.43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5.2686" calcext:value-type="float">
            <text:p>75.2686</text:p>
          </table:table-cell>
          <table:table-cell office:value-type="float" office:value="71.5738" calcext:value-type="float">
            <text:p>71.57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8733" calcext:value-type="float">
            <text:p>4.18733</text:p>
          </table:table-cell>
          <table:table-cell office:value-type="float" office:value="41.6706" calcext:value-type="float">
            <text:p>41.67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3572" calcext:value-type="float">
            <text:p>48.3572</text:p>
          </table:table-cell>
          <table:table-cell office:value-type="float" office:value="3.40303" calcext:value-type="float">
            <text:p>3.403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1925" calcext:value-type="float">
            <text:p>84.1925</text:p>
          </table:table-cell>
          <table:table-cell office:value-type="float" office:value="49.5229" calcext:value-type="float">
            <text:p>49.52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5974" calcext:value-type="float">
            <text:p>74.5974</text:p>
          </table:table-cell>
          <table:table-cell office:value-type="float" office:value="72.6614" calcext:value-type="float">
            <text:p>72.6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038" calcext:value-type="float">
            <text:p>0.21038</text:p>
          </table:table-cell>
          <table:table-cell office:value-type="float" office:value="41.3822" calcext:value-type="float">
            <text:p>41.38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.4224" calcext:value-type="float">
            <text:p>50.4224</text:p>
          </table:table-cell>
          <table:table-cell office:value-type="float" office:value="3.43891" calcext:value-type="float">
            <text:p>3.438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2156" calcext:value-type="float">
            <text:p>91.2156</text:p>
          </table:table-cell>
          <table:table-cell office:value-type="float" office:value="42.083" calcext:value-type="float">
            <text:p>42.0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4964" calcext:value-type="float">
            <text:p>74.4964</text:p>
          </table:table-cell>
          <table:table-cell office:value-type="float" office:value="68.9337" calcext:value-type="float">
            <text:p>68.93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7222" calcext:value-type="float">
            <text:p>-2.37222</text:p>
          </table:table-cell>
          <table:table-cell office:value-type="float" office:value="41.5596" calcext:value-type="float">
            <text:p>41.55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8457" calcext:value-type="float">
            <text:p>48.8457</text:p>
          </table:table-cell>
          <table:table-cell office:value-type="float" office:value="3.17306" calcext:value-type="float">
            <text:p>3.173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1048" calcext:value-type="float">
            <text:p>87.1048</text:p>
          </table:table-cell>
          <table:table-cell office:value-type="float" office:value="43.0394" calcext:value-type="float">
            <text:p>43.03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1138" calcext:value-type="float">
            <text:p>74.1138</text:p>
          </table:table-cell>
          <table:table-cell office:value-type="float" office:value="70.4915" calcext:value-type="float">
            <text:p>70.49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14842" calcext:value-type="float">
            <text:p>2.14842</text:p>
          </table:table-cell>
          <table:table-cell office:value-type="float" office:value="42.1958" calcext:value-type="float">
            <text:p>42.19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3564" calcext:value-type="float">
            <text:p>52.3564</text:p>
          </table:table-cell>
          <table:table-cell office:value-type="float" office:value="3.11401" calcext:value-type="float">
            <text:p>3.114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3474" calcext:value-type="float">
            <text:p>94.3474</text:p>
          </table:table-cell>
          <table:table-cell office:value-type="float" office:value="43.4886" calcext:value-type="float">
            <text:p>43.48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1965" calcext:value-type="float">
            <text:p>73.1965</text:p>
          </table:table-cell>
          <table:table-cell office:value-type="float" office:value="70.2223" calcext:value-type="float">
            <text:p>70.2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0696" calcext:value-type="float">
            <text:p>3.90696</text:p>
          </table:table-cell>
          <table:table-cell office:value-type="float" office:value="41.487" calcext:value-type="float">
            <text:p>41.4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8073" calcext:value-type="float">
            <text:p>47.8073</text:p>
          </table:table-cell>
          <table:table-cell office:value-type="float" office:value="3.37175" calcext:value-type="float">
            <text:p>3.371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3667" calcext:value-type="float">
            <text:p>87.3667</text:p>
          </table:table-cell>
          <table:table-cell office:value-type="float" office:value="53.8325" calcext:value-type="float">
            <text:p>53.83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6996" calcext:value-type="float">
            <text:p>74.6996</text:p>
          </table:table-cell>
          <table:table-cell office:value-type="float" office:value="70.9788" calcext:value-type="float">
            <text:p>70.97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5582" calcext:value-type="float">
            <text:p>0.805582</text:p>
          </table:table-cell>
          <table:table-cell office:value-type="float" office:value="40.9885" calcext:value-type="float">
            <text:p>40.98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2018" calcext:value-type="float">
            <text:p>45.2018</text:p>
          </table:table-cell>
          <table:table-cell office:value-type="float" office:value="3.14158" calcext:value-type="float">
            <text:p>3.141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0275" calcext:value-type="float">
            <text:p>92.0275</text:p>
          </table:table-cell>
          <table:table-cell office:value-type="float" office:value="47.5645" calcext:value-type="float">
            <text:p>47.56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5289" calcext:value-type="float">
            <text:p>73.5289</text:p>
          </table:table-cell>
          <table:table-cell office:value-type="float" office:value="70.3221" calcext:value-type="float">
            <text:p>70.32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8554" calcext:value-type="float">
            <text:p>2.88554</text:p>
          </table:table-cell>
          <table:table-cell office:value-type="float" office:value="41.7446" calcext:value-type="float">
            <text:p>41.74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0126" calcext:value-type="float">
            <text:p>42.0126</text:p>
          </table:table-cell>
          <table:table-cell office:value-type="float" office:value="3.31301" calcext:value-type="float">
            <text:p>3.313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5159" calcext:value-type="float">
            <text:p>86.5159</text:p>
          </table:table-cell>
          <table:table-cell office:value-type="float" office:value="51.5866" calcext:value-type="float">
            <text:p>51.58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3757" calcext:value-type="float">
            <text:p>72.3757</text:p>
          </table:table-cell>
          <table:table-cell office:value-type="float" office:value="71.767" calcext:value-type="float">
            <text:p>71.7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224" calcext:value-type="float">
            <text:p>0.4224</text:p>
          </table:table-cell>
          <table:table-cell office:value-type="float" office:value="41.6881" calcext:value-type="float">
            <text:p>41.68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1974" calcext:value-type="float">
            <text:p>47.1974</text:p>
          </table:table-cell>
          <table:table-cell office:value-type="float" office:value="3.31478" calcext:value-type="float">
            <text:p>3.314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7532" calcext:value-type="float">
            <text:p>87.7532</text:p>
          </table:table-cell>
          <table:table-cell office:value-type="float" office:value="53.4529" calcext:value-type="float">
            <text:p>53.45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7007" calcext:value-type="float">
            <text:p>72.7007</text:p>
          </table:table-cell>
          <table:table-cell office:value-type="float" office:value="70.7112" calcext:value-type="float">
            <text:p>70.7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8893" calcext:value-type="float">
            <text:p>4.28893</text:p>
          </table:table-cell>
          <table:table-cell office:value-type="float" office:value="41.7292" calcext:value-type="float">
            <text:p>41.72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4.5805" calcext:value-type="float">
            <text:p>44.5805</text:p>
          </table:table-cell>
          <table:table-cell office:value-type="float" office:value="3.09813" calcext:value-type="float">
            <text:p>3.098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597" calcext:value-type="float">
            <text:p>89.597</text:p>
          </table:table-cell>
          <table:table-cell office:value-type="float" office:value="43.1592" calcext:value-type="float">
            <text:p>43.15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9772" calcext:value-type="float">
            <text:p>72.9772</text:p>
          </table:table-cell>
          <table:table-cell office:value-type="float" office:value="70.4844" calcext:value-type="float">
            <text:p>70.48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9065" calcext:value-type="float">
            <text:p>0.709065</text:p>
          </table:table-cell>
          <table:table-cell office:value-type="float" office:value="41.6168" calcext:value-type="float">
            <text:p>41.61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9305" calcext:value-type="float">
            <text:p>47.9305</text:p>
          </table:table-cell>
          <table:table-cell office:value-type="float" office:value="3.36138" calcext:value-type="float">
            <text:p>3.361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55" calcext:value-type="float">
            <text:p>89.655</text:p>
          </table:table-cell>
          <table:table-cell office:value-type="float" office:value="40.6216" calcext:value-type="float">
            <text:p>40.62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1244" calcext:value-type="float">
            <text:p>74.1244</text:p>
          </table:table-cell>
          <table:table-cell office:value-type="float" office:value="71.595" calcext:value-type="float">
            <text:p>71.5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14" calcext:value-type="float">
            <text:p>-1.114</text:p>
          </table:table-cell>
          <table:table-cell office:value-type="float" office:value="41.4017" calcext:value-type="float">
            <text:p>41.40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6296" calcext:value-type="float">
            <text:p>46.6296</text:p>
          </table:table-cell>
          <table:table-cell office:value-type="float" office:value="3.05323" calcext:value-type="float">
            <text:p>3.053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6928" calcext:value-type="float">
            <text:p>84.6928</text:p>
          </table:table-cell>
          <table:table-cell office:value-type="float" office:value="45.5548" calcext:value-type="float">
            <text:p>45.55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635" calcext:value-type="float">
            <text:p>72.635</text:p>
          </table:table-cell>
          <table:table-cell office:value-type="float" office:value="72.7985" calcext:value-type="float">
            <text:p>72.79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767159" calcext:value-type="float">
            <text:p>0.00767159</text:p>
          </table:table-cell>
          <table:table-cell office:value-type="float" office:value="41.3293" calcext:value-type="float">
            <text:p>41.32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7158" calcext:value-type="float">
            <text:p>51.7158</text:p>
          </table:table-cell>
          <table:table-cell office:value-type="float" office:value="3.24734" calcext:value-type="float">
            <text:p>3.247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7639" calcext:value-type="float">
            <text:p>91.7639</text:p>
          </table:table-cell>
          <table:table-cell office:value-type="float" office:value="48.3699" calcext:value-type="float">
            <text:p>48.36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1364" calcext:value-type="float">
            <text:p>73.1364</text:p>
          </table:table-cell>
          <table:table-cell office:value-type="float" office:value="74.9658" calcext:value-type="float">
            <text:p>74.9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8833" calcext:value-type="float">
            <text:p>2.98833</text:p>
          </table:table-cell>
          <table:table-cell office:value-type="float" office:value="41.0246" calcext:value-type="float">
            <text:p>41.02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241" calcext:value-type="float">
            <text:p>48.241</text:p>
          </table:table-cell>
          <table:table-cell office:value-type="float" office:value="3.1586" calcext:value-type="float">
            <text:p>3.15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6607" calcext:value-type="float">
            <text:p>92.6607</text:p>
          </table:table-cell>
          <table:table-cell office:value-type="float" office:value="49.8629" calcext:value-type="float">
            <text:p>49.86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3382" calcext:value-type="float">
            <text:p>73.3382</text:p>
          </table:table-cell>
          <table:table-cell office:value-type="float" office:value="66.7437" calcext:value-type="float">
            <text:p>66.74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95292" calcext:value-type="float">
            <text:p>-0.895292</text:p>
          </table:table-cell>
          <table:table-cell office:value-type="float" office:value="41.5051" calcext:value-type="float">
            <text:p>41.50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1457" calcext:value-type="float">
            <text:p>43.1457</text:p>
          </table:table-cell>
          <table:table-cell office:value-type="float" office:value="3.10903" calcext:value-type="float">
            <text:p>3.109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555" calcext:value-type="float">
            <text:p>86.555</text:p>
          </table:table-cell>
          <table:table-cell office:value-type="float" office:value="49.3919" calcext:value-type="float">
            <text:p>49.39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8381" calcext:value-type="float">
            <text:p>72.8381</text:p>
          </table:table-cell>
          <table:table-cell office:value-type="float" office:value="66.8321" calcext:value-type="float">
            <text:p>66.83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1451" calcext:value-type="float">
            <text:p>3.71451</text:p>
          </table:table-cell>
          <table:table-cell office:value-type="float" office:value="41.4277" calcext:value-type="float">
            <text:p>41.42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.5328" calcext:value-type="float">
            <text:p>53.5328</text:p>
          </table:table-cell>
          <table:table-cell office:value-type="float" office:value="3.23527" calcext:value-type="float">
            <text:p>3.235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8054" calcext:value-type="float">
            <text:p>90.8054</text:p>
          </table:table-cell>
          <table:table-cell office:value-type="float" office:value="47.5149" calcext:value-type="float">
            <text:p>47.51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8062" calcext:value-type="float">
            <text:p>73.8062</text:p>
          </table:table-cell>
          <table:table-cell office:value-type="float" office:value="68.983" calcext:value-type="float">
            <text:p>68.9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4788" calcext:value-type="float">
            <text:p>-0.34788</text:p>
          </table:table-cell>
          <table:table-cell office:value-type="float" office:value="40.9151" calcext:value-type="float">
            <text:p>40.91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2686" calcext:value-type="float">
            <text:p>51.2686</text:p>
          </table:table-cell>
          <table:table-cell office:value-type="float" office:value="3.05155" calcext:value-type="float">
            <text:p>3.051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1772" calcext:value-type="float">
            <text:p>86.1772</text:p>
          </table:table-cell>
          <table:table-cell office:value-type="float" office:value="50.0533" calcext:value-type="float">
            <text:p>50.05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0164" calcext:value-type="float">
            <text:p>74.0164</text:p>
          </table:table-cell>
          <table:table-cell office:value-type="float" office:value="67.9562" calcext:value-type="float">
            <text:p>67.95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333" calcext:value-type="float">
            <text:p>3.6333</text:p>
          </table:table-cell>
          <table:table-cell office:value-type="float" office:value="41.5624" calcext:value-type="float">
            <text:p>41.56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6787" calcext:value-type="float">
            <text:p>52.6787</text:p>
          </table:table-cell>
          <table:table-cell office:value-type="float" office:value="3.26477" calcext:value-type="float">
            <text:p>3.264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7656" calcext:value-type="float">
            <text:p>91.7656</text:p>
          </table:table-cell>
          <table:table-cell office:value-type="float" office:value="50.4225" calcext:value-type="float">
            <text:p>50.42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123" calcext:value-type="float">
            <text:p>73.123</text:p>
          </table:table-cell>
          <table:table-cell office:value-type="float" office:value="68.1732" calcext:value-type="float">
            <text:p>68.17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6924" calcext:value-type="float">
            <text:p>3.86924</text:p>
          </table:table-cell>
          <table:table-cell office:value-type="float" office:value="41.0564" calcext:value-type="float">
            <text:p>41.05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3229" calcext:value-type="float">
            <text:p>47.3229</text:p>
          </table:table-cell>
          <table:table-cell office:value-type="float" office:value="3.25546" calcext:value-type="float">
            <text:p>3.255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3769" calcext:value-type="float">
            <text:p>89.3769</text:p>
          </table:table-cell>
          <table:table-cell office:value-type="float" office:value="47.5726" calcext:value-type="float">
            <text:p>47.57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772" calcext:value-type="float">
            <text:p>73.7772</text:p>
          </table:table-cell>
          <table:table-cell office:value-type="float" office:value="69.7548" calcext:value-type="float">
            <text:p>69.75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28855" calcext:value-type="float">
            <text:p>-0.228855</text:p>
          </table:table-cell>
          <table:table-cell office:value-type="float" office:value="40.791" calcext:value-type="float">
            <text:p>40.7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.6885" calcext:value-type="float">
            <text:p>50.6885</text:p>
          </table:table-cell>
          <table:table-cell office:value-type="float" office:value="2.86228" calcext:value-type="float">
            <text:p>2.862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1607" calcext:value-type="float">
            <text:p>85.1607</text:p>
          </table:table-cell>
          <table:table-cell office:value-type="float" office:value="52.3038" calcext:value-type="float">
            <text:p>52.30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0034" calcext:value-type="float">
            <text:p>74.0034</text:p>
          </table:table-cell>
          <table:table-cell office:value-type="float" office:value="70.2333" calcext:value-type="float">
            <text:p>70.2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0995" calcext:value-type="float">
            <text:p>3.10995</text:p>
          </table:table-cell>
          <table:table-cell office:value-type="float" office:value="41.9408" calcext:value-type="float">
            <text:p>41.94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.2172" calcext:value-type="float">
            <text:p>56.2172</text:p>
          </table:table-cell>
          <table:table-cell office:value-type="float" office:value="3.26755" calcext:value-type="float">
            <text:p>3.267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704" calcext:value-type="float">
            <text:p>84.704</text:p>
          </table:table-cell>
          <table:table-cell office:value-type="float" office:value="40.4872" calcext:value-type="float">
            <text:p>40.48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9119" calcext:value-type="float">
            <text:p>73.9119</text:p>
          </table:table-cell>
          <table:table-cell office:value-type="float" office:value="69.4078" calcext:value-type="float">
            <text:p>69.40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1484" calcext:value-type="float">
            <text:p>2.41484</text:p>
          </table:table-cell>
          <table:table-cell office:value-type="float" office:value="41.1329" calcext:value-type="float">
            <text:p>41.13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5805" calcext:value-type="float">
            <text:p>52.5805</text:p>
          </table:table-cell>
          <table:table-cell office:value-type="float" office:value="3.00891" calcext:value-type="float">
            <text:p>3.008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8569" calcext:value-type="float">
            <text:p>94.8569</text:p>
          </table:table-cell>
          <table:table-cell office:value-type="float" office:value="48.781" calcext:value-type="float">
            <text:p>48.7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0703" calcext:value-type="float">
            <text:p>74.0703</text:p>
          </table:table-cell>
          <table:table-cell office:value-type="float" office:value="71.3454" calcext:value-type="float">
            <text:p>71.34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267" calcext:value-type="float">
            <text:p>3.09267</text:p>
          </table:table-cell>
          <table:table-cell office:value-type="float" office:value="41.8441" calcext:value-type="float">
            <text:p>41.84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.348" calcext:value-type="float">
            <text:p>41.348</text:p>
          </table:table-cell>
          <table:table-cell office:value-type="float" office:value="3.07628" calcext:value-type="float">
            <text:p>3.076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535" calcext:value-type="float">
            <text:p>90.535</text:p>
          </table:table-cell>
          <table:table-cell office:value-type="float" office:value="43.1931" calcext:value-type="float">
            <text:p>43.19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4394" calcext:value-type="float">
            <text:p>73.4394</text:p>
          </table:table-cell>
          <table:table-cell office:value-type="float" office:value="68.3741" calcext:value-type="float">
            <text:p>68.3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0569" calcext:value-type="float">
            <text:p>-1.40569</text:p>
          </table:table-cell>
          <table:table-cell office:value-type="float" office:value="40.9844" calcext:value-type="float">
            <text:p>40.98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4.471" calcext:value-type="float">
            <text:p>44.471</text:p>
          </table:table-cell>
          <table:table-cell office:value-type="float" office:value="3.22271" calcext:value-type="float">
            <text:p>3.222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5.8752" calcext:value-type="float">
            <text:p>95.8752</text:p>
          </table:table-cell>
          <table:table-cell office:value-type="float" office:value="43.3556" calcext:value-type="float">
            <text:p>43.35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96" calcext:value-type="float">
            <text:p>72.96</text:p>
          </table:table-cell>
          <table:table-cell office:value-type="float" office:value="71.1806" calcext:value-type="float">
            <text:p>71.1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3167" calcext:value-type="float">
            <text:p>2.83167</text:p>
          </table:table-cell>
          <table:table-cell office:value-type="float" office:value="41.5767" calcext:value-type="float">
            <text:p>41.57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5043" calcext:value-type="float">
            <text:p>45.5043</text:p>
          </table:table-cell>
          <table:table-cell office:value-type="float" office:value="3.17306" calcext:value-type="float">
            <text:p>3.173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6924" calcext:value-type="float">
            <text:p>83.6924</text:p>
          </table:table-cell>
          <table:table-cell office:value-type="float" office:value="43.3161" calcext:value-type="float">
            <text:p>43.31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0452" calcext:value-type="float">
            <text:p>73.0452</text:p>
          </table:table-cell>
          <table:table-cell office:value-type="float" office:value="67.9602" calcext:value-type="float">
            <text:p>67.96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8925" calcext:value-type="float">
            <text:p>-2.08925</text:p>
          </table:table-cell>
          <table:table-cell office:value-type="float" office:value="41.8549" calcext:value-type="float">
            <text:p>41.85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9761" calcext:value-type="float">
            <text:p>52.9761</text:p>
          </table:table-cell>
          <table:table-cell office:value-type="float" office:value="3.46274" calcext:value-type="float">
            <text:p>3.462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2377" calcext:value-type="float">
            <text:p>89.2377</text:p>
          </table:table-cell>
          <table:table-cell office:value-type="float" office:value="44.3606" calcext:value-type="float">
            <text:p>44.36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5992" calcext:value-type="float">
            <text:p>73.5992</text:p>
          </table:table-cell>
          <table:table-cell office:value-type="float" office:value="67.4286" calcext:value-type="float">
            <text:p>67.4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413047" calcext:value-type="float">
            <text:p>-0.0413047</text:p>
          </table:table-cell>
          <table:table-cell office:value-type="float" office:value="41.4111" calcext:value-type="float">
            <text:p>41.41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554" calcext:value-type="float">
            <text:p>48.554</text:p>
          </table:table-cell>
          <table:table-cell office:value-type="float" office:value="2.92317" calcext:value-type="float">
            <text:p>2.923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3062" calcext:value-type="float">
            <text:p>84.3062</text:p>
          </table:table-cell>
          <table:table-cell office:value-type="float" office:value="46.7992" calcext:value-type="float">
            <text:p>46.79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0655" calcext:value-type="float">
            <text:p>74.0655</text:p>
          </table:table-cell>
          <table:table-cell office:value-type="float" office:value="67.7051" calcext:value-type="float">
            <text:p>67.70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321" calcext:value-type="float">
            <text:p>0.99321</text:p>
          </table:table-cell>
          <table:table-cell office:value-type="float" office:value="41.2289" calcext:value-type="float">
            <text:p>41.22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0304" calcext:value-type="float">
            <text:p>51.0304</text:p>
          </table:table-cell>
          <table:table-cell office:value-type="float" office:value="3.05824" calcext:value-type="float">
            <text:p>3.058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5389" calcext:value-type="float">
            <text:p>83.5389</text:p>
          </table:table-cell>
          <table:table-cell office:value-type="float" office:value="53.7744" calcext:value-type="float">
            <text:p>53.77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9039" calcext:value-type="float">
            <text:p>72.9039</text:p>
          </table:table-cell>
          <table:table-cell office:value-type="float" office:value="73.1573" calcext:value-type="float">
            <text:p>73.15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9799" calcext:value-type="float">
            <text:p>5.49799</text:p>
          </table:table-cell>
          <table:table-cell office:value-type="float" office:value="42.229" calcext:value-type="float">
            <text:p>42.2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.3886" calcext:value-type="float">
            <text:p>55.3886</text:p>
          </table:table-cell>
          <table:table-cell office:value-type="float" office:value="3.30659" calcext:value-type="float">
            <text:p>3.306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2846" calcext:value-type="float">
            <text:p>89.2846</text:p>
          </table:table-cell>
          <table:table-cell office:value-type="float" office:value="44.9876" calcext:value-type="float">
            <text:p>44.98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22" calcext:value-type="float">
            <text:p>73.722</text:p>
          </table:table-cell>
          <table:table-cell office:value-type="float" office:value="71.3017" calcext:value-type="float">
            <text:p>71.30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6593" calcext:value-type="float">
            <text:p>4.56593</text:p>
          </table:table-cell>
          <table:table-cell office:value-type="float" office:value="41.3131" calcext:value-type="float">
            <text:p>41.31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4255" calcext:value-type="float">
            <text:p>43.4255</text:p>
          </table:table-cell>
          <table:table-cell office:value-type="float" office:value="3.25965" calcext:value-type="float">
            <text:p>3.259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7638" calcext:value-type="float">
            <text:p>86.7638</text:p>
          </table:table-cell>
          <table:table-cell office:value-type="float" office:value="52.1358" calcext:value-type="float">
            <text:p>52.13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299" calcext:value-type="float">
            <text:p>73.7299</text:p>
          </table:table-cell>
          <table:table-cell office:value-type="float" office:value="66.9321" calcext:value-type="float">
            <text:p>66.93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2767" calcext:value-type="float">
            <text:p>2.62767</text:p>
          </table:table-cell>
          <table:table-cell office:value-type="float" office:value="41.2001" calcext:value-type="float">
            <text:p>41.2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9739" calcext:value-type="float">
            <text:p>51.9739</text:p>
          </table:table-cell>
          <table:table-cell office:value-type="float" office:value="3.21241" calcext:value-type="float">
            <text:p>3.212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2236" calcext:value-type="float">
            <text:p>88.2236</text:p>
          </table:table-cell>
          <table:table-cell office:value-type="float" office:value="42.7809" calcext:value-type="float">
            <text:p>42.78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2967" calcext:value-type="float">
            <text:p>72.2967</text:p>
          </table:table-cell>
          <table:table-cell office:value-type="float" office:value="70.6181" calcext:value-type="float">
            <text:p>70.6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6702" calcext:value-type="float">
            <text:p>1.86702</text:p>
          </table:table-cell>
          <table:table-cell office:value-type="float" office:value="41.0572" calcext:value-type="float">
            <text:p>41.05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.4508" calcext:value-type="float">
            <text:p>55.4508</text:p>
          </table:table-cell>
          <table:table-cell office:value-type="float" office:value="3.21214" calcext:value-type="float">
            <text:p>3.212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3139" calcext:value-type="float">
            <text:p>86.3139</text:p>
          </table:table-cell>
          <table:table-cell office:value-type="float" office:value="41.4031" calcext:value-type="float">
            <text:p>41.40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4491" calcext:value-type="float">
            <text:p>73.4491</text:p>
          </table:table-cell>
          <table:table-cell office:value-type="float" office:value="70.1462" calcext:value-type="float">
            <text:p>70.14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447" calcext:value-type="float">
            <text:p>0.99447</text:p>
          </table:table-cell>
          <table:table-cell office:value-type="float" office:value="40.9706" calcext:value-type="float">
            <text:p>40.97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8366" calcext:value-type="float">
            <text:p>48.8366</text:p>
          </table:table-cell>
          <table:table-cell office:value-type="float" office:value="3.10592" calcext:value-type="float">
            <text:p>3.105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0585" calcext:value-type="float">
            <text:p>92.0585</text:p>
          </table:table-cell>
          <table:table-cell office:value-type="float" office:value="50.6343" calcext:value-type="float">
            <text:p>50.63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7991" calcext:value-type="float">
            <text:p>72.7991</text:p>
          </table:table-cell>
          <table:table-cell office:value-type="float" office:value="68.6031" calcext:value-type="float">
            <text:p>68.6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5799" calcext:value-type="float">
            <text:p>1.35799</text:p>
          </table:table-cell>
          <table:table-cell office:value-type="float" office:value="41.9985" calcext:value-type="float">
            <text:p>41.99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6574" calcext:value-type="float">
            <text:p>49.6574</text:p>
          </table:table-cell>
          <table:table-cell office:value-type="float" office:value="3.43084" calcext:value-type="float">
            <text:p>3.430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1" calcext:value-type="float">
            <text:p>88.81</text:p>
          </table:table-cell>
          <table:table-cell office:value-type="float" office:value="62.4678" calcext:value-type="float">
            <text:p>62.46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3971" calcext:value-type="float">
            <text:p>73.3971</text:p>
          </table:table-cell>
          <table:table-cell office:value-type="float" office:value="68.7175" calcext:value-type="float">
            <text:p>68.71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5753" calcext:value-type="float">
            <text:p>0.965753</text:p>
          </table:table-cell>
          <table:table-cell office:value-type="float" office:value="41.2944" calcext:value-type="float">
            <text:p>41.29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2048" calcext:value-type="float">
            <text:p>48.2048</text:p>
          </table:table-cell>
          <table:table-cell office:value-type="float" office:value="3.10344" calcext:value-type="float">
            <text:p>3.103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1412" calcext:value-type="float">
            <text:p>86.1412</text:p>
          </table:table-cell>
          <table:table-cell office:value-type="float" office:value="46.1583" calcext:value-type="float">
            <text:p>46.15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3778" calcext:value-type="float">
            <text:p>73.3778</text:p>
          </table:table-cell>
          <table:table-cell office:value-type="float" office:value="68.9861" calcext:value-type="float">
            <text:p>68.9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9559" calcext:value-type="float">
            <text:p>5.09559</text:p>
          </table:table-cell>
          <table:table-cell office:value-type="float" office:value="41.0741" calcext:value-type="float">
            <text:p>41.07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3355" calcext:value-type="float">
            <text:p>48.3355</text:p>
          </table:table-cell>
          <table:table-cell office:value-type="float" office:value="3.2727" calcext:value-type="float">
            <text:p>3.27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2111" calcext:value-type="float">
            <text:p>91.2111</text:p>
          </table:table-cell>
          <table:table-cell office:value-type="float" office:value="51.015" calcext:value-type="float">
            <text:p>51.0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2252" calcext:value-type="float">
            <text:p>74.2252</text:p>
          </table:table-cell>
          <table:table-cell office:value-type="float" office:value="68.2841" calcext:value-type="float">
            <text:p>68.28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6247" calcext:value-type="float">
            <text:p>1.36247</text:p>
          </table:table-cell>
          <table:table-cell office:value-type="float" office:value="41.1762" calcext:value-type="float">
            <text:p>41.17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1717" calcext:value-type="float">
            <text:p>51.1717</text:p>
          </table:table-cell>
          <table:table-cell office:value-type="float" office:value="2.86299" calcext:value-type="float">
            <text:p>2.862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1774" calcext:value-type="float">
            <text:p>90.1774</text:p>
          </table:table-cell>
          <table:table-cell office:value-type="float" office:value="44.4296" calcext:value-type="float">
            <text:p>44.42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6546" calcext:value-type="float">
            <text:p>72.6546</text:p>
          </table:table-cell>
          <table:table-cell office:value-type="float" office:value="71.0669" calcext:value-type="float">
            <text:p>71.06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9922" calcext:value-type="float">
            <text:p>1.69922</text:p>
          </table:table-cell>
          <table:table-cell office:value-type="float" office:value="41.2959" calcext:value-type="float">
            <text:p>41.29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2203" calcext:value-type="float">
            <text:p>48.2203</text:p>
          </table:table-cell>
          <table:table-cell office:value-type="float" office:value="3.30793" calcext:value-type="float">
            <text:p>3.307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652" calcext:value-type="float">
            <text:p>88.652</text:p>
          </table:table-cell>
          <table:table-cell office:value-type="float" office:value="39.9193" calcext:value-type="float">
            <text:p>39.91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999" calcext:value-type="float">
            <text:p>73.7999</text:p>
          </table:table-cell>
          <table:table-cell office:value-type="float" office:value="73.2534" calcext:value-type="float">
            <text:p>73.25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6355" calcext:value-type="float">
            <text:p>3.16355</text:p>
          </table:table-cell>
          <table:table-cell office:value-type="float" office:value="41.7048" calcext:value-type="float">
            <text:p>41.70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1759" calcext:value-type="float">
            <text:p>45.1759</text:p>
          </table:table-cell>
          <table:table-cell office:value-type="float" office:value="3.38008" calcext:value-type="float">
            <text:p>3.380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3123" calcext:value-type="float">
            <text:p>91.3123</text:p>
          </table:table-cell>
          <table:table-cell office:value-type="float" office:value="45.6877" calcext:value-type="float">
            <text:p>45.68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5922" calcext:value-type="float">
            <text:p>74.5922</text:p>
          </table:table-cell>
          <table:table-cell office:value-type="float" office:value="68.8572" calcext:value-type="float">
            <text:p>68.8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5389" calcext:value-type="float">
            <text:p>5.25389</text:p>
          </table:table-cell>
          <table:table-cell office:value-type="float" office:value="41.8303" calcext:value-type="float">
            <text:p>41.83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557" calcext:value-type="float">
            <text:p>52.557</text:p>
          </table:table-cell>
          <table:table-cell office:value-type="float" office:value="3.41086" calcext:value-type="float">
            <text:p>3.410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9216" calcext:value-type="float">
            <text:p>85.9216</text:p>
          </table:table-cell>
          <table:table-cell office:value-type="float" office:value="46.2768" calcext:value-type="float">
            <text:p>46.276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4812" calcext:value-type="float">
            <text:p>73.4812</text:p>
          </table:table-cell>
          <table:table-cell office:value-type="float" office:value="69.5408" calcext:value-type="float">
            <text:p>69.54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1934" calcext:value-type="float">
            <text:p>0.531934</text:p>
          </table:table-cell>
          <table:table-cell office:value-type="float" office:value="41.5568" calcext:value-type="float">
            <text:p>41.55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.9924" calcext:value-type="float">
            <text:p>50.9924</text:p>
          </table:table-cell>
          <table:table-cell office:value-type="float" office:value="2.98479" calcext:value-type="float">
            <text:p>2.984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6827" calcext:value-type="float">
            <text:p>90.6827</text:p>
          </table:table-cell>
          <table:table-cell office:value-type="float" office:value="42.4833" calcext:value-type="float">
            <text:p>42.48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3824" calcext:value-type="float">
            <text:p>74.3824</text:p>
          </table:table-cell>
          <table:table-cell office:value-type="float" office:value="69.1418" calcext:value-type="float">
            <text:p>69.14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8948" calcext:value-type="float">
            <text:p>3.28948</text:p>
          </table:table-cell>
          <table:table-cell office:value-type="float" office:value="41.5843" calcext:value-type="float">
            <text:p>41.58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8621" calcext:value-type="float">
            <text:p>49.8621</text:p>
          </table:table-cell>
          <table:table-cell office:value-type="float" office:value="3.36127" calcext:value-type="float">
            <text:p>3.36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5398" calcext:value-type="float">
            <text:p>88.5398</text:p>
          </table:table-cell>
          <table:table-cell office:value-type="float" office:value="44.8324" calcext:value-type="float">
            <text:p>44.83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835" calcext:value-type="float">
            <text:p>73.7835</text:p>
          </table:table-cell>
          <table:table-cell office:value-type="float" office:value="66.108" calcext:value-type="float">
            <text:p>66.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212" calcext:value-type="float">
            <text:p>0.10212</text:p>
          </table:table-cell>
          <table:table-cell office:value-type="float" office:value="41.6421" calcext:value-type="float">
            <text:p>41.64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4336" calcext:value-type="float">
            <text:p>49.4336</text:p>
          </table:table-cell>
          <table:table-cell office:value-type="float" office:value="3.19372" calcext:value-type="float">
            <text:p>3.193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8672" calcext:value-type="float">
            <text:p>89.8672</text:p>
          </table:table-cell>
          <table:table-cell office:value-type="float" office:value="45.4424" calcext:value-type="float">
            <text:p>45.44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0171" calcext:value-type="float">
            <text:p>73.0171</text:p>
          </table:table-cell>
          <table:table-cell office:value-type="float" office:value="69.0298" calcext:value-type="float">
            <text:p>69.02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9836" calcext:value-type="float">
            <text:p>-2.09836</text:p>
          </table:table-cell>
          <table:table-cell office:value-type="float" office:value="41.0296" calcext:value-type="float">
            <text:p>41.02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7223" calcext:value-type="float">
            <text:p>48.7223</text:p>
          </table:table-cell>
          <table:table-cell office:value-type="float" office:value="3.22935" calcext:value-type="float">
            <text:p>3.229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9917" calcext:value-type="float">
            <text:p>90.9917</text:p>
          </table:table-cell>
          <table:table-cell office:value-type="float" office:value="48.2749" calcext:value-type="float">
            <text:p>48.27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5381" calcext:value-type="float">
            <text:p>73.5381</text:p>
          </table:table-cell>
          <table:table-cell office:value-type="float" office:value="72.7584" calcext:value-type="float">
            <text:p>72.75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946" calcext:value-type="float">
            <text:p>1.1946</text:p>
          </table:table-cell>
          <table:table-cell office:value-type="float" office:value="41.225" calcext:value-type="float">
            <text:p>41.2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0376" calcext:value-type="float">
            <text:p>46.0376</text:p>
          </table:table-cell>
          <table:table-cell office:value-type="float" office:value="3.53939" calcext:value-type="float">
            <text:p>3.539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2335" calcext:value-type="float">
            <text:p>88.2335</text:p>
          </table:table-cell>
          <table:table-cell office:value-type="float" office:value="48.5318" calcext:value-type="float">
            <text:p>48.53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3591" calcext:value-type="float">
            <text:p>73.3591</text:p>
          </table:table-cell>
          <table:table-cell office:value-type="float" office:value="69.9393" calcext:value-type="float">
            <text:p>69.93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79961" calcext:value-type="float">
            <text:p>0.0879961</text:p>
          </table:table-cell>
          <table:table-cell office:value-type="float" office:value="41.7027" calcext:value-type="float">
            <text:p>41.70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1494" calcext:value-type="float">
            <text:p>51.1494</text:p>
          </table:table-cell>
          <table:table-cell office:value-type="float" office:value="3.09522" calcext:value-type="float">
            <text:p>3.095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2344" calcext:value-type="float">
            <text:p>89.2344</text:p>
          </table:table-cell>
          <table:table-cell office:value-type="float" office:value="50.5561" calcext:value-type="float">
            <text:p>50.55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7752" calcext:value-type="float">
            <text:p>72.7752</text:p>
          </table:table-cell>
          <table:table-cell office:value-type="float" office:value="71.4214" calcext:value-type="float">
            <text:p>71.42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44577" calcext:value-type="float">
            <text:p>-0.344577</text:p>
          </table:table-cell>
          <table:table-cell office:value-type="float" office:value="41.9871" calcext:value-type="float">
            <text:p>41.98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5877" calcext:value-type="float">
            <text:p>51.5877</text:p>
          </table:table-cell>
          <table:table-cell office:value-type="float" office:value="3.53584" calcext:value-type="float">
            <text:p>3.535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7892" calcext:value-type="float">
            <text:p>88.7892</text:p>
          </table:table-cell>
          <table:table-cell office:value-type="float" office:value="52.6681" calcext:value-type="float">
            <text:p>52.66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243" calcext:value-type="float">
            <text:p>73.7243</text:p>
          </table:table-cell>
          <table:table-cell office:value-type="float" office:value="70.2679" calcext:value-type="float">
            <text:p>70.26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95498" calcext:value-type="float">
            <text:p>-0.195498</text:p>
          </table:table-cell>
          <table:table-cell office:value-type="float" office:value="41.2088" calcext:value-type="float">
            <text:p>41.20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.3164" calcext:value-type="float">
            <text:p>54.3164</text:p>
          </table:table-cell>
          <table:table-cell office:value-type="float" office:value="3.11213" calcext:value-type="float">
            <text:p>3.112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1552" calcext:value-type="float">
            <text:p>85.1552</text:p>
          </table:table-cell>
          <table:table-cell office:value-type="float" office:value="52.6832" calcext:value-type="float">
            <text:p>52.68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415" calcext:value-type="float">
            <text:p>73.6415</text:p>
          </table:table-cell>
          <table:table-cell office:value-type="float" office:value="69.6417" calcext:value-type="float">
            <text:p>69.6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287" calcext:value-type="float">
            <text:p>2.2287</text:p>
          </table:table-cell>
          <table:table-cell office:value-type="float" office:value="41.8828" calcext:value-type="float">
            <text:p>41.88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.9106" calcext:value-type="float">
            <text:p>55.9106</text:p>
          </table:table-cell>
          <table:table-cell office:value-type="float" office:value="3.02007" calcext:value-type="float">
            <text:p>3.020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7378" calcext:value-type="float">
            <text:p>88.7378</text:p>
          </table:table-cell>
          <table:table-cell office:value-type="float" office:value="53.8588" calcext:value-type="float">
            <text:p>53.85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8954" calcext:value-type="float">
            <text:p>73.8954</text:p>
          </table:table-cell>
          <table:table-cell office:value-type="float" office:value="69.8098" calcext:value-type="float">
            <text:p>69.80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8595" calcext:value-type="float">
            <text:p>3.68595</text:p>
          </table:table-cell>
          <table:table-cell office:value-type="float" office:value="41.7489" calcext:value-type="float">
            <text:p>41.74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3509" calcext:value-type="float">
            <text:p>51.3509</text:p>
          </table:table-cell>
          <table:table-cell office:value-type="float" office:value="3.13694" calcext:value-type="float">
            <text:p>3.136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7561" calcext:value-type="float">
            <text:p>87.7561</text:p>
          </table:table-cell>
          <table:table-cell office:value-type="float" office:value="41.5831" calcext:value-type="float">
            <text:p>41.58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2771" calcext:value-type="float">
            <text:p>73.2771</text:p>
          </table:table-cell>
          <table:table-cell office:value-type="float" office:value="70.8836" calcext:value-type="float">
            <text:p>70.88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8496" calcext:value-type="float">
            <text:p>2.78496</text:p>
          </table:table-cell>
          <table:table-cell office:value-type="float" office:value="41.4375" calcext:value-type="float">
            <text:p>41.43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6607" calcext:value-type="float">
            <text:p>43.6607</text:p>
          </table:table-cell>
          <table:table-cell office:value-type="float" office:value="3.15844" calcext:value-type="float">
            <text:p>3.158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.7412" calcext:value-type="float">
            <text:p>93.7412</text:p>
          </table:table-cell>
          <table:table-cell office:value-type="float" office:value="46.4636" calcext:value-type="float">
            <text:p>46.46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346" calcext:value-type="float">
            <text:p>73.7346</text:p>
          </table:table-cell>
          <table:table-cell office:value-type="float" office:value="68.7563" calcext:value-type="float">
            <text:p>68.75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3866" calcext:value-type="float">
            <text:p>-1.03866</text:p>
          </table:table-cell>
          <table:table-cell office:value-type="float" office:value="41.3832" calcext:value-type="float">
            <text:p>41.38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.3681" calcext:value-type="float">
            <text:p>50.3681</text:p>
          </table:table-cell>
          <table:table-cell office:value-type="float" office:value="3.26108" calcext:value-type="float">
            <text:p>3.261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2986" calcext:value-type="float">
            <text:p>86.2986</text:p>
          </table:table-cell>
          <table:table-cell office:value-type="float" office:value="51.1928" calcext:value-type="float">
            <text:p>51.19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9913" calcext:value-type="float">
            <text:p>72.9913</text:p>
          </table:table-cell>
          <table:table-cell office:value-type="float" office:value="68.5504" calcext:value-type="float">
            <text:p>68.5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488" calcext:value-type="float">
            <text:p>0.83488</text:p>
          </table:table-cell>
          <table:table-cell office:value-type="float" office:value="40.8743" calcext:value-type="float">
            <text:p>40.87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1362" calcext:value-type="float">
            <text:p>52.1362</text:p>
          </table:table-cell>
          <table:table-cell office:value-type="float" office:value="3.10912" calcext:value-type="float">
            <text:p>3.109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9153" calcext:value-type="float">
            <text:p>86.9153</text:p>
          </table:table-cell>
          <table:table-cell office:value-type="float" office:value="44.3384" calcext:value-type="float">
            <text:p>44.33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5512" calcext:value-type="float">
            <text:p>72.5512</text:p>
          </table:table-cell>
          <table:table-cell office:value-type="float" office:value="72.608" calcext:value-type="float">
            <text:p>72.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0206" calcext:value-type="float">
            <text:p>1.10206</text:p>
          </table:table-cell>
          <table:table-cell office:value-type="float" office:value="41.6165" calcext:value-type="float">
            <text:p>41.61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1316" calcext:value-type="float">
            <text:p>45.1316</text:p>
          </table:table-cell>
          <table:table-cell office:value-type="float" office:value="3.19939" calcext:value-type="float">
            <text:p>3.199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9154" calcext:value-type="float">
            <text:p>86.9154</text:p>
          </table:table-cell>
          <table:table-cell office:value-type="float" office:value="49.1602" calcext:value-type="float">
            <text:p>49.16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8834" calcext:value-type="float">
            <text:p>73.8834</text:p>
          </table:table-cell>
          <table:table-cell office:value-type="float" office:value="71.0078" calcext:value-type="float">
            <text:p>71.00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3045" calcext:value-type="float">
            <text:p>2.73045</text:p>
          </table:table-cell>
          <table:table-cell office:value-type="float" office:value="42.2562" calcext:value-type="float">
            <text:p>42.25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7714" calcext:value-type="float">
            <text:p>49.7714</text:p>
          </table:table-cell>
          <table:table-cell office:value-type="float" office:value="2.84767" calcext:value-type="float">
            <text:p>2.847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8443" calcext:value-type="float">
            <text:p>90.8443</text:p>
          </table:table-cell>
          <table:table-cell office:value-type="float" office:value="45.4698" calcext:value-type="float">
            <text:p>45.46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4116" calcext:value-type="float">
            <text:p>72.4116</text:p>
          </table:table-cell>
          <table:table-cell office:value-type="float" office:value="68.3206" calcext:value-type="float">
            <text:p>68.32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5942" calcext:value-type="float">
            <text:p>1.85942</text:p>
          </table:table-cell>
          <table:table-cell office:value-type="float" office:value="42.4662" calcext:value-type="float">
            <text:p>42.46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1409" calcext:value-type="float">
            <text:p>45.1409</text:p>
          </table:table-cell>
          <table:table-cell office:value-type="float" office:value="3.17001" calcext:value-type="float">
            <text:p>3.170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992" calcext:value-type="float">
            <text:p>87.992</text:p>
          </table:table-cell>
          <table:table-cell office:value-type="float" office:value="49.4111" calcext:value-type="float">
            <text:p>49.41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0903" calcext:value-type="float">
            <text:p>74.0903</text:p>
          </table:table-cell>
          <table:table-cell office:value-type="float" office:value="69.715" calcext:value-type="float">
            <text:p>69.7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90953" calcext:value-type="float">
            <text:p>-2.90953</text:p>
          </table:table-cell>
          <table:table-cell office:value-type="float" office:value="41.7232" calcext:value-type="float">
            <text:p>41.72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7293" calcext:value-type="float">
            <text:p>48.7293</text:p>
          </table:table-cell>
          <table:table-cell office:value-type="float" office:value="3.39143" calcext:value-type="float">
            <text:p>3.391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8717" calcext:value-type="float">
            <text:p>89.8717</text:p>
          </table:table-cell>
          <table:table-cell office:value-type="float" office:value="51.5685" calcext:value-type="float">
            <text:p>51.56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169" calcext:value-type="float">
            <text:p>73.6169</text:p>
          </table:table-cell>
          <table:table-cell office:value-type="float" office:value="71.9917" calcext:value-type="float">
            <text:p>71.99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7061" calcext:value-type="float">
            <text:p>3.17061</text:p>
          </table:table-cell>
          <table:table-cell office:value-type="float" office:value="41.78" calcext:value-type="float">
            <text:p>41.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.6218" calcext:value-type="float">
            <text:p>55.6218</text:p>
          </table:table-cell>
          <table:table-cell office:value-type="float" office:value="3.21222" calcext:value-type="float">
            <text:p>3.212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6999" calcext:value-type="float">
            <text:p>88.6999</text:p>
          </table:table-cell>
          <table:table-cell office:value-type="float" office:value="39.1328" calcext:value-type="float">
            <text:p>39.132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8675" calcext:value-type="float">
            <text:p>-1.28675</text:p>
          </table:table-cell>
          <table:table-cell office:value-type="float" office:value="41.7713" calcext:value-type="float">
            <text:p>41.77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5667" calcext:value-type="float">
            <text:p>45.5667</text:p>
          </table:table-cell>
          <table:table-cell office:value-type="float" office:value="3.1683" calcext:value-type="float">
            <text:p>3.16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743" calcext:value-type="float">
            <text:p>89.6743</text:p>
          </table:table-cell>
          <table:table-cell office:value-type="float" office:value="49.6021" calcext:value-type="float">
            <text:p>49.602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9275" calcext:value-type="float">
            <text:p>3.19275</text:p>
          </table:table-cell>
          <table:table-cell office:value-type="float" office:value="41.3024" calcext:value-type="float">
            <text:p>41.30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.5703" calcext:value-type="float">
            <text:p>50.5703</text:p>
          </table:table-cell>
          <table:table-cell office:value-type="float" office:value="3.15988" calcext:value-type="float">
            <text:p>3.159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3297" calcext:value-type="float">
            <text:p>87.3297</text:p>
          </table:table-cell>
          <table:table-cell office:value-type="float" office:value="44.6507" calcext:value-type="float">
            <text:p>44.650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4799" calcext:value-type="float">
            <text:p>2.44799</text:p>
          </table:table-cell>
          <table:table-cell office:value-type="float" office:value="41.3377" calcext:value-type="float">
            <text:p>41.33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.4224" calcext:value-type="float">
            <text:p>40.4224</text:p>
          </table:table-cell>
          <table:table-cell office:value-type="float" office:value="3.12012" calcext:value-type="float">
            <text:p>3.120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577" calcext:value-type="float">
            <text:p>89.577</text:p>
          </table:table-cell>
          <table:table-cell office:value-type="float" office:value="47.7356" calcext:value-type="float">
            <text:p>47.73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1221" calcext:value-type="float">
            <text:p>1.01221</text:p>
          </table:table-cell>
          <table:table-cell office:value-type="float" office:value="41.3916" calcext:value-type="float">
            <text:p>41.39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9099" calcext:value-type="float">
            <text:p>46.9099</text:p>
          </table:table-cell>
          <table:table-cell office:value-type="float" office:value="2.99161" calcext:value-type="float">
            <text:p>2.991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0662" calcext:value-type="float">
            <text:p>92.0662</text:p>
          </table:table-cell>
          <table:table-cell office:value-type="float" office:value="48.3302" calcext:value-type="float">
            <text:p>48.330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6381" calcext:value-type="float">
            <text:p>2.86381</text:p>
          </table:table-cell>
          <table:table-cell office:value-type="float" office:value="41.3201" calcext:value-type="float">
            <text:p>41.32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3726" calcext:value-type="float">
            <text:p>48.3726</text:p>
          </table:table-cell>
          <table:table-cell office:value-type="float" office:value="2.85729" calcext:value-type="float">
            <text:p>2.857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0368" calcext:value-type="float">
            <text:p>89.0368</text:p>
          </table:table-cell>
          <table:table-cell office:value-type="float" office:value="50.1882" calcext:value-type="float">
            <text:p>50.188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3895" calcext:value-type="float">
            <text:p>2.53895</text:p>
          </table:table-cell>
          <table:table-cell office:value-type="float" office:value="41.8226" calcext:value-type="float">
            <text:p>41.82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6999" calcext:value-type="float">
            <text:p>46.6999</text:p>
          </table:table-cell>
          <table:table-cell office:value-type="float" office:value="3.18883" calcext:value-type="float">
            <text:p>3.188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7379" calcext:value-type="float">
            <text:p>86.7379</text:p>
          </table:table-cell>
          <table:table-cell office:value-type="float" office:value="45.9187" calcext:value-type="float">
            <text:p>45.918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2358" calcext:value-type="float">
            <text:p>0.652358</text:p>
          </table:table-cell>
          <table:table-cell office:value-type="float" office:value="41.6833" calcext:value-type="float">
            <text:p>41.68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.7413" calcext:value-type="float">
            <text:p>54.7413</text:p>
          </table:table-cell>
          <table:table-cell office:value-type="float" office:value="3.47117" calcext:value-type="float">
            <text:p>3.471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3596" calcext:value-type="float">
            <text:p>86.3596</text:p>
          </table:table-cell>
          <table:table-cell office:value-type="float" office:value="48.6252" calcext:value-type="float">
            <text:p>48.625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5625" calcext:value-type="float">
            <text:p>2.95625</text:p>
          </table:table-cell>
          <table:table-cell office:value-type="float" office:value="41.2105" calcext:value-type="float">
            <text:p>41.2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3751" calcext:value-type="float">
            <text:p>47.3751</text:p>
          </table:table-cell>
          <table:table-cell office:value-type="float" office:value="3.41105" calcext:value-type="float">
            <text:p>3.41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0337" calcext:value-type="float">
            <text:p>90.0337</text:p>
          </table:table-cell>
          <table:table-cell office:value-type="float" office:value="45.0403" calcext:value-type="float">
            <text:p>45.040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5624" calcext:value-type="float">
            <text:p>2.05624</text:p>
          </table:table-cell>
          <table:table-cell office:value-type="float" office:value="41.7799" calcext:value-type="float">
            <text:p>41.77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3036" calcext:value-type="float">
            <text:p>46.3036</text:p>
          </table:table-cell>
          <table:table-cell office:value-type="float" office:value="3.33763" calcext:value-type="float">
            <text:p>3.337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2108" calcext:value-type="float">
            <text:p>89.2108</text:p>
          </table:table-cell>
          <table:table-cell office:value-type="float" office:value="48.9147" calcext:value-type="float">
            <text:p>48.914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3907" calcext:value-type="float">
            <text:p>2.73907</text:p>
          </table:table-cell>
          <table:table-cell office:value-type="float" office:value="41.5838" calcext:value-type="float">
            <text:p>41.58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4987" calcext:value-type="float">
            <text:p>45.4987</text:p>
          </table:table-cell>
          <table:table-cell office:value-type="float" office:value="3.39797" calcext:value-type="float">
            <text:p>3.397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89" calcext:value-type="float">
            <text:p>89.689</text:p>
          </table:table-cell>
          <table:table-cell office:value-type="float" office:value="48.8692" calcext:value-type="float">
            <text:p>48.869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292" calcext:value-type="float">
            <text:p>0.19292</text:p>
          </table:table-cell>
          <table:table-cell office:value-type="float" office:value="41.4039" calcext:value-type="float">
            <text:p>41.40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846" calcext:value-type="float">
            <text:p>46.846</text:p>
          </table:table-cell>
          <table:table-cell office:value-type="float" office:value="3.31468" calcext:value-type="float">
            <text:p>3.314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2408" calcext:value-type="float">
            <text:p>87.2408</text:p>
          </table:table-cell>
          <table:table-cell office:value-type="float" office:value="56.3074" calcext:value-type="float">
            <text:p>56.307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90824" calcext:value-type="float">
            <text:p>-1.90824</text:p>
          </table:table-cell>
          <table:table-cell office:value-type="float" office:value="41.2266" calcext:value-type="float">
            <text:p>41.22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7251" calcext:value-type="float">
            <text:p>51.7251</text:p>
          </table:table-cell>
          <table:table-cell office:value-type="float" office:value="3.43504" calcext:value-type="float">
            <text:p>3.435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3154" calcext:value-type="float">
            <text:p>88.3154</text:p>
          </table:table-cell>
          <table:table-cell office:value-type="float" office:value="44.1634" calcext:value-type="float">
            <text:p>44.163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1292" calcext:value-type="float">
            <text:p>3.31292</text:p>
          </table:table-cell>
          <table:table-cell office:value-type="float" office:value="41.8747" calcext:value-type="float">
            <text:p>41.87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2973" calcext:value-type="float">
            <text:p>45.2973</text:p>
          </table:table-cell>
          <table:table-cell office:value-type="float" office:value="2.98033" calcext:value-type="float">
            <text:p>2.980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1699" calcext:value-type="float">
            <text:p>91.1699</text:p>
          </table:table-cell>
          <table:table-cell office:value-type="float" office:value="46.9355" calcext:value-type="float">
            <text:p>46.935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7188" calcext:value-type="float">
            <text:p>-1.17188</text:p>
          </table:table-cell>
          <table:table-cell office:value-type="float" office:value="41.499" calcext:value-type="float">
            <text:p>41.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8244" calcext:value-type="float">
            <text:p>49.8244</text:p>
          </table:table-cell>
          <table:table-cell office:value-type="float" office:value="3.21477" calcext:value-type="float">
            <text:p>3.214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875" calcext:value-type="float">
            <text:p>88.8875</text:p>
          </table:table-cell>
          <table:table-cell office:value-type="float" office:value="43.8631" calcext:value-type="float">
            <text:p>43.863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9959" calcext:value-type="float">
            <text:p>-1.19959</text:p>
          </table:table-cell>
          <table:table-cell office:value-type="float" office:value="41.2945" calcext:value-type="float">
            <text:p>41.29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2907" calcext:value-type="float">
            <text:p>47.2907</text:p>
          </table:table-cell>
          <table:table-cell office:value-type="float" office:value="3.14332" calcext:value-type="float">
            <text:p>3.14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283" calcext:value-type="float">
            <text:p>87.283</text:p>
          </table:table-cell>
          <table:table-cell office:value-type="float" office:value="44.4296" calcext:value-type="float">
            <text:p>44.42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0639" calcext:value-type="float">
            <text:p>3.40639</text:p>
          </table:table-cell>
          <table:table-cell office:value-type="float" office:value="41.4131" calcext:value-type="float">
            <text:p>41.41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.7865" calcext:value-type="float">
            <text:p>55.7865</text:p>
          </table:table-cell>
          <table:table-cell office:value-type="float" office:value="3.11092" calcext:value-type="float">
            <text:p>3.110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8534" calcext:value-type="float">
            <text:p>84.8534</text:p>
          </table:table-cell>
          <table:table-cell office:value-type="float" office:value="43.1804" calcext:value-type="float">
            <text:p>43.18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09029" calcext:value-type="float">
            <text:p>-0.309029</text:p>
          </table:table-cell>
          <table:table-cell office:value-type="float" office:value="41.7895" calcext:value-type="float">
            <text:p>41.78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5147" calcext:value-type="float">
            <text:p>47.5147</text:p>
          </table:table-cell>
          <table:table-cell office:value-type="float" office:value="3.13047" calcext:value-type="float">
            <text:p>3.130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3335" calcext:value-type="float">
            <text:p>87.3335</text:p>
          </table:table-cell>
          <table:table-cell office:value-type="float" office:value="47.2952" calcext:value-type="float">
            <text:p>47.295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9291" calcext:value-type="float">
            <text:p>2.29291</text:p>
          </table:table-cell>
          <table:table-cell office:value-type="float" office:value="41.4736" calcext:value-type="float">
            <text:p>41.47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9523" calcext:value-type="float">
            <text:p>51.9523</text:p>
          </table:table-cell>
          <table:table-cell office:value-type="float" office:value="3.20358" calcext:value-type="float">
            <text:p>3.203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6505" calcext:value-type="float">
            <text:p>87.6505</text:p>
          </table:table-cell>
          <table:table-cell office:value-type="float" office:value="50.5414" calcext:value-type="float">
            <text:p>50.541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5405" calcext:value-type="float">
            <text:p>2.85405</text:p>
          </table:table-cell>
          <table:table-cell office:value-type="float" office:value="41.4468" calcext:value-type="float">
            <text:p>41.44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.7048" calcext:value-type="float">
            <text:p>53.7048</text:p>
          </table:table-cell>
          <table:table-cell office:value-type="float" office:value="3.15458" calcext:value-type="float">
            <text:p>3.154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6.311" calcext:value-type="float">
            <text:p>96.311</text:p>
          </table:table-cell>
          <table:table-cell office:value-type="float" office:value="46.6471" calcext:value-type="float">
            <text:p>46.64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06787" calcext:value-type="float">
            <text:p>0.906787</text:p>
          </table:table-cell>
          <table:table-cell office:value-type="float" office:value="41.8417" calcext:value-type="float">
            <text:p>41.84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.4817" calcext:value-type="float">
            <text:p>55.4817</text:p>
          </table:table-cell>
          <table:table-cell office:value-type="float" office:value="2.9708" calcext:value-type="float">
            <text:p>2.97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6926" calcext:value-type="float">
            <text:p>88.6926</text:p>
          </table:table-cell>
          <table:table-cell office:value-type="float" office:value="53.4257" calcext:value-type="float">
            <text:p>53.425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3301" calcext:value-type="float">
            <text:p>1.03301</text:p>
          </table:table-cell>
          <table:table-cell office:value-type="float" office:value="41.6805" calcext:value-type="float">
            <text:p>41.68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0661" calcext:value-type="float">
            <text:p>47.0661</text:p>
          </table:table-cell>
          <table:table-cell office:value-type="float" office:value="2.97888" calcext:value-type="float">
            <text:p>2.978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0917" calcext:value-type="float">
            <text:p>88.0917</text:p>
          </table:table-cell>
          <table:table-cell office:value-type="float" office:value="52.869" calcext:value-type="float">
            <text:p>52.86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908" calcext:value-type="float">
            <text:p>2.7908</text:p>
          </table:table-cell>
          <table:table-cell office:value-type="float" office:value="41.5484" calcext:value-type="float">
            <text:p>41.54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1148" calcext:value-type="float">
            <text:p>51.1148</text:p>
          </table:table-cell>
          <table:table-cell office:value-type="float" office:value="3.04882" calcext:value-type="float">
            <text:p>3.048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3403" calcext:value-type="float">
            <text:p>91.3403</text:p>
          </table:table-cell>
          <table:table-cell office:value-type="float" office:value="50.753" calcext:value-type="float">
            <text:p>50.75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0142" calcext:value-type="float">
            <text:p>1.60142</text:p>
          </table:table-cell>
          <table:table-cell office:value-type="float" office:value="41.0711" calcext:value-type="float">
            <text:p>41.07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.7009" calcext:value-type="float">
            <text:p>55.7009</text:p>
          </table:table-cell>
          <table:table-cell office:value-type="float" office:value="3.23165" calcext:value-type="float">
            <text:p>3.231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0359" calcext:value-type="float">
            <text:p>84.0359</text:p>
          </table:table-cell>
          <table:table-cell office:value-type="float" office:value="49.4986" calcext:value-type="float">
            <text:p>49.498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7553" calcext:value-type="float">
            <text:p>3.07553</text:p>
          </table:table-cell>
          <table:table-cell office:value-type="float" office:value="41.3319" calcext:value-type="float">
            <text:p>41.33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0926" calcext:value-type="float">
            <text:p>49.0926</text:p>
          </table:table-cell>
          <table:table-cell office:value-type="float" office:value="3.0482" calcext:value-type="float">
            <text:p>3.04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2923" calcext:value-type="float">
            <text:p>87.2923</text:p>
          </table:table-cell>
          <table:table-cell office:value-type="float" office:value="48.303" calcext:value-type="float">
            <text:p>48.30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6801" calcext:value-type="float">
            <text:p>2.66801</text:p>
          </table:table-cell>
          <table:table-cell office:value-type="float" office:value="41.3151" calcext:value-type="float">
            <text:p>41.31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2104" calcext:value-type="float">
            <text:p>49.2104</text:p>
          </table:table-cell>
          <table:table-cell office:value-type="float" office:value="2.91954" calcext:value-type="float">
            <text:p>2.919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2.2091" calcext:value-type="float">
            <text:p>82.2091</text:p>
          </table:table-cell>
          <table:table-cell office:value-type="float" office:value="43.2666" calcext:value-type="float">
            <text:p>43.26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1315" calcext:value-type="float">
            <text:p>48.1315</text:p>
          </table:table-cell>
          <table:table-cell office:value-type="float" office:value="3.1167" calcext:value-type="float">
            <text:p>3.11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7917" calcext:value-type="float">
            <text:p>84.7917</text:p>
          </table:table-cell>
          <table:table-cell office:value-type="float" office:value="44.2794" calcext:value-type="float">
            <text:p>44.279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8467" calcext:value-type="float">
            <text:p>43.8467</text:p>
          </table:table-cell>
          <table:table-cell office:value-type="float" office:value="3.23859" calcext:value-type="float">
            <text:p>3.238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5688" calcext:value-type="float">
            <text:p>92.5688</text:p>
          </table:table-cell>
          <table:table-cell office:value-type="float" office:value="42.5525" calcext:value-type="float">
            <text:p>42.55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1212" calcext:value-type="float">
            <text:p>51.1212</text:p>
          </table:table-cell>
          <table:table-cell office:value-type="float" office:value="3.10171" calcext:value-type="float">
            <text:p>3.101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4485" calcext:value-type="float">
            <text:p>89.4485</text:p>
          </table:table-cell>
          <table:table-cell office:value-type="float" office:value="54.3598" calcext:value-type="float">
            <text:p>54.359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241" calcext:value-type="float">
            <text:p>48.241</text:p>
          </table:table-cell>
          <table:table-cell office:value-type="float" office:value="3.27221" calcext:value-type="float">
            <text:p>3.272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4943" calcext:value-type="float">
            <text:p>86.4943</text:p>
          </table:table-cell>
          <table:table-cell office:value-type="float" office:value="54.3347" calcext:value-type="float">
            <text:p>54.33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7886" calcext:value-type="float">
            <text:p>48.7886</text:p>
          </table:table-cell>
          <table:table-cell office:value-type="float" office:value="3.24547" calcext:value-type="float">
            <text:p>3.245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788" calcext:value-type="float">
            <text:p>89.6788</text:p>
          </table:table-cell>
          <table:table-cell office:value-type="float" office:value="49.456" calcext:value-type="float">
            <text:p>49.4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8058" calcext:value-type="float">
            <text:p>52.8058</text:p>
          </table:table-cell>
          <table:table-cell office:value-type="float" office:value="3.31464" calcext:value-type="float">
            <text:p>3.314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2595" calcext:value-type="float">
            <text:p>85.2595</text:p>
          </table:table-cell>
          <table:table-cell office:value-type="float" office:value="56.1845" calcext:value-type="float">
            <text:p>56.18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4.6923" calcext:value-type="float">
            <text:p>54.6923</text:p>
          </table:table-cell>
          <table:table-cell office:value-type="float" office:value="3.14978" calcext:value-type="float">
            <text:p>3.149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7428" calcext:value-type="float">
            <text:p>89.7428</text:p>
          </table:table-cell>
          <table:table-cell office:value-type="float" office:value="45.36" calcext:value-type="float">
            <text:p>45.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6505" calcext:value-type="float">
            <text:p>52.6505</text:p>
          </table:table-cell>
          <table:table-cell office:value-type="float" office:value="3.483" calcext:value-type="float">
            <text:p>3.4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6358" calcext:value-type="float">
            <text:p>90.6358</text:p>
          </table:table-cell>
          <table:table-cell office:value-type="float" office:value="50.1006" calcext:value-type="float">
            <text:p>50.100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0059" calcext:value-type="float">
            <text:p>48.0059</text:p>
          </table:table-cell>
          <table:table-cell office:value-type="float" office:value="3.01747" calcext:value-type="float">
            <text:p>3.017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8902" calcext:value-type="float">
            <text:p>91.8902</text:p>
          </table:table-cell>
          <table:table-cell office:value-type="float" office:value="49.0099" calcext:value-type="float">
            <text:p>49.00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2217" calcext:value-type="float">
            <text:p>43.2217</text:p>
          </table:table-cell>
          <table:table-cell office:value-type="float" office:value="3.1709" calcext:value-type="float">
            <text:p>3.17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3543" calcext:value-type="float">
            <text:p>85.3543</text:p>
          </table:table-cell>
          <table:table-cell office:value-type="float" office:value="46.2237" calcext:value-type="float">
            <text:p>46.22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0373" calcext:value-type="float">
            <text:p>45.0373</text:p>
          </table:table-cell>
          <table:table-cell office:value-type="float" office:value="3.21427" calcext:value-type="float">
            <text:p>3.214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287" calcext:value-type="float">
            <text:p>88.287</text:p>
          </table:table-cell>
          <table:table-cell office:value-type="float" office:value="51.4585" calcext:value-type="float">
            <text:p>51.45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8902" calcext:value-type="float">
            <text:p>50.8902</text:p>
          </table:table-cell>
          <table:table-cell office:value-type="float" office:value="2.88582" calcext:value-type="float">
            <text:p>2.885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311" calcext:value-type="float">
            <text:p>83.311</text:p>
          </table:table-cell>
          <table:table-cell office:value-type="float" office:value="55.9955" calcext:value-type="float">
            <text:p>55.99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6745" calcext:value-type="float">
            <text:p>52.6745</text:p>
          </table:table-cell>
          <table:table-cell office:value-type="float" office:value="3.24796" calcext:value-type="float">
            <text:p>3.247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6745" calcext:value-type="float">
            <text:p>86.6745</text:p>
          </table:table-cell>
          <table:table-cell office:value-type="float" office:value="49.6291" calcext:value-type="float">
            <text:p>49.62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427" calcext:value-type="float">
            <text:p>49.427</text:p>
          </table:table-cell>
          <table:table-cell office:value-type="float" office:value="3.25409" calcext:value-type="float">
            <text:p>3.254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2198" calcext:value-type="float">
            <text:p>85.2198</text:p>
          </table:table-cell>
          <table:table-cell office:value-type="float" office:value="47.3764" calcext:value-type="float">
            <text:p>47.376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8334" calcext:value-type="float">
            <text:p>47.8334</text:p>
          </table:table-cell>
          <table:table-cell office:value-type="float" office:value="3.05406" calcext:value-type="float">
            <text:p>3.054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.0694" calcext:value-type="float">
            <text:p>93.0694</text:p>
          </table:table-cell>
          <table:table-cell office:value-type="float" office:value="42.2177" calcext:value-type="float">
            <text:p>42.21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2101" calcext:value-type="float">
            <text:p>51.2101</text:p>
          </table:table-cell>
          <table:table-cell office:value-type="float" office:value="3.08916" calcext:value-type="float">
            <text:p>3.089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5288" calcext:value-type="float">
            <text:p>94.5288</text:p>
          </table:table-cell>
          <table:table-cell office:value-type="float" office:value="42.8157" calcext:value-type="float">
            <text:p>42.81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2907" calcext:value-type="float">
            <text:p>46.2907</text:p>
          </table:table-cell>
          <table:table-cell office:value-type="float" office:value="3.33246" calcext:value-type="float">
            <text:p>3.332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9834" calcext:value-type="float">
            <text:p>89.9834</text:p>
          </table:table-cell>
          <table:table-cell office:value-type="float" office:value="42.0647" calcext:value-type="float">
            <text:p>42.06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9564" calcext:value-type="float">
            <text:p>46.9564</text:p>
          </table:table-cell>
          <table:table-cell office:value-type="float" office:value="3.06804" calcext:value-type="float">
            <text:p>3.068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189" calcext:value-type="float">
            <text:p>89.6189</text:p>
          </table:table-cell>
          <table:table-cell office:value-type="float" office:value="49.5295" calcext:value-type="float">
            <text:p>49.529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7533" calcext:value-type="float">
            <text:p>48.7533</text:p>
          </table:table-cell>
          <table:table-cell office:value-type="float" office:value="3.26383" calcext:value-type="float">
            <text:p>3.263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2698" calcext:value-type="float">
            <text:p>84.2698</text:p>
          </table:table-cell>
          <table:table-cell office:value-type="float" office:value="47.9101" calcext:value-type="float">
            <text:p>47.91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1.4118" calcext:value-type="float">
            <text:p>41.4118</text:p>
          </table:table-cell>
          <table:table-cell office:value-type="float" office:value="3.22717" calcext:value-type="float">
            <text:p>3.227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5819" calcext:value-type="float">
            <text:p>92.5819</text:p>
          </table:table-cell>
          <table:table-cell office:value-type="float" office:value="42.961" calcext:value-type="float">
            <text:p>42.96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7.1937" calcext:value-type="float">
            <text:p>57.1937</text:p>
          </table:table-cell>
          <table:table-cell office:value-type="float" office:value="3.19327" calcext:value-type="float">
            <text:p>3.193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3042" calcext:value-type="float">
            <text:p>91.3042</text:p>
          </table:table-cell>
          <table:table-cell office:value-type="float" office:value="40.6204" calcext:value-type="float">
            <text:p>40.620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6908" calcext:value-type="float">
            <text:p>49.6908</text:p>
          </table:table-cell>
          <table:table-cell office:value-type="float" office:value="3.18739" calcext:value-type="float">
            <text:p>3.187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0711" calcext:value-type="float">
            <text:p>85.0711</text:p>
          </table:table-cell>
          <table:table-cell office:value-type="float" office:value="44.4821" calcext:value-type="float">
            <text:p>44.48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1525" calcext:value-type="float">
            <text:p>48.1525</text:p>
          </table:table-cell>
          <table:table-cell office:value-type="float" office:value="3.45527" calcext:value-type="float">
            <text:p>3.455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1461" calcext:value-type="float">
            <text:p>90.1461</text:p>
          </table:table-cell>
          <table:table-cell office:value-type="float" office:value="40.9955" calcext:value-type="float">
            <text:p>40.99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0834" calcext:value-type="float">
            <text:p>49.0834</text:p>
          </table:table-cell>
          <table:table-cell office:value-type="float" office:value="2.90239" calcext:value-type="float">
            <text:p>2.902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4721" calcext:value-type="float">
            <text:p>92.4721</text:p>
          </table:table-cell>
          <table:table-cell office:value-type="float" office:value="39.8382" calcext:value-type="float">
            <text:p>39.838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3508" calcext:value-type="float">
            <text:p>45.3508</text:p>
          </table:table-cell>
          <table:table-cell office:value-type="float" office:value="3.43377" calcext:value-type="float">
            <text:p>3.433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1014" calcext:value-type="float">
            <text:p>86.1014</text:p>
          </table:table-cell>
          <table:table-cell office:value-type="float" office:value="51.718" calcext:value-type="float">
            <text:p>51.7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7461" calcext:value-type="float">
            <text:p>50.7461</text:p>
          </table:table-cell>
          <table:table-cell office:value-type="float" office:value="3.29786" calcext:value-type="float">
            <text:p>3.297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0812" calcext:value-type="float">
            <text:p>86.0812</text:p>
          </table:table-cell>
          <table:table-cell office:value-type="float" office:value="49.3518" calcext:value-type="float">
            <text:p>49.35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4637" calcext:value-type="float">
            <text:p>48.4637</text:p>
          </table:table-cell>
          <table:table-cell office:value-type="float" office:value="3.24045" calcext:value-type="float">
            <text:p>3.240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1755" calcext:value-type="float">
            <text:p>87.1755</text:p>
          </table:table-cell>
          <table:table-cell office:value-type="float" office:value="47.1891" calcext:value-type="float">
            <text:p>47.18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1632" calcext:value-type="float">
            <text:p>53.1632</text:p>
          </table:table-cell>
          <table:table-cell office:value-type="float" office:value="3.14422" calcext:value-type="float">
            <text:p>3.144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2288" calcext:value-type="float">
            <text:p>84.2288</text:p>
          </table:table-cell>
          <table:table-cell office:value-type="float" office:value="45.3026" calcext:value-type="float">
            <text:p>45.30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9922" calcext:value-type="float">
            <text:p>44.9922</text:p>
          </table:table-cell>
          <table:table-cell office:value-type="float" office:value="3.276" calcext:value-type="float">
            <text:p>3.2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565" calcext:value-type="float">
            <text:p>91.565</text:p>
          </table:table-cell>
          <table:table-cell office:value-type="float" office:value="50.3471" calcext:value-type="float">
            <text:p>50.347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8385" calcext:value-type="float">
            <text:p>52.8385</text:p>
          </table:table-cell>
          <table:table-cell office:value-type="float" office:value="3.36757" calcext:value-type="float">
            <text:p>3.367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78" calcext:value-type="float">
            <text:p>87.78</text:p>
          </table:table-cell>
          <table:table-cell office:value-type="float" office:value="52.2848" calcext:value-type="float">
            <text:p>52.28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5.1785" calcext:value-type="float">
            <text:p>55.1785</text:p>
          </table:table-cell>
          <table:table-cell office:value-type="float" office:value="2.78434" calcext:value-type="float">
            <text:p>2.784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4919" calcext:value-type="float">
            <text:p>90.4919</text:p>
          </table:table-cell>
          <table:table-cell office:value-type="float" office:value="43.7984" calcext:value-type="float">
            <text:p>43.79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6964" calcext:value-type="float">
            <text:p>52.6964</text:p>
          </table:table-cell>
          <table:table-cell office:value-type="float" office:value="3.06467" calcext:value-type="float">
            <text:p>3.064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1027" calcext:value-type="float">
            <text:p>87.1027</text:p>
          </table:table-cell>
          <table:table-cell office:value-type="float" office:value="49.6385" calcext:value-type="float">
            <text:p>49.63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3657" calcext:value-type="float">
            <text:p>52.3657</text:p>
          </table:table-cell>
          <table:table-cell office:value-type="float" office:value="3.04656" calcext:value-type="float">
            <text:p>3.046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8336" calcext:value-type="float">
            <text:p>85.8336</text:p>
          </table:table-cell>
          <table:table-cell office:value-type="float" office:value="50.7768" calcext:value-type="float">
            <text:p>50.77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695" calcext:value-type="float">
            <text:p>52.695</text:p>
          </table:table-cell>
          <table:table-cell office:value-type="float" office:value="2.99897" calcext:value-type="float">
            <text:p>2.998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9718" calcext:value-type="float">
            <text:p>86.9718</text:p>
          </table:table-cell>
          <table:table-cell office:value-type="float" office:value="49.962" calcext:value-type="float">
            <text:p>49.9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426" calcext:value-type="float">
            <text:p>47.426</text:p>
          </table:table-cell>
          <table:table-cell office:value-type="float" office:value="2.99716" calcext:value-type="float">
            <text:p>2.997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8365" calcext:value-type="float">
            <text:p>89.8365</text:p>
          </table:table-cell>
          <table:table-cell office:value-type="float" office:value="46.1989" calcext:value-type="float">
            <text:p>46.19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3452" calcext:value-type="float">
            <text:p>45.3452</text:p>
          </table:table-cell>
          <table:table-cell office:value-type="float" office:value="3.15207" calcext:value-type="float">
            <text:p>3.152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9746" calcext:value-type="float">
            <text:p>89.9746</text:p>
          </table:table-cell>
          <table:table-cell office:value-type="float" office:value="49.1052" calcext:value-type="float">
            <text:p>49.105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2563" calcext:value-type="float">
            <text:p>45.2563</text:p>
          </table:table-cell>
          <table:table-cell office:value-type="float" office:value="2.95095" calcext:value-type="float">
            <text:p>2.950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0806" calcext:value-type="float">
            <text:p>91.0806</text:p>
          </table:table-cell>
          <table:table-cell office:value-type="float" office:value="44.8371" calcext:value-type="float">
            <text:p>44.837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9966" calcext:value-type="float">
            <text:p>44.9966</text:p>
          </table:table-cell>
          <table:table-cell office:value-type="float" office:value="3.2906" calcext:value-type="float">
            <text:p>3.29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403" calcext:value-type="float">
            <text:p>92.403</text:p>
          </table:table-cell>
          <table:table-cell office:value-type="float" office:value="50.6994" calcext:value-type="float">
            <text:p>50.699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3892" calcext:value-type="float">
            <text:p>50.3892</text:p>
          </table:table-cell>
          <table:table-cell office:value-type="float" office:value="3.10151" calcext:value-type="float">
            <text:p>3.101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8123" calcext:value-type="float">
            <text:p>91.8123</text:p>
          </table:table-cell>
          <table:table-cell office:value-type="float" office:value="47.3802" calcext:value-type="float">
            <text:p>47.380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2.8576" calcext:value-type="float">
            <text:p>42.8576</text:p>
          </table:table-cell>
          <table:table-cell office:value-type="float" office:value="3.18715" calcext:value-type="float">
            <text:p>3.187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2089" calcext:value-type="float">
            <text:p>85.2089</text:p>
          </table:table-cell>
          <table:table-cell office:value-type="float" office:value="43.3215" calcext:value-type="float">
            <text:p>43.32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9982" calcext:value-type="float">
            <text:p>52.9982</text:p>
          </table:table-cell>
          <table:table-cell office:value-type="float" office:value="3.05736" calcext:value-type="float">
            <text:p>3.057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1131" calcext:value-type="float">
            <text:p>87.1131</text:p>
          </table:table-cell>
          <table:table-cell office:value-type="float" office:value="36.9117" calcext:value-type="float">
            <text:p>36.91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0296" calcext:value-type="float">
            <text:p>50.0296</text:p>
          </table:table-cell>
          <table:table-cell office:value-type="float" office:value="3.14682" calcext:value-type="float">
            <text:p>3.146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6508" calcext:value-type="float">
            <text:p>84.6508</text:p>
          </table:table-cell>
          <table:table-cell office:value-type="float" office:value="51.7035" calcext:value-type="float">
            <text:p>51.70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4227" calcext:value-type="float">
            <text:p>48.4227</text:p>
          </table:table-cell>
          <table:table-cell office:value-type="float" office:value="3.12249" calcext:value-type="float">
            <text:p>3.122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856" calcext:value-type="float">
            <text:p>86.856</text:p>
          </table:table-cell>
          <table:table-cell office:value-type="float" office:value="41.1463" calcext:value-type="float">
            <text:p>41.146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8861" calcext:value-type="float">
            <text:p>45.8861</text:p>
          </table:table-cell>
          <table:table-cell office:value-type="float" office:value="2.99218" calcext:value-type="float">
            <text:p>2.992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8024" calcext:value-type="float">
            <text:p>87.8024</text:p>
          </table:table-cell>
          <table:table-cell office:value-type="float" office:value="53.6324" calcext:value-type="float">
            <text:p>53.63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1186" calcext:value-type="float">
            <text:p>50.1186</text:p>
          </table:table-cell>
          <table:table-cell office:value-type="float" office:value="3.39889" calcext:value-type="float">
            <text:p>3.398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728" calcext:value-type="float">
            <text:p>87.728</text:p>
          </table:table-cell>
          <table:table-cell office:value-type="float" office:value="45.3324" calcext:value-type="float">
            <text:p>45.33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2.2795" calcext:value-type="float">
            <text:p>42.2795</text:p>
          </table:table-cell>
          <table:table-cell office:value-type="float" office:value="3.03919" calcext:value-type="float">
            <text:p>3.039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8835" calcext:value-type="float">
            <text:p>91.8835</text:p>
          </table:table-cell>
          <table:table-cell office:value-type="float" office:value="48.4475" calcext:value-type="float">
            <text:p>48.447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6122" calcext:value-type="float">
            <text:p>47.6122</text:p>
          </table:table-cell>
          <table:table-cell office:value-type="float" office:value="2.89763" calcext:value-type="float">
            <text:p>2.897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2429" calcext:value-type="float">
            <text:p>87.2429</text:p>
          </table:table-cell>
          <table:table-cell office:value-type="float" office:value="42.0583" calcext:value-type="float">
            <text:p>42.058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026" calcext:value-type="float">
            <text:p>44.026</text:p>
          </table:table-cell>
          <table:table-cell office:value-type="float" office:value="3.10352" calcext:value-type="float">
            <text:p>3.103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2466" calcext:value-type="float">
            <text:p>90.2466</text:p>
          </table:table-cell>
          <table:table-cell office:value-type="float" office:value="48.2316" calcext:value-type="float">
            <text:p>48.23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8229" calcext:value-type="float">
            <text:p>49.8229</text:p>
          </table:table-cell>
          <table:table-cell office:value-type="float" office:value="3.23362" calcext:value-type="float">
            <text:p>3.233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1318" calcext:value-type="float">
            <text:p>92.1318</text:p>
          </table:table-cell>
          <table:table-cell office:value-type="float" office:value="45.4135" calcext:value-type="float">
            <text:p>45.41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2.2478" calcext:value-type="float">
            <text:p>42.2478</text:p>
          </table:table-cell>
          <table:table-cell office:value-type="float" office:value="3.25066" calcext:value-type="float">
            <text:p>3.250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505" calcext:value-type="float">
            <text:p>91.505</text:p>
          </table:table-cell>
          <table:table-cell office:value-type="float" office:value="45.4504" calcext:value-type="float">
            <text:p>45.450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3718" calcext:value-type="float">
            <text:p>51.3718</text:p>
          </table:table-cell>
          <table:table-cell office:value-type="float" office:value="3.3026" calcext:value-type="float">
            <text:p>3.30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5979" calcext:value-type="float">
            <text:p>85.5979</text:p>
          </table:table-cell>
          <table:table-cell office:value-type="float" office:value="50.574" calcext:value-type="float">
            <text:p>50.5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9524" calcext:value-type="float">
            <text:p>52.9524</text:p>
          </table:table-cell>
          <table:table-cell office:value-type="float" office:value="3.12044" calcext:value-type="float">
            <text:p>3.120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921" calcext:value-type="float">
            <text:p>89.921</text:p>
          </table:table-cell>
          <table:table-cell office:value-type="float" office:value="53.5856" calcext:value-type="float">
            <text:p>53.58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347" calcext:value-type="float">
            <text:p>51.347</text:p>
          </table:table-cell>
          <table:table-cell office:value-type="float" office:value="3.30349" calcext:value-type="float">
            <text:p>3.303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1419" calcext:value-type="float">
            <text:p>86.1419</text:p>
          </table:table-cell>
          <table:table-cell office:value-type="float" office:value="51.7783" calcext:value-type="float">
            <text:p>51.778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2108" calcext:value-type="float">
            <text:p>49.2108</text:p>
          </table:table-cell>
          <table:table-cell office:value-type="float" office:value="3.11055" calcext:value-type="float">
            <text:p>3.110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2909" calcext:value-type="float">
            <text:p>87.2909</text:p>
          </table:table-cell>
          <table:table-cell office:value-type="float" office:value="44.8204" calcext:value-type="float">
            <text:p>44.820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7317" calcext:value-type="float">
            <text:p>46.7317</text:p>
          </table:table-cell>
          <table:table-cell office:value-type="float" office:value="3.08488" calcext:value-type="float">
            <text:p>3.084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915" calcext:value-type="float">
            <text:p>91.915</text:p>
          </table:table-cell>
          <table:table-cell office:value-type="float" office:value="48.4429" calcext:value-type="float">
            <text:p>48.44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8.398" calcext:value-type="float">
            <text:p>38.398</text:p>
          </table:table-cell>
          <table:table-cell office:value-type="float" office:value="3.33134" calcext:value-type="float">
            <text:p>3.331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6.0962" calcext:value-type="float">
            <text:p>96.0962</text:p>
          </table:table-cell>
          <table:table-cell office:value-type="float" office:value="49.388" calcext:value-type="float">
            <text:p>49.3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4036" calcext:value-type="float">
            <text:p>49.4036</text:p>
          </table:table-cell>
          <table:table-cell office:value-type="float" office:value="3.14496" calcext:value-type="float">
            <text:p>3.144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013" calcext:value-type="float">
            <text:p>89.013</text:p>
          </table:table-cell>
          <table:table-cell office:value-type="float" office:value="41.348" calcext:value-type="float">
            <text:p>41.3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2214" calcext:value-type="float">
            <text:p>48.2214</text:p>
          </table:table-cell>
          <table:table-cell office:value-type="float" office:value="3.32088" calcext:value-type="float">
            <text:p>3.320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2461" calcext:value-type="float">
            <text:p>88.2461</text:p>
          </table:table-cell>
          <table:table-cell office:value-type="float" office:value="53.4774" calcext:value-type="float">
            <text:p>53.47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8.0886" calcext:value-type="float">
            <text:p>38.0886</text:p>
          </table:table-cell>
          <table:table-cell office:value-type="float" office:value="3.25209" calcext:value-type="float">
            <text:p>3.252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8352" calcext:value-type="float">
            <text:p>91.8352</text:p>
          </table:table-cell>
          <table:table-cell office:value-type="float" office:value="48.3888" calcext:value-type="float">
            <text:p>48.38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0267" calcext:value-type="float">
            <text:p>51.0267</text:p>
          </table:table-cell>
          <table:table-cell office:value-type="float" office:value="2.86896" calcext:value-type="float">
            <text:p>2.868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1476" calcext:value-type="float">
            <text:p>88.1476</text:p>
          </table:table-cell>
          <table:table-cell office:value-type="float" office:value="49.0767" calcext:value-type="float">
            <text:p>49.07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0.9795" calcext:value-type="float">
            <text:p>40.9795</text:p>
          </table:table-cell>
          <table:table-cell office:value-type="float" office:value="3.14887" calcext:value-type="float">
            <text:p>3.148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4085" calcext:value-type="float">
            <text:p>92.4085</text:p>
          </table:table-cell>
          <table:table-cell office:value-type="float" office:value="47.1247" calcext:value-type="float">
            <text:p>47.12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4044" calcext:value-type="float">
            <text:p>50.4044</text:p>
          </table:table-cell>
          <table:table-cell office:value-type="float" office:value="3.33867" calcext:value-type="float">
            <text:p>3.338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5908" calcext:value-type="float">
            <text:p>86.5908</text:p>
          </table:table-cell>
          <table:table-cell office:value-type="float" office:value="47.3597" calcext:value-type="float">
            <text:p>47.359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3125" calcext:value-type="float">
            <text:p>48.3125</text:p>
          </table:table-cell>
          <table:table-cell office:value-type="float" office:value="3.05636" calcext:value-type="float">
            <text:p>3.056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8951" calcext:value-type="float">
            <text:p>90.8951</text:p>
          </table:table-cell>
          <table:table-cell office:value-type="float" office:value="48.6404" calcext:value-type="float">
            <text:p>48.640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8.1081" calcext:value-type="float">
            <text:p>58.1081</text:p>
          </table:table-cell>
          <table:table-cell office:value-type="float" office:value="3.45579" calcext:value-type="float">
            <text:p>3.455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1012" calcext:value-type="float">
            <text:p>85.1012</text:p>
          </table:table-cell>
          <table:table-cell office:value-type="float" office:value="48.3759" calcext:value-type="float">
            <text:p>48.37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4837" calcext:value-type="float">
            <text:p>48.4837</text:p>
          </table:table-cell>
          <table:table-cell office:value-type="float" office:value="2.77284" calcext:value-type="float">
            <text:p>2.772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5862" calcext:value-type="float">
            <text:p>86.5862</text:p>
          </table:table-cell>
          <table:table-cell office:value-type="float" office:value="51.6755" calcext:value-type="float">
            <text:p>51.67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6498" calcext:value-type="float">
            <text:p>44.6498</text:p>
          </table:table-cell>
          <table:table-cell office:value-type="float" office:value="3.00221" calcext:value-type="float">
            <text:p>3.002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005" calcext:value-type="float">
            <text:p>89.005</text:p>
          </table:table-cell>
          <table:table-cell office:value-type="float" office:value="52.7666" calcext:value-type="float">
            <text:p>52.76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0957" calcext:value-type="float">
            <text:p>48.0957</text:p>
          </table:table-cell>
          <table:table-cell office:value-type="float" office:value="3.12917" calcext:value-type="float">
            <text:p>3.129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4523" calcext:value-type="float">
            <text:p>89.4523</text:p>
          </table:table-cell>
          <table:table-cell office:value-type="float" office:value="50.372" calcext:value-type="float">
            <text:p>50.37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6222" calcext:value-type="float">
            <text:p>51.6222</text:p>
          </table:table-cell>
          <table:table-cell office:value-type="float" office:value="3.31966" calcext:value-type="float">
            <text:p>3.319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1947" calcext:value-type="float">
            <text:p>89.1947</text:p>
          </table:table-cell>
          <table:table-cell office:value-type="float" office:value="51.7825" calcext:value-type="float">
            <text:p>51.78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5266" calcext:value-type="float">
            <text:p>50.5266</text:p>
          </table:table-cell>
          <table:table-cell office:value-type="float" office:value="3.00372" calcext:value-type="float">
            <text:p>3.003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0423" calcext:value-type="float">
            <text:p>88.0423</text:p>
          </table:table-cell>
          <table:table-cell office:value-type="float" office:value="54.1936" calcext:value-type="float">
            <text:p>54.19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5.8049" calcext:value-type="float">
            <text:p>55.8049</text:p>
          </table:table-cell>
          <table:table-cell office:value-type="float" office:value="3.2521" calcext:value-type="float">
            <text:p>3.25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1126" calcext:value-type="float">
            <text:p>89.1126</text:p>
          </table:table-cell>
          <table:table-cell office:value-type="float" office:value="42.4508" calcext:value-type="float">
            <text:p>42.45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3543" calcext:value-type="float">
            <text:p>44.3543</text:p>
          </table:table-cell>
          <table:table-cell office:value-type="float" office:value="3.03395" calcext:value-type="float">
            <text:p>3.033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6973" calcext:value-type="float">
            <text:p>88.6973</text:p>
          </table:table-cell>
          <table:table-cell office:value-type="float" office:value="45.0153" calcext:value-type="float">
            <text:p>45.015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7189" calcext:value-type="float">
            <text:p>51.7189</text:p>
          </table:table-cell>
          <table:table-cell office:value-type="float" office:value="3.2616" calcext:value-type="float">
            <text:p>3.26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2052" calcext:value-type="float">
            <text:p>90.2052</text:p>
          </table:table-cell>
          <table:table-cell office:value-type="float" office:value="48.1759" calcext:value-type="float">
            <text:p>48.17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1411" calcext:value-type="float">
            <text:p>53.1411</text:p>
          </table:table-cell>
          <table:table-cell office:value-type="float" office:value="2.97594" calcext:value-type="float">
            <text:p>2.975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" calcext:value-type="float">
            <text:p>89.6</text:p>
          </table:table-cell>
          <table:table-cell office:value-type="float" office:value="44.7762" calcext:value-type="float">
            <text:p>44.77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0658" calcext:value-type="float">
            <text:p>49.0658</text:p>
          </table:table-cell>
          <table:table-cell office:value-type="float" office:value="3.16308" calcext:value-type="float">
            <text:p>3.163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2543" calcext:value-type="float">
            <text:p>88.2543</text:p>
          </table:table-cell>
          <table:table-cell office:value-type="float" office:value="53.9042" calcext:value-type="float">
            <text:p>53.90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6292" calcext:value-type="float">
            <text:p>43.6292</text:p>
          </table:table-cell>
          <table:table-cell office:value-type="float" office:value="3.28213" calcext:value-type="float">
            <text:p>3.282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999" calcext:value-type="float">
            <text:p>91.999</text:p>
          </table:table-cell>
          <table:table-cell office:value-type="float" office:value="49.3056" calcext:value-type="float">
            <text:p>49.30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6628" calcext:value-type="float">
            <text:p>46.6628</text:p>
          </table:table-cell>
          <table:table-cell office:value-type="float" office:value="3.07487" calcext:value-type="float">
            <text:p>3.074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7828" calcext:value-type="float">
            <text:p>91.7828</text:p>
          </table:table-cell>
          <table:table-cell office:value-type="float" office:value="38.3965" calcext:value-type="float">
            <text:p>38.396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3.25821" calcext:value-type="float">
            <text:p>3.258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3491" calcext:value-type="float">
            <text:p>90.3491</text:p>
          </table:table-cell>
          <table:table-cell office:value-type="float" office:value="44.7946" calcext:value-type="float">
            <text:p>44.79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1193" calcext:value-type="float">
            <text:p>51.1193</text:p>
          </table:table-cell>
          <table:table-cell office:value-type="float" office:value="3.28436" calcext:value-type="float">
            <text:p>3.284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4181" calcext:value-type="float">
            <text:p>86.4181</text:p>
          </table:table-cell>
          <table:table-cell office:value-type="float" office:value="48.8886" calcext:value-type="float">
            <text:p>48.88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537" calcext:value-type="float">
            <text:p>48.537</text:p>
          </table:table-cell>
          <table:table-cell office:value-type="float" office:value="3.39792" calcext:value-type="float">
            <text:p>3.397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1743" calcext:value-type="float">
            <text:p>90.1743</text:p>
          </table:table-cell>
          <table:table-cell office:value-type="float" office:value="54.5527" calcext:value-type="float">
            <text:p>54.55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1833" calcext:value-type="float">
            <text:p>51.1833</text:p>
          </table:table-cell>
          <table:table-cell office:value-type="float" office:value="3.16959" calcext:value-type="float">
            <text:p>3.169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2166" calcext:value-type="float">
            <text:p>84.2166</text:p>
          </table:table-cell>
          <table:table-cell office:value-type="float" office:value="48.9596" calcext:value-type="float">
            <text:p>48.959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7161" calcext:value-type="float">
            <text:p>50.7161</text:p>
          </table:table-cell>
          <table:table-cell office:value-type="float" office:value="3.29627" calcext:value-type="float">
            <text:p>3.296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1318" calcext:value-type="float">
            <text:p>87.1318</text:p>
          </table:table-cell>
          <table:table-cell office:value-type="float" office:value="48.5002" calcext:value-type="float">
            <text:p>48.500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2.8636" calcext:value-type="float">
            <text:p>42.8636</text:p>
          </table:table-cell>
          <table:table-cell office:value-type="float" office:value="3.07529" calcext:value-type="float">
            <text:p>3.075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4146" calcext:value-type="float">
            <text:p>89.4146</text:p>
          </table:table-cell>
          <table:table-cell office:value-type="float" office:value="52.1653" calcext:value-type="float">
            <text:p>52.165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4004" calcext:value-type="float">
            <text:p>49.4004</text:p>
          </table:table-cell>
          <table:table-cell office:value-type="float" office:value="3.31495" calcext:value-type="float">
            <text:p>3.314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6.1585" calcext:value-type="float">
            <text:p>96.1585</text:p>
          </table:table-cell>
          <table:table-cell office:value-type="float" office:value="47.4563" calcext:value-type="float">
            <text:p>47.456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8072" calcext:value-type="float">
            <text:p>52.8072</text:p>
          </table:table-cell>
          <table:table-cell office:value-type="float" office:value="3.51344" calcext:value-type="float">
            <text:p>3.513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4054" calcext:value-type="float">
            <text:p>94.4054</text:p>
          </table:table-cell>
          <table:table-cell office:value-type="float" office:value="52.493" calcext:value-type="float">
            <text:p>52.49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2475" calcext:value-type="float">
            <text:p>44.2475</text:p>
          </table:table-cell>
          <table:table-cell office:value-type="float" office:value="3.20818" calcext:value-type="float">
            <text:p>3.208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9418" calcext:value-type="float">
            <text:p>86.9418</text:p>
          </table:table-cell>
          <table:table-cell office:value-type="float" office:value="45.9029" calcext:value-type="float">
            <text:p>45.90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1885" calcext:value-type="float">
            <text:p>48.1885</text:p>
          </table:table-cell>
          <table:table-cell office:value-type="float" office:value="3.19024" calcext:value-type="float">
            <text:p>3.190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9066" calcext:value-type="float">
            <text:p>85.9066</text:p>
          </table:table-cell>
          <table:table-cell office:value-type="float" office:value="44.2445" calcext:value-type="float">
            <text:p>44.24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0431" calcext:value-type="float">
            <text:p>48.0431</text:p>
          </table:table-cell>
          <table:table-cell office:value-type="float" office:value="3.19459" calcext:value-type="float">
            <text:p>3.194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6872" calcext:value-type="float">
            <text:p>86.6872</text:p>
          </table:table-cell>
          <table:table-cell office:value-type="float" office:value="48.0419" calcext:value-type="float">
            <text:p>48.04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0315" calcext:value-type="float">
            <text:p>44.0315</text:p>
          </table:table-cell>
          <table:table-cell office:value-type="float" office:value="3.38755" calcext:value-type="float">
            <text:p>3.387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3109" calcext:value-type="float">
            <text:p>86.3109</text:p>
          </table:table-cell>
          <table:table-cell office:value-type="float" office:value="48.6685" calcext:value-type="float">
            <text:p>48.66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6412" calcext:value-type="float">
            <text:p>45.6412</text:p>
          </table:table-cell>
          <table:table-cell office:value-type="float" office:value="3.33712" calcext:value-type="float">
            <text:p>3.337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4281" calcext:value-type="float">
            <text:p>86.4281</text:p>
          </table:table-cell>
          <table:table-cell office:value-type="float" office:value="42.5467" calcext:value-type="float">
            <text:p>42.54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1365" calcext:value-type="float">
            <text:p>43.1365</text:p>
          </table:table-cell>
          <table:table-cell office:value-type="float" office:value="3.05084" calcext:value-type="float">
            <text:p>3.050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0789" calcext:value-type="float">
            <text:p>85.0789</text:p>
          </table:table-cell>
          <table:table-cell office:value-type="float" office:value="46.2326" calcext:value-type="float">
            <text:p>46.23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0187" calcext:value-type="float">
            <text:p>47.0187</text:p>
          </table:table-cell>
          <table:table-cell office:value-type="float" office:value="3.23208" calcext:value-type="float">
            <text:p>3.232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936" calcext:value-type="float">
            <text:p>91.936</text:p>
          </table:table-cell>
          <table:table-cell office:value-type="float" office:value="50.4201" calcext:value-type="float">
            <text:p>50.42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5345" calcext:value-type="float">
            <text:p>51.5345</text:p>
          </table:table-cell>
          <table:table-cell office:value-type="float" office:value="3.38118" calcext:value-type="float">
            <text:p>3.381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5812" calcext:value-type="float">
            <text:p>91.5812</text:p>
          </table:table-cell>
          <table:table-cell office:value-type="float" office:value="45.0742" calcext:value-type="float">
            <text:p>45.07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7.173" calcext:value-type="float">
            <text:p>57.173</text:p>
          </table:table-cell>
          <table:table-cell office:value-type="float" office:value="3.32384" calcext:value-type="float">
            <text:p>3.323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5.1291" calcext:value-type="float">
            <text:p>95.1291</text:p>
          </table:table-cell>
          <table:table-cell office:value-type="float" office:value="42.8016" calcext:value-type="float">
            <text:p>42.80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6304" calcext:value-type="float">
            <text:p>44.6304</text:p>
          </table:table-cell>
          <table:table-cell office:value-type="float" office:value="3.15582" calcext:value-type="float">
            <text:p>3.155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4259" calcext:value-type="float">
            <text:p>88.4259</text:p>
          </table:table-cell>
          <table:table-cell office:value-type="float" office:value="45.7601" calcext:value-type="float">
            <text:p>45.76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4211" calcext:value-type="float">
            <text:p>51.4211</text:p>
          </table:table-cell>
          <table:table-cell office:value-type="float" office:value="3.42271" calcext:value-type="float">
            <text:p>3.422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9516" calcext:value-type="float">
            <text:p>94.9516</text:p>
          </table:table-cell>
          <table:table-cell office:value-type="float" office:value="45.7467" calcext:value-type="float">
            <text:p>45.74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8996" calcext:value-type="float">
            <text:p>47.8996</text:p>
          </table:table-cell>
          <table:table-cell office:value-type="float" office:value="3.34198" calcext:value-type="float">
            <text:p>3.341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9463" calcext:value-type="float">
            <text:p>89.9463</text:p>
          </table:table-cell>
          <table:table-cell office:value-type="float" office:value="50.2493" calcext:value-type="float">
            <text:p>50.249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7063" calcext:value-type="float">
            <text:p>50.7063</text:p>
          </table:table-cell>
          <table:table-cell office:value-type="float" office:value="3.26427" calcext:value-type="float">
            <text:p>3.264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5216" calcext:value-type="float">
            <text:p>89.5216</text:p>
          </table:table-cell>
          <table:table-cell office:value-type="float" office:value="36.1927" calcext:value-type="float">
            <text:p>36.19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7951" calcext:value-type="float">
            <text:p>51.7951</text:p>
          </table:table-cell>
          <table:table-cell office:value-type="float" office:value="3.02464" calcext:value-type="float">
            <text:p>3.024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0739" calcext:value-type="float">
            <text:p>84.0739</text:p>
          </table:table-cell>
          <table:table-cell office:value-type="float" office:value="54.1751" calcext:value-type="float">
            <text:p>54.175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7669" calcext:value-type="float">
            <text:p>46.7669</text:p>
          </table:table-cell>
          <table:table-cell office:value-type="float" office:value="3.3198" calcext:value-type="float">
            <text:p>3.31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564" calcext:value-type="float">
            <text:p>83.564</text:p>
          </table:table-cell>
          <table:table-cell office:value-type="float" office:value="47.5439" calcext:value-type="float">
            <text:p>47.54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5.0914" calcext:value-type="float">
            <text:p>55.0914</text:p>
          </table:table-cell>
          <table:table-cell office:value-type="float" office:value="3.26275" calcext:value-type="float">
            <text:p>3.262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949" calcext:value-type="float">
            <text:p>89.6949</text:p>
          </table:table-cell>
          <table:table-cell office:value-type="float" office:value="45.577" calcext:value-type="float">
            <text:p>45.5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1609" calcext:value-type="float">
            <text:p>46.1609</text:p>
          </table:table-cell>
          <table:table-cell office:value-type="float" office:value="3.08328" calcext:value-type="float">
            <text:p>3.083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2285" calcext:value-type="float">
            <text:p>90.2285</text:p>
          </table:table-cell>
          <table:table-cell office:value-type="float" office:value="41.2575" calcext:value-type="float">
            <text:p>41.257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2276" calcext:value-type="float">
            <text:p>44.2276</text:p>
          </table:table-cell>
          <table:table-cell office:value-type="float" office:value="3.02086" calcext:value-type="float">
            <text:p>3.020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7117" calcext:value-type="float">
            <text:p>89.7117</text:p>
          </table:table-cell>
          <table:table-cell office:value-type="float" office:value="48.7373" calcext:value-type="float">
            <text:p>48.73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1665" calcext:value-type="float">
            <text:p>47.1665</text:p>
          </table:table-cell>
          <table:table-cell office:value-type="float" office:value="3.08554" calcext:value-type="float">
            <text:p>3.085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7428" calcext:value-type="float">
            <text:p>89.7428</text:p>
          </table:table-cell>
          <table:table-cell office:value-type="float" office:value="46.2592" calcext:value-type="float">
            <text:p>46.259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9811" calcext:value-type="float">
            <text:p>49.9811</text:p>
          </table:table-cell>
          <table:table-cell office:value-type="float" office:value="3.05603" calcext:value-type="float">
            <text:p>3.056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0808" calcext:value-type="float">
            <text:p>84.0808</text:p>
          </table:table-cell>
          <table:table-cell office:value-type="float" office:value="50.0201" calcext:value-type="float">
            <text:p>50.02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716" calcext:value-type="float">
            <text:p>52.716</text:p>
          </table:table-cell>
          <table:table-cell office:value-type="float" office:value="2.99968" calcext:value-type="float">
            <text:p>2.999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406" calcext:value-type="float">
            <text:p>88.8406</text:p>
          </table:table-cell>
          <table:table-cell office:value-type="float" office:value="39.389" calcext:value-type="float">
            <text:p>39.3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7461" calcext:value-type="float">
            <text:p>49.7461</text:p>
          </table:table-cell>
          <table:table-cell office:value-type="float" office:value="3.31221" calcext:value-type="float">
            <text:p>3.312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1685" calcext:value-type="float">
            <text:p>90.1685</text:p>
          </table:table-cell>
          <table:table-cell office:value-type="float" office:value="47.9725" calcext:value-type="float">
            <text:p>47.97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5154" calcext:value-type="float">
            <text:p>50.5154</text:p>
          </table:table-cell>
          <table:table-cell office:value-type="float" office:value="2.95242" calcext:value-type="float">
            <text:p>2.952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8695" calcext:value-type="float">
            <text:p>86.8695</text:p>
          </table:table-cell>
          <table:table-cell office:value-type="float" office:value="51.2951" calcext:value-type="float">
            <text:p>51.295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383" calcext:value-type="float">
            <text:p>48.383</text:p>
          </table:table-cell>
          <table:table-cell office:value-type="float" office:value="3.25018" calcext:value-type="float">
            <text:p>3.250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7424" calcext:value-type="float">
            <text:p>85.7424</text:p>
          </table:table-cell>
          <table:table-cell office:value-type="float" office:value="49.6763" calcext:value-type="float">
            <text:p>49.676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7087" calcext:value-type="float">
            <text:p>52.7087</text:p>
          </table:table-cell>
          <table:table-cell office:value-type="float" office:value="2.79629" calcext:value-type="float">
            <text:p>2.796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2372" calcext:value-type="float">
            <text:p>91.2372</text:p>
          </table:table-cell>
          <table:table-cell office:value-type="float" office:value="43.1012" calcext:value-type="float">
            <text:p>43.10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2069" calcext:value-type="float">
            <text:p>44.2069</text:p>
          </table:table-cell>
          <table:table-cell office:value-type="float" office:value="3.17022" calcext:value-type="float">
            <text:p>3.170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3017" calcext:value-type="float">
            <text:p>84.3017</text:p>
          </table:table-cell>
          <table:table-cell office:value-type="float" office:value="49.326" calcext:value-type="float">
            <text:p>49.3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2816" calcext:value-type="float">
            <text:p>51.2816</text:p>
          </table:table-cell>
          <table:table-cell office:value-type="float" office:value="3.11025" calcext:value-type="float">
            <text:p>3.110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2768" calcext:value-type="float">
            <text:p>94.2768</text:p>
          </table:table-cell>
          <table:table-cell office:value-type="float" office:value="44.6449" calcext:value-type="float">
            <text:p>44.644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0121" calcext:value-type="float">
            <text:p>46.0121</text:p>
          </table:table-cell>
          <table:table-cell office:value-type="float" office:value="3.36816" calcext:value-type="float">
            <text:p>3.368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3431" calcext:value-type="float">
            <text:p>86.3431</text:p>
          </table:table-cell>
          <table:table-cell office:value-type="float" office:value="48.7447" calcext:value-type="float">
            <text:p>48.74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672" calcext:value-type="float">
            <text:p>45.672</text:p>
          </table:table-cell>
          <table:table-cell office:value-type="float" office:value="3.02456" calcext:value-type="float">
            <text:p>3.024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4161" calcext:value-type="float">
            <text:p>84.4161</text:p>
          </table:table-cell>
          <table:table-cell office:value-type="float" office:value="44.6044" calcext:value-type="float">
            <text:p>44.60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.4607" calcext:value-type="float">
            <text:p>56.4607</text:p>
          </table:table-cell>
          <table:table-cell office:value-type="float" office:value="3.18282" calcext:value-type="float">
            <text:p>3.182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4507" calcext:value-type="float">
            <text:p>85.4507</text:p>
          </table:table-cell>
          <table:table-cell office:value-type="float" office:value="48.7714" calcext:value-type="float">
            <text:p>48.77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9.4447" calcext:value-type="float">
            <text:p>39.4447</text:p>
          </table:table-cell>
          <table:table-cell office:value-type="float" office:value="2.97675" calcext:value-type="float">
            <text:p>2.976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5204" calcext:value-type="float">
            <text:p>90.5204</text:p>
          </table:table-cell>
          <table:table-cell office:value-type="float" office:value="41.1995" calcext:value-type="float">
            <text:p>41.199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1977" calcext:value-type="float">
            <text:p>53.1977</text:p>
          </table:table-cell>
          <table:table-cell office:value-type="float" office:value="3.4076" calcext:value-type="float">
            <text:p>3.40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142" calcext:value-type="float">
            <text:p>89.6142</text:p>
          </table:table-cell>
          <table:table-cell office:value-type="float" office:value="55.9238" calcext:value-type="float">
            <text:p>55.92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1868" calcext:value-type="float">
            <text:p>48.1868</text:p>
          </table:table-cell>
          <table:table-cell office:value-type="float" office:value="3.24323" calcext:value-type="float">
            <text:p>3.243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2395" calcext:value-type="float">
            <text:p>87.2395</text:p>
          </table:table-cell>
          <table:table-cell office:value-type="float" office:value="47.814" calcext:value-type="float">
            <text:p>47.8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7023" calcext:value-type="float">
            <text:p>45.7023</text:p>
          </table:table-cell>
          <table:table-cell office:value-type="float" office:value="3.11071" calcext:value-type="float">
            <text:p>3.110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3517" calcext:value-type="float">
            <text:p>91.3517</text:p>
          </table:table-cell>
          <table:table-cell office:value-type="float" office:value="53.9457" calcext:value-type="float">
            <text:p>53.94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9664" calcext:value-type="float">
            <text:p>46.9664</text:p>
          </table:table-cell>
          <table:table-cell office:value-type="float" office:value="3.37809" calcext:value-type="float">
            <text:p>3.378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7428" calcext:value-type="float">
            <text:p>87.7428</text:p>
          </table:table-cell>
          <table:table-cell office:value-type="float" office:value="44.2146" calcext:value-type="float">
            <text:p>44.21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7991" calcext:value-type="float">
            <text:p>46.7991</text:p>
          </table:table-cell>
          <table:table-cell office:value-type="float" office:value="3.28213" calcext:value-type="float">
            <text:p>3.282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2816" calcext:value-type="float">
            <text:p>89.2816</text:p>
          </table:table-cell>
          <table:table-cell office:value-type="float" office:value="44.7962" calcext:value-type="float">
            <text:p>44.79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2534" calcext:value-type="float">
            <text:p>53.2534</text:p>
          </table:table-cell>
          <table:table-cell office:value-type="float" office:value="3.37943" calcext:value-type="float">
            <text:p>3.379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3347" calcext:value-type="float">
            <text:p>88.3347</text:p>
          </table:table-cell>
          <table:table-cell office:value-type="float" office:value="50.1716" calcext:value-type="float">
            <text:p>50.17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7157" calcext:value-type="float">
            <text:p>51.7157</text:p>
          </table:table-cell>
          <table:table-cell office:value-type="float" office:value="3.14671" calcext:value-type="float">
            <text:p>3.146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7167" calcext:value-type="float">
            <text:p>88.7167</text:p>
          </table:table-cell>
          <table:table-cell office:value-type="float" office:value="53.8383" calcext:value-type="float">
            <text:p>53.838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9658" calcext:value-type="float">
            <text:p>43.9658</text:p>
          </table:table-cell>
          <table:table-cell office:value-type="float" office:value="3.28225" calcext:value-type="float">
            <text:p>3.282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.725" calcext:value-type="float">
            <text:p>93.725</text:p>
          </table:table-cell>
          <table:table-cell office:value-type="float" office:value="52.1806" calcext:value-type="float">
            <text:p>52.180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6987" calcext:value-type="float">
            <text:p>49.6987</text:p>
          </table:table-cell>
          <table:table-cell office:value-type="float" office:value="3.5289" calcext:value-type="float">
            <text:p>3.52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652" calcext:value-type="float">
            <text:p>88.8652</text:p>
          </table:table-cell>
          <table:table-cell office:value-type="float" office:value="46.2972" calcext:value-type="float">
            <text:p>46.297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755" calcext:value-type="float">
            <text:p>47.755</text:p>
          </table:table-cell>
          <table:table-cell office:value-type="float" office:value="3.08917" calcext:value-type="float">
            <text:p>3.089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8973" calcext:value-type="float">
            <text:p>86.8973</text:p>
          </table:table-cell>
          <table:table-cell office:value-type="float" office:value="49.1004" calcext:value-type="float">
            <text:p>49.100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7549" calcext:value-type="float">
            <text:p>48.7549</text:p>
          </table:table-cell>
          <table:table-cell office:value-type="float" office:value="2.9592" calcext:value-type="float">
            <text:p>2.95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4684" calcext:value-type="float">
            <text:p>84.4684</text:p>
          </table:table-cell>
          <table:table-cell office:value-type="float" office:value="53.9446" calcext:value-type="float">
            <text:p>53.94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8815" calcext:value-type="float">
            <text:p>47.8815</text:p>
          </table:table-cell>
          <table:table-cell office:value-type="float" office:value="3.30628" calcext:value-type="float">
            <text:p>3.306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2105" calcext:value-type="float">
            <text:p>85.2105</text:p>
          </table:table-cell>
          <table:table-cell office:value-type="float" office:value="49.5808" calcext:value-type="float">
            <text:p>49.58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6413" calcext:value-type="float">
            <text:p>47.6413</text:p>
          </table:table-cell>
          <table:table-cell office:value-type="float" office:value="3.00383" calcext:value-type="float">
            <text:p>3.003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7945" calcext:value-type="float">
            <text:p>88.7945</text:p>
          </table:table-cell>
          <table:table-cell office:value-type="float" office:value="47.299" calcext:value-type="float">
            <text:p>47.2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7445" calcext:value-type="float">
            <text:p>50.7445</text:p>
          </table:table-cell>
          <table:table-cell office:value-type="float" office:value="3.20133" calcext:value-type="float">
            <text:p>3.201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6341" calcext:value-type="float">
            <text:p>86.6341</text:p>
          </table:table-cell>
          <table:table-cell office:value-type="float" office:value="52.8885" calcext:value-type="float">
            <text:p>52.88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4968" calcext:value-type="float">
            <text:p>51.4968</text:p>
          </table:table-cell>
          <table:table-cell office:value-type="float" office:value="3.11166" calcext:value-type="float">
            <text:p>3.111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1526" calcext:value-type="float">
            <text:p>88.1526</text:p>
          </table:table-cell>
          <table:table-cell office:value-type="float" office:value="42.285" calcext:value-type="float">
            <text:p>42.2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0207" calcext:value-type="float">
            <text:p>48.0207</text:p>
          </table:table-cell>
          <table:table-cell office:value-type="float" office:value="3.00295" calcext:value-type="float">
            <text:p>3.002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8543" calcext:value-type="float">
            <text:p>89.8543</text:p>
          </table:table-cell>
          <table:table-cell office:value-type="float" office:value="47.8203" calcext:value-type="float">
            <text:p>47.82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4464" calcext:value-type="float">
            <text:p>51.4464</text:p>
          </table:table-cell>
          <table:table-cell office:value-type="float" office:value="3.2879" calcext:value-type="float">
            <text:p>3.28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499" calcext:value-type="float">
            <text:p>89.6499</text:p>
          </table:table-cell>
          <table:table-cell office:value-type="float" office:value="54.3044" calcext:value-type="float">
            <text:p>54.30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2989" calcext:value-type="float">
            <text:p>45.2989</text:p>
          </table:table-cell>
          <table:table-cell office:value-type="float" office:value="3.0688" calcext:value-type="float">
            <text:p>3.06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0978" calcext:value-type="float">
            <text:p>85.0978</text:p>
          </table:table-cell>
          <table:table-cell office:value-type="float" office:value="48.1174" calcext:value-type="float">
            <text:p>48.11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1.2781" calcext:value-type="float">
            <text:p>41.2781</text:p>
          </table:table-cell>
          <table:table-cell office:value-type="float" office:value="3.04708" calcext:value-type="float">
            <text:p>3.047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.0341" calcext:value-type="float">
            <text:p>93.0341</text:p>
          </table:table-cell>
          <table:table-cell office:value-type="float" office:value="43.9514" calcext:value-type="float">
            <text:p>43.95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9077" calcext:value-type="float">
            <text:p>48.9077</text:p>
          </table:table-cell>
          <table:table-cell office:value-type="float" office:value="3.32952" calcext:value-type="float">
            <text:p>3.329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999" calcext:value-type="float">
            <text:p>88.8999</text:p>
          </table:table-cell>
          <table:table-cell office:value-type="float" office:value="55.6848" calcext:value-type="float">
            <text:p>55.68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8702" calcext:value-type="float">
            <text:p>51.8702</text:p>
          </table:table-cell>
          <table:table-cell office:value-type="float" office:value="3.37652" calcext:value-type="float">
            <text:p>3.376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1194" calcext:value-type="float">
            <text:p>91.1194</text:p>
          </table:table-cell>
          <table:table-cell office:value-type="float" office:value="45.3769" calcext:value-type="float">
            <text:p>45.37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7139" calcext:value-type="float">
            <text:p>45.7139</text:p>
          </table:table-cell>
          <table:table-cell office:value-type="float" office:value="2.99215" calcext:value-type="float">
            <text:p>2.992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6155" calcext:value-type="float">
            <text:p>90.6155</text:p>
          </table:table-cell>
          <table:table-cell office:value-type="float" office:value="48.163" calcext:value-type="float">
            <text:p>48.16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0954" calcext:value-type="float">
            <text:p>46.0954</text:p>
          </table:table-cell>
          <table:table-cell office:value-type="float" office:value="3.25909" calcext:value-type="float">
            <text:p>3.259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3177" calcext:value-type="float">
            <text:p>86.3177</text:p>
          </table:table-cell>
          <table:table-cell office:value-type="float" office:value="44.259" calcext:value-type="float">
            <text:p>44.2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809" calcext:value-type="float">
            <text:p>47.809</text:p>
          </table:table-cell>
          <table:table-cell office:value-type="float" office:value="3.31064" calcext:value-type="float">
            <text:p>3.310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7015" calcext:value-type="float">
            <text:p>91.7015</text:p>
          </table:table-cell>
          <table:table-cell office:value-type="float" office:value="46.48" calcext:value-type="float">
            <text:p>46.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129" calcext:value-type="float">
            <text:p>49.129</text:p>
          </table:table-cell>
          <table:table-cell office:value-type="float" office:value="3.37745" calcext:value-type="float">
            <text:p>3.377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1794" calcext:value-type="float">
            <text:p>87.1794</text:p>
          </table:table-cell>
          <table:table-cell office:value-type="float" office:value="51.1598" calcext:value-type="float">
            <text:p>51.159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5891" calcext:value-type="float">
            <text:p>46.5891</text:p>
          </table:table-cell>
          <table:table-cell office:value-type="float" office:value="3.21292" calcext:value-type="float">
            <text:p>3.212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3648" calcext:value-type="float">
            <text:p>94.3648</text:p>
          </table:table-cell>
          <table:table-cell office:value-type="float" office:value="41.8924" calcext:value-type="float">
            <text:p>41.89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8006" calcext:value-type="float">
            <text:p>45.8006</text:p>
          </table:table-cell>
          <table:table-cell office:value-type="float" office:value="3.28586" calcext:value-type="float">
            <text:p>3.285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1155" calcext:value-type="float">
            <text:p>92.1155</text:p>
          </table:table-cell>
          <table:table-cell office:value-type="float" office:value="46.7421" calcext:value-type="float">
            <text:p>46.74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1638" calcext:value-type="float">
            <text:p>49.1638</text:p>
          </table:table-cell>
          <table:table-cell office:value-type="float" office:value="3.41501" calcext:value-type="float">
            <text:p>3.415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4303" calcext:value-type="float">
            <text:p>90.4303</text:p>
          </table:table-cell>
          <table:table-cell office:value-type="float" office:value="48.403" calcext:value-type="float">
            <text:p>48.4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1161" calcext:value-type="float">
            <text:p>51.1161</text:p>
          </table:table-cell>
          <table:table-cell office:value-type="float" office:value="3.20525" calcext:value-type="float">
            <text:p>3.205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9613" calcext:value-type="float">
            <text:p>87.9613</text:p>
          </table:table-cell>
          <table:table-cell office:value-type="float" office:value="41.0845" calcext:value-type="float">
            <text:p>41.08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8335" calcext:value-type="float">
            <text:p>46.8335</text:p>
          </table:table-cell>
          <table:table-cell office:value-type="float" office:value="3.27148" calcext:value-type="float">
            <text:p>3.271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9545" calcext:value-type="float">
            <text:p>90.9545</text:p>
          </table:table-cell>
          <table:table-cell office:value-type="float" office:value="45.775" calcext:value-type="float">
            <text:p>45.77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3144" calcext:value-type="float">
            <text:p>49.3144</text:p>
          </table:table-cell>
          <table:table-cell office:value-type="float" office:value="3.14129" calcext:value-type="float">
            <text:p>3.141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4282" calcext:value-type="float">
            <text:p>85.4282</text:p>
          </table:table-cell>
          <table:table-cell office:value-type="float" office:value="54.8191" calcext:value-type="float">
            <text:p>54.81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488" calcext:value-type="float">
            <text:p>47.488</text:p>
          </table:table-cell>
          <table:table-cell office:value-type="float" office:value="3.1997" calcext:value-type="float">
            <text:p>3.19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0309" calcext:value-type="float">
            <text:p>89.0309</text:p>
          </table:table-cell>
          <table:table-cell office:value-type="float" office:value="45.6888" calcext:value-type="float">
            <text:p>45.68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7548" calcext:value-type="float">
            <text:p>46.7548</text:p>
          </table:table-cell>
          <table:table-cell office:value-type="float" office:value="3.04395" calcext:value-type="float">
            <text:p>3.043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1905" calcext:value-type="float">
            <text:p>92.1905</text:p>
          </table:table-cell>
          <table:table-cell office:value-type="float" office:value="40.3106" calcext:value-type="float">
            <text:p>40.310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4264" calcext:value-type="float">
            <text:p>52.4264</text:p>
          </table:table-cell>
          <table:table-cell office:value-type="float" office:value="3.1654" calcext:value-type="float">
            <text:p>3.16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7636" calcext:value-type="float">
            <text:p>90.7636</text:p>
          </table:table-cell>
          <table:table-cell office:value-type="float" office:value="49.5251" calcext:value-type="float">
            <text:p>49.525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0.174" calcext:value-type="float">
            <text:p>40.174</text:p>
          </table:table-cell>
          <table:table-cell office:value-type="float" office:value="3.10943" calcext:value-type="float">
            <text:p>3.109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3334" calcext:value-type="float">
            <text:p>91.3334</text:p>
          </table:table-cell>
          <table:table-cell office:value-type="float" office:value="43.5115" calcext:value-type="float">
            <text:p>43.51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4648" calcext:value-type="float">
            <text:p>49.4648</text:p>
          </table:table-cell>
          <table:table-cell office:value-type="float" office:value="3.22927" calcext:value-type="float">
            <text:p>3.229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4937" calcext:value-type="float">
            <text:p>91.4937</text:p>
          </table:table-cell>
          <table:table-cell office:value-type="float" office:value="50.3064" calcext:value-type="float">
            <text:p>50.306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5877" calcext:value-type="float">
            <text:p>51.5877</text:p>
          </table:table-cell>
          <table:table-cell office:value-type="float" office:value="3.06211" calcext:value-type="float">
            <text:p>3.062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5215" calcext:value-type="float">
            <text:p>91.5215</text:p>
          </table:table-cell>
          <table:table-cell office:value-type="float" office:value="47.7161" calcext:value-type="float">
            <text:p>47.716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8653" calcext:value-type="float">
            <text:p>45.8653</text:p>
          </table:table-cell>
          <table:table-cell office:value-type="float" office:value="3.36263" calcext:value-type="float">
            <text:p>3.362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912" calcext:value-type="float">
            <text:p>90.912</text:p>
          </table:table-cell>
          <table:table-cell office:value-type="float" office:value="48.4959" calcext:value-type="float">
            <text:p>48.49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6298" calcext:value-type="float">
            <text:p>44.6298</text:p>
          </table:table-cell>
          <table:table-cell office:value-type="float" office:value="3.20112" calcext:value-type="float">
            <text:p>3.201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5398" calcext:value-type="float">
            <text:p>84.5398</text:p>
          </table:table-cell>
          <table:table-cell office:value-type="float" office:value="49.0111" calcext:value-type="float">
            <text:p>49.01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3965" calcext:value-type="float">
            <text:p>44.3965</text:p>
          </table:table-cell>
          <table:table-cell office:value-type="float" office:value="3.39205" calcext:value-type="float">
            <text:p>3.392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7231" calcext:value-type="float">
            <text:p>89.7231</text:p>
          </table:table-cell>
          <table:table-cell office:value-type="float" office:value="48.9016" calcext:value-type="float">
            <text:p>48.90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911" calcext:value-type="float">
            <text:p>47.911</text:p>
          </table:table-cell>
          <table:table-cell office:value-type="float" office:value="3.30222" calcext:value-type="float">
            <text:p>3.302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1669" calcext:value-type="float">
            <text:p>90.1669</text:p>
          </table:table-cell>
          <table:table-cell office:value-type="float" office:value="46.6715" calcext:value-type="float">
            <text:p>46.67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4857" calcext:value-type="float">
            <text:p>49.4857</text:p>
          </table:table-cell>
          <table:table-cell office:value-type="float" office:value="3.23339" calcext:value-type="float">
            <text:p>3.233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6192" calcext:value-type="float">
            <text:p>90.6192</text:p>
          </table:table-cell>
          <table:table-cell office:value-type="float" office:value="45.6402" calcext:value-type="float">
            <text:p>45.640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.1655" calcext:value-type="float">
            <text:p>56.1655</text:p>
          </table:table-cell>
          <table:table-cell office:value-type="float" office:value="3.05991" calcext:value-type="float">
            <text:p>3.059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2356" calcext:value-type="float">
            <text:p>90.2356</text:p>
          </table:table-cell>
          <table:table-cell office:value-type="float" office:value="45.1738" calcext:value-type="float">
            <text:p>45.17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602" calcext:value-type="float">
            <text:p>53.602</text:p>
          </table:table-cell>
          <table:table-cell office:value-type="float" office:value="3.25718" calcext:value-type="float">
            <text:p>3.257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5931" calcext:value-type="float">
            <text:p>85.5931</text:p>
          </table:table-cell>
          <table:table-cell office:value-type="float" office:value="50.5666" calcext:value-type="float">
            <text:p>50.56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.3524" calcext:value-type="float">
            <text:p>56.3524</text:p>
          </table:table-cell>
          <table:table-cell office:value-type="float" office:value="3.02202" calcext:value-type="float">
            <text:p>3.022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3601" calcext:value-type="float">
            <text:p>90.3601</text:p>
          </table:table-cell>
          <table:table-cell office:value-type="float" office:value="50.0199" calcext:value-type="float">
            <text:p>50.01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1797" calcext:value-type="float">
            <text:p>50.1797</text:p>
          </table:table-cell>
          <table:table-cell office:value-type="float" office:value="3.27069" calcext:value-type="float">
            <text:p>3.270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9088" calcext:value-type="float">
            <text:p>88.9088</text:p>
          </table:table-cell>
          <table:table-cell office:value-type="float" office:value="45.9637" calcext:value-type="float">
            <text:p>45.96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9044" calcext:value-type="float">
            <text:p>47.9044</text:p>
          </table:table-cell>
          <table:table-cell office:value-type="float" office:value="3.09403" calcext:value-type="float">
            <text:p>3.094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6885" calcext:value-type="float">
            <text:p>83.6885</text:p>
          </table:table-cell>
          <table:table-cell office:value-type="float" office:value="39.4644" calcext:value-type="float">
            <text:p>39.46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6034" calcext:value-type="float">
            <text:p>45.6034</text:p>
          </table:table-cell>
          <table:table-cell office:value-type="float" office:value="3.06824" calcext:value-type="float">
            <text:p>3.068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2123" calcext:value-type="float">
            <text:p>91.2123</text:p>
          </table:table-cell>
          <table:table-cell office:value-type="float" office:value="45.3723" calcext:value-type="float">
            <text:p>45.37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638" calcext:value-type="float">
            <text:p>48.638</text:p>
          </table:table-cell>
          <table:table-cell office:value-type="float" office:value="3.33807" calcext:value-type="float">
            <text:p>3.338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8924" calcext:value-type="float">
            <text:p>83.8924</text:p>
          </table:table-cell>
          <table:table-cell office:value-type="float" office:value="34.3746" calcext:value-type="float">
            <text:p>34.37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1189" calcext:value-type="float">
            <text:p>45.1189</text:p>
          </table:table-cell>
          <table:table-cell office:value-type="float" office:value="3.48732" calcext:value-type="float">
            <text:p>3.487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6403" calcext:value-type="float">
            <text:p>85.6403</text:p>
          </table:table-cell>
          <table:table-cell office:value-type="float" office:value="44.0833" calcext:value-type="float">
            <text:p>44.08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2518" calcext:value-type="float">
            <text:p>52.2518</text:p>
          </table:table-cell>
          <table:table-cell office:value-type="float" office:value="3.45751" calcext:value-type="float">
            <text:p>3.457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652" calcext:value-type="float">
            <text:p>86.652</text:p>
          </table:table-cell>
          <table:table-cell office:value-type="float" office:value="48.2945" calcext:value-type="float">
            <text:p>48.29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5.5827" calcext:value-type="float">
            <text:p>55.5827</text:p>
          </table:table-cell>
          <table:table-cell office:value-type="float" office:value="3.25323" calcext:value-type="float">
            <text:p>3.253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0762" calcext:value-type="float">
            <text:p>87.0762</text:p>
          </table:table-cell>
          <table:table-cell office:value-type="float" office:value="50.7283" calcext:value-type="float">
            <text:p>50.728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7789" calcext:value-type="float">
            <text:p>49.7789</text:p>
          </table:table-cell>
          <table:table-cell office:value-type="float" office:value="2.9981" calcext:value-type="float">
            <text:p>2.99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4564" calcext:value-type="float">
            <text:p>87.4564</text:p>
          </table:table-cell>
          <table:table-cell office:value-type="float" office:value="47.4037" calcext:value-type="float">
            <text:p>47.40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8278" calcext:value-type="float">
            <text:p>45.8278</text:p>
          </table:table-cell>
          <table:table-cell office:value-type="float" office:value="2.93058" calcext:value-type="float">
            <text:p>2.930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4854" calcext:value-type="float">
            <text:p>89.4854</text:p>
          </table:table-cell>
          <table:table-cell office:value-type="float" office:value="51.8464" calcext:value-type="float">
            <text:p>51.846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9.3848" calcext:value-type="float">
            <text:p>59.3848</text:p>
          </table:table-cell>
          <table:table-cell office:value-type="float" office:value="3.20105" calcext:value-type="float">
            <text:p>3.20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1165" calcext:value-type="float">
            <text:p>91.1165</text:p>
          </table:table-cell>
          <table:table-cell office:value-type="float" office:value="48.9172" calcext:value-type="float">
            <text:p>48.917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.9081" calcext:value-type="float">
            <text:p>56.9081</text:p>
          </table:table-cell>
          <table:table-cell office:value-type="float" office:value="3.28189" calcext:value-type="float">
            <text:p>3.281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3261" calcext:value-type="float">
            <text:p>90.3261</text:p>
          </table:table-cell>
          <table:table-cell office:value-type="float" office:value="44.0005" calcext:value-type="float">
            <text:p>44.000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2923" calcext:value-type="float">
            <text:p>50.2923</text:p>
          </table:table-cell>
          <table:table-cell office:value-type="float" office:value="3.11007" calcext:value-type="float">
            <text:p>3.110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5556" calcext:value-type="float">
            <text:p>88.5556</text:p>
          </table:table-cell>
          <table:table-cell office:value-type="float" office:value="51.3694" calcext:value-type="float">
            <text:p>51.369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6901" calcext:value-type="float">
            <text:p>49.6901</text:p>
          </table:table-cell>
          <table:table-cell office:value-type="float" office:value="3.33219" calcext:value-type="float">
            <text:p>3.332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458" calcext:value-type="float">
            <text:p>90.458</text:p>
          </table:table-cell>
          <table:table-cell office:value-type="float" office:value="44.1667" calcext:value-type="float">
            <text:p>44.16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4372" calcext:value-type="float">
            <text:p>50.4372</text:p>
          </table:table-cell>
          <table:table-cell office:value-type="float" office:value="3.33817" calcext:value-type="float">
            <text:p>3.338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.4729" calcext:value-type="float">
            <text:p>93.4729</text:p>
          </table:table-cell>
          <table:table-cell office:value-type="float" office:value="49.243" calcext:value-type="float">
            <text:p>49.24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6901" calcext:value-type="float">
            <text:p>46.6901</text:p>
          </table:table-cell>
          <table:table-cell office:value-type="float" office:value="2.90752" calcext:value-type="float">
            <text:p>2.907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853" calcext:value-type="float">
            <text:p>88.8853</text:p>
          </table:table-cell>
          <table:table-cell office:value-type="float" office:value="48.4224" calcext:value-type="float">
            <text:p>48.42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0592" calcext:value-type="float">
            <text:p>43.0592</text:p>
          </table:table-cell>
          <table:table-cell office:value-type="float" office:value="3.07746" calcext:value-type="float">
            <text:p>3.077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5.1038" calcext:value-type="float">
            <text:p>95.1038</text:p>
          </table:table-cell>
          <table:table-cell office:value-type="float" office:value="48.0907" calcext:value-type="float">
            <text:p>48.09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0521" calcext:value-type="float">
            <text:p>53.0521</text:p>
          </table:table-cell>
          <table:table-cell office:value-type="float" office:value="3.31728" calcext:value-type="float">
            <text:p>3.317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754" calcext:value-type="float">
            <text:p>91.754</text:p>
          </table:table-cell>
          <table:table-cell office:value-type="float" office:value="47.1854" calcext:value-type="float">
            <text:p>47.18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6457" calcext:value-type="float">
            <text:p>51.6457</text:p>
          </table:table-cell>
          <table:table-cell office:value-type="float" office:value="2.91166" calcext:value-type="float">
            <text:p>2.911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5.9075" calcext:value-type="float">
            <text:p>95.9075</text:p>
          </table:table-cell>
          <table:table-cell office:value-type="float" office:value="49.1264" calcext:value-type="float">
            <text:p>49.126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.4155" calcext:value-type="float">
            <text:p>56.4155</text:p>
          </table:table-cell>
          <table:table-cell office:value-type="float" office:value="3.16169" calcext:value-type="float">
            <text:p>3.161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5228" calcext:value-type="float">
            <text:p>89.5228</text:p>
          </table:table-cell>
          <table:table-cell office:value-type="float" office:value="43.2814" calcext:value-type="float">
            <text:p>43.28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1242" calcext:value-type="float">
            <text:p>48.1242</text:p>
          </table:table-cell>
          <table:table-cell office:value-type="float" office:value="3.06898" calcext:value-type="float">
            <text:p>3.068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7021" calcext:value-type="float">
            <text:p>90.7021</text:p>
          </table:table-cell>
          <table:table-cell office:value-type="float" office:value="45.6001" calcext:value-type="float">
            <text:p>45.60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1564" calcext:value-type="float">
            <text:p>51.1564</text:p>
          </table:table-cell>
          <table:table-cell office:value-type="float" office:value="3.138" calcext:value-type="float">
            <text:p>3.1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0849" calcext:value-type="float">
            <text:p>92.0849</text:p>
          </table:table-cell>
          <table:table-cell office:value-type="float" office:value="44.9925" calcext:value-type="float">
            <text:p>44.99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9108" calcext:value-type="float">
            <text:p>45.9108</text:p>
          </table:table-cell>
          <table:table-cell office:value-type="float" office:value="3.00238" calcext:value-type="float">
            <text:p>3.002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2" calcext:value-type="float">
            <text:p>88.82</text:p>
          </table:table-cell>
          <table:table-cell office:value-type="float" office:value="48.4119" calcext:value-type="float">
            <text:p>48.41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1.8679" calcext:value-type="float">
            <text:p>41.8679</text:p>
          </table:table-cell>
          <table:table-cell office:value-type="float" office:value="3.41625" calcext:value-type="float">
            <text:p>3.416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4787" calcext:value-type="float">
            <text:p>87.4787</text:p>
          </table:table-cell>
          <table:table-cell office:value-type="float" office:value="50.8263" calcext:value-type="float">
            <text:p>50.826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2634" calcext:value-type="float">
            <text:p>45.2634</text:p>
          </table:table-cell>
          <table:table-cell office:value-type="float" office:value="3.32542" calcext:value-type="float">
            <text:p>3.325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5918" calcext:value-type="float">
            <text:p>85.5918</text:p>
          </table:table-cell>
          <table:table-cell office:value-type="float" office:value="43.3649" calcext:value-type="float">
            <text:p>43.364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371" calcext:value-type="float">
            <text:p>48.371</text:p>
          </table:table-cell>
          <table:table-cell office:value-type="float" office:value="3.04901" calcext:value-type="float">
            <text:p>3.049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9395" calcext:value-type="float">
            <text:p>84.9395</text:p>
          </table:table-cell>
          <table:table-cell office:value-type="float" office:value="49.9214" calcext:value-type="float">
            <text:p>49.92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7331" calcext:value-type="float">
            <text:p>51.7331</text:p>
          </table:table-cell>
          <table:table-cell office:value-type="float" office:value="3.12092" calcext:value-type="float">
            <text:p>3.120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0413" calcext:value-type="float">
            <text:p>87.0413</text:p>
          </table:table-cell>
          <table:table-cell office:value-type="float" office:value="47.5512" calcext:value-type="float">
            <text:p>47.55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5.2505" calcext:value-type="float">
            <text:p>55.2505</text:p>
          </table:table-cell>
          <table:table-cell office:value-type="float" office:value="2.87529" calcext:value-type="float">
            <text:p>2.875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6818" calcext:value-type="float">
            <text:p>86.6818</text:p>
          </table:table-cell>
          <table:table-cell office:value-type="float" office:value="50.5586" calcext:value-type="float">
            <text:p>50.55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4898" calcext:value-type="float">
            <text:p>50.4898</text:p>
          </table:table-cell>
          <table:table-cell office:value-type="float" office:value="3.26063" calcext:value-type="float">
            <text:p>3.260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5018" calcext:value-type="float">
            <text:p>89.5018</text:p>
          </table:table-cell>
          <table:table-cell office:value-type="float" office:value="43.7927" calcext:value-type="float">
            <text:p>43.79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7229" calcext:value-type="float">
            <text:p>45.7229</text:p>
          </table:table-cell>
          <table:table-cell office:value-type="float" office:value="3.02482" calcext:value-type="float">
            <text:p>3.024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65" calcext:value-type="float">
            <text:p>89.665</text:p>
          </table:table-cell>
          <table:table-cell office:value-type="float" office:value="52.2942" calcext:value-type="float">
            <text:p>52.29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2487" calcext:value-type="float">
            <text:p>53.2487</text:p>
          </table:table-cell>
          <table:table-cell office:value-type="float" office:value="3.12843" calcext:value-type="float">
            <text:p>3.128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1356" calcext:value-type="float">
            <text:p>90.1356</text:p>
          </table:table-cell>
          <table:table-cell office:value-type="float" office:value="47.877" calcext:value-type="float">
            <text:p>47.8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0.7495" calcext:value-type="float">
            <text:p>40.7495</text:p>
          </table:table-cell>
          <table:table-cell office:value-type="float" office:value="3.11301" calcext:value-type="float">
            <text:p>3.113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5638" calcext:value-type="float">
            <text:p>89.5638</text:p>
          </table:table-cell>
          <table:table-cell office:value-type="float" office:value="52.2045" calcext:value-type="float">
            <text:p>52.20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4.4269" calcext:value-type="float">
            <text:p>54.4269</text:p>
          </table:table-cell>
          <table:table-cell office:value-type="float" office:value="3.0139" calcext:value-type="float">
            <text:p>3.01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6453" calcext:value-type="float">
            <text:p>87.6453</text:p>
          </table:table-cell>
          <table:table-cell office:value-type="float" office:value="45.5494" calcext:value-type="float">
            <text:p>45.549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8631" calcext:value-type="float">
            <text:p>49.8631</text:p>
          </table:table-cell>
          <table:table-cell office:value-type="float" office:value="3.20293" calcext:value-type="float">
            <text:p>3.202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6.8817" calcext:value-type="float">
            <text:p>96.8817</text:p>
          </table:table-cell>
          <table:table-cell office:value-type="float" office:value="50.6807" calcext:value-type="float">
            <text:p>50.68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3726" calcext:value-type="float">
            <text:p>51.3726</text:p>
          </table:table-cell>
          <table:table-cell office:value-type="float" office:value="3.2277" calcext:value-type="float">
            <text:p>3.22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998" calcext:value-type="float">
            <text:p>88.8998</text:p>
          </table:table-cell>
          <table:table-cell office:value-type="float" office:value="51.8197" calcext:value-type="float">
            <text:p>51.819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2361" calcext:value-type="float">
            <text:p>45.2361</text:p>
          </table:table-cell>
          <table:table-cell office:value-type="float" office:value="3.07773" calcext:value-type="float">
            <text:p>3.077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7613" calcext:value-type="float">
            <text:p>87.7613</text:p>
          </table:table-cell>
          <table:table-cell office:value-type="float" office:value="52.269" calcext:value-type="float">
            <text:p>52.2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4523" calcext:value-type="float">
            <text:p>48.4523</text:p>
          </table:table-cell>
          <table:table-cell office:value-type="float" office:value="3.07081" calcext:value-type="float">
            <text:p>3.070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8836" calcext:value-type="float">
            <text:p>84.8836</text:p>
          </table:table-cell>
          <table:table-cell office:value-type="float" office:value="44.4607" calcext:value-type="float">
            <text:p>44.46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287" calcext:value-type="float">
            <text:p>46.287</text:p>
          </table:table-cell>
          <table:table-cell office:value-type="float" office:value="3.13189" calcext:value-type="float">
            <text:p>3.131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1566" calcext:value-type="float">
            <text:p>84.1566</text:p>
          </table:table-cell>
          <table:table-cell office:value-type="float" office:value="51.5901" calcext:value-type="float">
            <text:p>51.59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3515" calcext:value-type="float">
            <text:p>50.3515</text:p>
          </table:table-cell>
          <table:table-cell office:value-type="float" office:value="3.27347" calcext:value-type="float">
            <text:p>3.273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5174" calcext:value-type="float">
            <text:p>88.5174</text:p>
          </table:table-cell>
          <table:table-cell office:value-type="float" office:value="50.9329" calcext:value-type="float">
            <text:p>50.93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9904" calcext:value-type="float">
            <text:p>44.9904</text:p>
          </table:table-cell>
          <table:table-cell office:value-type="float" office:value="3.26817" calcext:value-type="float">
            <text:p>3.268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1924" calcext:value-type="float">
            <text:p>84.1924</text:p>
          </table:table-cell>
          <table:table-cell office:value-type="float" office:value="52.2039" calcext:value-type="float">
            <text:p>52.20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2.4476" calcext:value-type="float">
            <text:p>42.4476</text:p>
          </table:table-cell>
          <table:table-cell office:value-type="float" office:value="3.27972" calcext:value-type="float">
            <text:p>3.279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5677" calcext:value-type="float">
            <text:p>88.5677</text:p>
          </table:table-cell>
          <table:table-cell office:value-type="float" office:value="44.7193" calcext:value-type="float">
            <text:p>44.719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3749" calcext:value-type="float">
            <text:p>47.3749</text:p>
          </table:table-cell>
          <table:table-cell office:value-type="float" office:value="3.03735" calcext:value-type="float">
            <text:p>3.037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1738" calcext:value-type="float">
            <text:p>87.1738</text:p>
          </table:table-cell>
          <table:table-cell office:value-type="float" office:value="48.171" calcext:value-type="float">
            <text:p>48.17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4555" calcext:value-type="float">
            <text:p>53.4555</text:p>
          </table:table-cell>
          <table:table-cell office:value-type="float" office:value="3.31727" calcext:value-type="float">
            <text:p>3.317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642" calcext:value-type="float">
            <text:p>88.8642</text:p>
          </table:table-cell>
          <table:table-cell office:value-type="float" office:value="48.0175" calcext:value-type="float">
            <text:p>48.017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4153" calcext:value-type="float">
            <text:p>48.4153</text:p>
          </table:table-cell>
          <table:table-cell office:value-type="float" office:value="3.1094" calcext:value-type="float">
            <text:p>3.10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.5652" calcext:value-type="float">
            <text:p>93.5652</text:p>
          </table:table-cell>
          <table:table-cell office:value-type="float" office:value="52.9374" calcext:value-type="float">
            <text:p>52.93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7926" calcext:value-type="float">
            <text:p>53.7926</text:p>
          </table:table-cell>
          <table:table-cell office:value-type="float" office:value="3.04449" calcext:value-type="float">
            <text:p>3.044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4614" calcext:value-type="float">
            <text:p>86.4614</text:p>
          </table:table-cell>
          <table:table-cell office:value-type="float" office:value="46.5039" calcext:value-type="float">
            <text:p>46.50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4.0196" calcext:value-type="float">
            <text:p>54.0196</text:p>
          </table:table-cell>
          <table:table-cell office:value-type="float" office:value="3.39215" calcext:value-type="float">
            <text:p>3.392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1.435" calcext:value-type="float">
            <text:p>81.435</text:p>
          </table:table-cell>
          <table:table-cell office:value-type="float" office:value="52.4516" calcext:value-type="float">
            <text:p>52.45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2666" calcext:value-type="float">
            <text:p>50.2666</text:p>
          </table:table-cell>
          <table:table-cell office:value-type="float" office:value="3.36189" calcext:value-type="float">
            <text:p>3.361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1343" calcext:value-type="float">
            <text:p>94.1343</text:p>
          </table:table-cell>
          <table:table-cell office:value-type="float" office:value="49.3229" calcext:value-type="float">
            <text:p>49.32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443" calcext:value-type="float">
            <text:p>52.443</text:p>
          </table:table-cell>
          <table:table-cell office:value-type="float" office:value="3.01037" calcext:value-type="float">
            <text:p>3.010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7788" calcext:value-type="float">
            <text:p>90.7788</text:p>
          </table:table-cell>
          <table:table-cell office:value-type="float" office:value="50.4529" calcext:value-type="float">
            <text:p>50.45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3527" calcext:value-type="float">
            <text:p>48.3527</text:p>
          </table:table-cell>
          <table:table-cell office:value-type="float" office:value="3.33365" calcext:value-type="float">
            <text:p>3.333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2447" calcext:value-type="float">
            <text:p>89.2447</text:p>
          </table:table-cell>
          <table:table-cell office:value-type="float" office:value="48.8367" calcext:value-type="float">
            <text:p>48.83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1739" calcext:value-type="float">
            <text:p>48.1739</text:p>
          </table:table-cell>
          <table:table-cell office:value-type="float" office:value="3.45715" calcext:value-type="float">
            <text:p>3.457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8868" calcext:value-type="float">
            <text:p>94.8868</text:p>
          </table:table-cell>
          <table:table-cell office:value-type="float" office:value="45.8962" calcext:value-type="float">
            <text:p>45.89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1748" calcext:value-type="float">
            <text:p>47.1748</text:p>
          </table:table-cell>
          <table:table-cell office:value-type="float" office:value="3.10138" calcext:value-type="float">
            <text:p>3.101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9756" calcext:value-type="float">
            <text:p>89.9756</text:p>
          </table:table-cell>
          <table:table-cell office:value-type="float" office:value="48.1054" calcext:value-type="float">
            <text:p>48.10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9233" calcext:value-type="float">
            <text:p>51.9233</text:p>
          </table:table-cell>
          <table:table-cell office:value-type="float" office:value="3.25977" calcext:value-type="float">
            <text:p>3.259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3507" calcext:value-type="float">
            <text:p>83.3507</text:p>
          </table:table-cell>
          <table:table-cell office:value-type="float" office:value="52.0499" calcext:value-type="float">
            <text:p>52.04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4883" calcext:value-type="float">
            <text:p>43.4883</text:p>
          </table:table-cell>
          <table:table-cell office:value-type="float" office:value="3.18882" calcext:value-type="float">
            <text:p>3.188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1138" calcext:value-type="float">
            <text:p>90.1138</text:p>
          </table:table-cell>
          <table:table-cell office:value-type="float" office:value="45.3442" calcext:value-type="float">
            <text:p>45.34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4.9576" calcext:value-type="float">
            <text:p>54.9576</text:p>
          </table:table-cell>
          <table:table-cell office:value-type="float" office:value="3.1186" calcext:value-type="float">
            <text:p>3.11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562" calcext:value-type="float">
            <text:p>88.8562</text:p>
          </table:table-cell>
          <table:table-cell office:value-type="float" office:value="50.9917" calcext:value-type="float">
            <text:p>50.99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4501" calcext:value-type="float">
            <text:p>48.4501</text:p>
          </table:table-cell>
          <table:table-cell office:value-type="float" office:value="3.26485" calcext:value-type="float">
            <text:p>3.264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7974" calcext:value-type="float">
            <text:p>88.7974</text:p>
          </table:table-cell>
          <table:table-cell office:value-type="float" office:value="52.053" calcext:value-type="float">
            <text:p>52.05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4.5546" calcext:value-type="float">
            <text:p>54.5546</text:p>
          </table:table-cell>
          <table:table-cell office:value-type="float" office:value="3.1002" calcext:value-type="float">
            <text:p>3.10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2219" calcext:value-type="float">
            <text:p>90.2219</text:p>
          </table:table-cell>
          <table:table-cell office:value-type="float" office:value="39.8266" calcext:value-type="float">
            <text:p>39.82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7135" calcext:value-type="float">
            <text:p>46.7135</text:p>
          </table:table-cell>
          <table:table-cell office:value-type="float" office:value="3.17809" calcext:value-type="float">
            <text:p>3.178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3273" calcext:value-type="float">
            <text:p>90.3273</text:p>
          </table:table-cell>
          <table:table-cell office:value-type="float" office:value="48.9453" calcext:value-type="float">
            <text:p>48.945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1796" calcext:value-type="float">
            <text:p>49.1796</text:p>
          </table:table-cell>
          <table:table-cell office:value-type="float" office:value="3.06229" calcext:value-type="float">
            <text:p>3.062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6123" calcext:value-type="float">
            <text:p>88.6123</text:p>
          </table:table-cell>
          <table:table-cell office:value-type="float" office:value="47.1052" calcext:value-type="float">
            <text:p>47.105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108" calcext:value-type="float">
            <text:p>45.108</text:p>
          </table:table-cell>
          <table:table-cell office:value-type="float" office:value="3.00187" calcext:value-type="float">
            <text:p>3.001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5244" calcext:value-type="float">
            <text:p>87.5244</text:p>
          </table:table-cell>
          <table:table-cell office:value-type="float" office:value="42.6378" calcext:value-type="float">
            <text:p>42.637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3851" calcext:value-type="float">
            <text:p>45.3851</text:p>
          </table:table-cell>
          <table:table-cell office:value-type="float" office:value="3.18066" calcext:value-type="float">
            <text:p>3.180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6708" calcext:value-type="float">
            <text:p>86.6708</text:p>
          </table:table-cell>
          <table:table-cell office:value-type="float" office:value="47.7617" calcext:value-type="float">
            <text:p>47.76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5917" calcext:value-type="float">
            <text:p>47.5917</text:p>
          </table:table-cell>
          <table:table-cell office:value-type="float" office:value="3.02068" calcext:value-type="float">
            <text:p>3.020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358" calcext:value-type="float">
            <text:p>90.358</text:p>
          </table:table-cell>
          <table:table-cell office:value-type="float" office:value="46.6412" calcext:value-type="float">
            <text:p>46.64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2.1095" calcext:value-type="float">
            <text:p>42.1095</text:p>
          </table:table-cell>
          <table:table-cell office:value-type="float" office:value="3.29195" calcext:value-type="float">
            <text:p>3.291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934" calcext:value-type="float">
            <text:p>86.934</text:p>
          </table:table-cell>
          <table:table-cell office:value-type="float" office:value="50.2767" calcext:value-type="float">
            <text:p>50.27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5234" calcext:value-type="float">
            <text:p>47.5234</text:p>
          </table:table-cell>
          <table:table-cell office:value-type="float" office:value="3.24008" calcext:value-type="float">
            <text:p>3.240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3847" calcext:value-type="float">
            <text:p>88.3847</text:p>
          </table:table-cell>
          <table:table-cell office:value-type="float" office:value="45.9418" calcext:value-type="float">
            <text:p>45.94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1828" calcext:value-type="float">
            <text:p>49.1828</text:p>
          </table:table-cell>
          <table:table-cell office:value-type="float" office:value="3.21735" calcext:value-type="float">
            <text:p>3.217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6987" calcext:value-type="float">
            <text:p>87.6987</text:p>
          </table:table-cell>
          <table:table-cell office:value-type="float" office:value="46.9347" calcext:value-type="float">
            <text:p>46.93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529" calcext:value-type="float">
            <text:p>47.529</text:p>
          </table:table-cell>
          <table:table-cell office:value-type="float" office:value="3.169" calcext:value-type="float">
            <text:p>3.1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7.6855" calcext:value-type="float">
            <text:p>97.6855</text:p>
          </table:table-cell>
          <table:table-cell office:value-type="float" office:value="44.7411" calcext:value-type="float">
            <text:p>44.74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2168" calcext:value-type="float">
            <text:p>48.2168</text:p>
          </table:table-cell>
          <table:table-cell office:value-type="float" office:value="3.20558" calcext:value-type="float">
            <text:p>3.205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395" calcext:value-type="float">
            <text:p>89.395</text:p>
          </table:table-cell>
          <table:table-cell office:value-type="float" office:value="52.5135" calcext:value-type="float">
            <text:p>52.51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3444" calcext:value-type="float">
            <text:p>51.3444</text:p>
          </table:table-cell>
          <table:table-cell office:value-type="float" office:value="3.50515" calcext:value-type="float">
            <text:p>3.505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052" calcext:value-type="float">
            <text:p>88.052</text:p>
          </table:table-cell>
          <table:table-cell office:value-type="float" office:value="46.0769" calcext:value-type="float">
            <text:p>46.07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.7801" calcext:value-type="float">
            <text:p>56.7801</text:p>
          </table:table-cell>
          <table:table-cell office:value-type="float" office:value="3.12952" calcext:value-type="float">
            <text:p>3.129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7918" calcext:value-type="float">
            <text:p>90.7918</text:p>
          </table:table-cell>
          <table:table-cell office:value-type="float" office:value="52.3049" calcext:value-type="float">
            <text:p>52.304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376" calcext:value-type="float">
            <text:p>43.376</text:p>
          </table:table-cell>
          <table:table-cell office:value-type="float" office:value="3.11452" calcext:value-type="float">
            <text:p>3.114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5639" calcext:value-type="float">
            <text:p>87.5639</text:p>
          </table:table-cell>
          <table:table-cell office:value-type="float" office:value="50.6963" calcext:value-type="float">
            <text:p>50.696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6813" calcext:value-type="float">
            <text:p>51.6813</text:p>
          </table:table-cell>
          <table:table-cell office:value-type="float" office:value="3.05728" calcext:value-type="float">
            <text:p>3.057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1878" calcext:value-type="float">
            <text:p>90.1878</text:p>
          </table:table-cell>
          <table:table-cell office:value-type="float" office:value="44.4266" calcext:value-type="float">
            <text:p>44.42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4761" calcext:value-type="float">
            <text:p>46.4761</text:p>
          </table:table-cell>
          <table:table-cell office:value-type="float" office:value="3.33867" calcext:value-type="float">
            <text:p>3.338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1547" calcext:value-type="float">
            <text:p>88.1547</text:p>
          </table:table-cell>
          <table:table-cell office:value-type="float" office:value="44.3935" calcext:value-type="float">
            <text:p>44.39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2.7989" calcext:value-type="float">
            <text:p>42.7989</text:p>
          </table:table-cell>
          <table:table-cell office:value-type="float" office:value="3.28225" calcext:value-type="float">
            <text:p>3.282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6249" calcext:value-type="float">
            <text:p>87.6249</text:p>
          </table:table-cell>
          <table:table-cell office:value-type="float" office:value="52.9993" calcext:value-type="float">
            <text:p>52.999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2147" calcext:value-type="float">
            <text:p>48.2147</text:p>
          </table:table-cell>
          <table:table-cell office:value-type="float" office:value="3.33388" calcext:value-type="float">
            <text:p>3.333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5884" calcext:value-type="float">
            <text:p>83.5884</text:p>
          </table:table-cell>
          <table:table-cell office:value-type="float" office:value="43.193" calcext:value-type="float">
            <text:p>43.19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8398" calcext:value-type="float">
            <text:p>43.8398</text:p>
          </table:table-cell>
          <table:table-cell office:value-type="float" office:value="3.21452" calcext:value-type="float">
            <text:p>3.214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3563" calcext:value-type="float">
            <text:p>88.3563</text:p>
          </table:table-cell>
          <table:table-cell office:value-type="float" office:value="49.7908" calcext:value-type="float">
            <text:p>49.79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3259" calcext:value-type="float">
            <text:p>45.3259</text:p>
          </table:table-cell>
          <table:table-cell office:value-type="float" office:value="3.32341" calcext:value-type="float">
            <text:p>3.323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9367" calcext:value-type="float">
            <text:p>88.9367</text:p>
          </table:table-cell>
          <table:table-cell office:value-type="float" office:value="41.5876" calcext:value-type="float">
            <text:p>41.587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2.4857" calcext:value-type="float">
            <text:p>42.4857</text:p>
          </table:table-cell>
          <table:table-cell office:value-type="float" office:value="3.12416" calcext:value-type="float">
            <text:p>3.124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7033" calcext:value-type="float">
            <text:p>85.7033</text:p>
          </table:table-cell>
          <table:table-cell office:value-type="float" office:value="53.1422" calcext:value-type="float">
            <text:p>53.14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3488" calcext:value-type="float">
            <text:p>53.3488</text:p>
          </table:table-cell>
          <table:table-cell office:value-type="float" office:value="3.00662" calcext:value-type="float">
            <text:p>3.006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0605" calcext:value-type="float">
            <text:p>85.0605</text:p>
          </table:table-cell>
          <table:table-cell office:value-type="float" office:value="53.9194" calcext:value-type="float">
            <text:p>53.919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0.6202" calcext:value-type="float">
            <text:p>40.6202</text:p>
          </table:table-cell>
          <table:table-cell office:value-type="float" office:value="3.31405" calcext:value-type="float">
            <text:p>3.314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2478" calcext:value-type="float">
            <text:p>85.2478</text:p>
          </table:table-cell>
          <table:table-cell office:value-type="float" office:value="48.0425" calcext:value-type="float">
            <text:p>48.04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8093" calcext:value-type="float">
            <text:p>47.8093</text:p>
          </table:table-cell>
          <table:table-cell office:value-type="float" office:value="3.37327" calcext:value-type="float">
            <text:p>3.373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402" calcext:value-type="float">
            <text:p>86.402</text:p>
          </table:table-cell>
          <table:table-cell office:value-type="float" office:value="52.5303" calcext:value-type="float">
            <text:p>52.53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1658" calcext:value-type="float">
            <text:p>53.1658</text:p>
          </table:table-cell>
          <table:table-cell office:value-type="float" office:value="3.05509" calcext:value-type="float">
            <text:p>3.055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2921" calcext:value-type="float">
            <text:p>86.2921</text:p>
          </table:table-cell>
          <table:table-cell office:value-type="float" office:value="54.6127" calcext:value-type="float">
            <text:p>54.61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9901" calcext:value-type="float">
            <text:p>49.9901</text:p>
          </table:table-cell>
          <table:table-cell office:value-type="float" office:value="3.30853" calcext:value-type="float">
            <text:p>3.308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3851" calcext:value-type="float">
            <text:p>87.3851</text:p>
          </table:table-cell>
          <table:table-cell office:value-type="float" office:value="40.1131" calcext:value-type="float">
            <text:p>40.11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1864" calcext:value-type="float">
            <text:p>46.1864</text:p>
          </table:table-cell>
          <table:table-cell office:value-type="float" office:value="3.25731" calcext:value-type="float">
            <text:p>3.257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3538" calcext:value-type="float">
            <text:p>90.3538</text:p>
          </table:table-cell>
          <table:table-cell office:value-type="float" office:value="50.489" calcext:value-type="float">
            <text:p>50.4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3771" calcext:value-type="float">
            <text:p>53.3771</text:p>
          </table:table-cell>
          <table:table-cell office:value-type="float" office:value="3.31825" calcext:value-type="float">
            <text:p>3.318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2456" calcext:value-type="float">
            <text:p>92.2456</text:p>
          </table:table-cell>
          <table:table-cell office:value-type="float" office:value="49.8483" calcext:value-type="float">
            <text:p>49.848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314" calcext:value-type="float">
            <text:p>45.314</text:p>
          </table:table-cell>
          <table:table-cell office:value-type="float" office:value="2.97054" calcext:value-type="float">
            <text:p>2.970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3327" calcext:value-type="float">
            <text:p>89.3327</text:p>
          </table:table-cell>
          <table:table-cell office:value-type="float" office:value="42.3362" calcext:value-type="float">
            <text:p>42.33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5727" calcext:value-type="float">
            <text:p>43.5727</text:p>
          </table:table-cell>
          <table:table-cell office:value-type="float" office:value="3.38909" calcext:value-type="float">
            <text:p>3.389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1793" calcext:value-type="float">
            <text:p>92.1793</text:p>
          </table:table-cell>
          <table:table-cell office:value-type="float" office:value="44.9883" calcext:value-type="float">
            <text:p>44.988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3295" calcext:value-type="float">
            <text:p>46.3295</text:p>
          </table:table-cell>
          <table:table-cell office:value-type="float" office:value="2.95946" calcext:value-type="float">
            <text:p>2.959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1942" calcext:value-type="float">
            <text:p>90.1942</text:p>
          </table:table-cell>
          <table:table-cell office:value-type="float" office:value="49.9448" calcext:value-type="float">
            <text:p>49.94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0035" calcext:value-type="float">
            <text:p>52.0035</text:p>
          </table:table-cell>
          <table:table-cell office:value-type="float" office:value="3.36222" calcext:value-type="float">
            <text:p>3.362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3947" calcext:value-type="float">
            <text:p>86.3947</text:p>
          </table:table-cell>
          <table:table-cell office:value-type="float" office:value="52.5926" calcext:value-type="float">
            <text:p>52.59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0441" calcext:value-type="float">
            <text:p>47.0441</text:p>
          </table:table-cell>
          <table:table-cell office:value-type="float" office:value="3.09477" calcext:value-type="float">
            <text:p>3.094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7467" calcext:value-type="float">
            <text:p>86.7467</text:p>
          </table:table-cell>
          <table:table-cell office:value-type="float" office:value="51.1191" calcext:value-type="float">
            <text:p>51.11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4137" calcext:value-type="float">
            <text:p>46.4137</text:p>
          </table:table-cell>
          <table:table-cell office:value-type="float" office:value="3.36186" calcext:value-type="float">
            <text:p>3.361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5879" calcext:value-type="float">
            <text:p>88.5879</text:p>
          </table:table-cell>
          <table:table-cell office:value-type="float" office:value="48.6831" calcext:value-type="float">
            <text:p>48.68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4922" calcext:value-type="float">
            <text:p>48.4922</text:p>
          </table:table-cell>
          <table:table-cell office:value-type="float" office:value="2.88955" calcext:value-type="float">
            <text:p>2.889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2106" calcext:value-type="float">
            <text:p>87.2106</text:p>
          </table:table-cell>
          <table:table-cell office:value-type="float" office:value="52.2256" calcext:value-type="float">
            <text:p>52.22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4296" calcext:value-type="float">
            <text:p>47.4296</text:p>
          </table:table-cell>
          <table:table-cell office:value-type="float" office:value="2.91461" calcext:value-type="float">
            <text:p>2.914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7" calcext:value-type="float">
            <text:p>89.67</text:p>
          </table:table-cell>
          <table:table-cell office:value-type="float" office:value="48.1116" calcext:value-type="float">
            <text:p>48.11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8988" calcext:value-type="float">
            <text:p>52.8988</text:p>
          </table:table-cell>
          <table:table-cell office:value-type="float" office:value="3.00928" calcext:value-type="float">
            <text:p>3.009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5859" calcext:value-type="float">
            <text:p>90.5859</text:p>
          </table:table-cell>
          <table:table-cell office:value-type="float" office:value="45.1967" calcext:value-type="float">
            <text:p>45.19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0569" calcext:value-type="float">
            <text:p>51.0569</text:p>
          </table:table-cell>
          <table:table-cell office:value-type="float" office:value="3.26932" calcext:value-type="float">
            <text:p>3.269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8207" calcext:value-type="float">
            <text:p>92.8207</text:p>
          </table:table-cell>
          <table:table-cell office:value-type="float" office:value="51.5179" calcext:value-type="float">
            <text:p>51.51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0936" calcext:value-type="float">
            <text:p>45.0936</text:p>
          </table:table-cell>
          <table:table-cell office:value-type="float" office:value="3.10621" calcext:value-type="float">
            <text:p>3.106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014" calcext:value-type="float">
            <text:p>89.014</text:p>
          </table:table-cell>
          <table:table-cell office:value-type="float" office:value="43.603" calcext:value-type="float">
            <text:p>43.6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7982" calcext:value-type="float">
            <text:p>51.7982</text:p>
          </table:table-cell>
          <table:table-cell office:value-type="float" office:value="3.06612" calcext:value-type="float">
            <text:p>3.066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365" calcext:value-type="float">
            <text:p>88.8365</text:p>
          </table:table-cell>
          <table:table-cell office:value-type="float" office:value="53.8056" calcext:value-type="float">
            <text:p>53.80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047" calcext:value-type="float">
            <text:p>50.047</text:p>
          </table:table-cell>
          <table:table-cell office:value-type="float" office:value="3.18173" calcext:value-type="float">
            <text:p>3.181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6767" calcext:value-type="float">
            <text:p>85.6767</text:p>
          </table:table-cell>
          <table:table-cell office:value-type="float" office:value="46.1244" calcext:value-type="float">
            <text:p>46.12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3997" calcext:value-type="float">
            <text:p>46.3997</text:p>
          </table:table-cell>
          <table:table-cell office:value-type="float" office:value="3.47319" calcext:value-type="float">
            <text:p>3.473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0831" calcext:value-type="float">
            <text:p>88.0831</text:p>
          </table:table-cell>
          <table:table-cell office:value-type="float" office:value="51.1716" calcext:value-type="float">
            <text:p>51.17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0.6815" calcext:value-type="float">
            <text:p>40.6815</text:p>
          </table:table-cell>
          <table:table-cell office:value-type="float" office:value="3.26614" calcext:value-type="float">
            <text:p>3.266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2735" calcext:value-type="float">
            <text:p>85.2735</text:p>
          </table:table-cell>
          <table:table-cell office:value-type="float" office:value="55.0444" calcext:value-type="float">
            <text:p>55.04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7804" calcext:value-type="float">
            <text:p>50.7804</text:p>
          </table:table-cell>
          <table:table-cell office:value-type="float" office:value="3.14651" calcext:value-type="float">
            <text:p>3.146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2.4569" calcext:value-type="float">
            <text:p>82.4569</text:p>
          </table:table-cell>
          <table:table-cell office:value-type="float" office:value="51.4223" calcext:value-type="float">
            <text:p>51.42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945" calcext:value-type="float">
            <text:p>50.945</text:p>
          </table:table-cell>
          <table:table-cell office:value-type="float" office:value="3.00502" calcext:value-type="float">
            <text:p>3.005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8371" calcext:value-type="float">
            <text:p>89.8371</text:p>
          </table:table-cell>
          <table:table-cell office:value-type="float" office:value="45.6955" calcext:value-type="float">
            <text:p>45.69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8828" calcext:value-type="float">
            <text:p>53.8828</text:p>
          </table:table-cell>
          <table:table-cell office:value-type="float" office:value="2.77829" calcext:value-type="float">
            <text:p>2.778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0736" calcext:value-type="float">
            <text:p>91.0736</text:p>
          </table:table-cell>
          <table:table-cell office:value-type="float" office:value="50.0676" calcext:value-type="float">
            <text:p>50.067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4023" calcext:value-type="float">
            <text:p>44.4023</text:p>
          </table:table-cell>
          <table:table-cell office:value-type="float" office:value="3.38764" calcext:value-type="float">
            <text:p>3.387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.2368" calcext:value-type="float">
            <text:p>80.2368</text:p>
          </table:table-cell>
          <table:table-cell office:value-type="float" office:value="45.3892" calcext:value-type="float">
            <text:p>45.389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7407" calcext:value-type="float">
            <text:p>48.7407</text:p>
          </table:table-cell>
          <table:table-cell office:value-type="float" office:value="2.96121" calcext:value-type="float">
            <text:p>2.961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1671" calcext:value-type="float">
            <text:p>94.1671</text:p>
          </table:table-cell>
          <table:table-cell office:value-type="float" office:value="48.3806" calcext:value-type="float">
            <text:p>48.380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1.8816" calcext:value-type="float">
            <text:p>41.8816</text:p>
          </table:table-cell>
          <table:table-cell office:value-type="float" office:value="3.10102" calcext:value-type="float">
            <text:p>3.101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2918" calcext:value-type="float">
            <text:p>90.2918</text:p>
          </table:table-cell>
          <table:table-cell office:value-type="float" office:value="58.0761" calcext:value-type="float">
            <text:p>58.076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8409" calcext:value-type="float">
            <text:p>50.8409</text:p>
          </table:table-cell>
          <table:table-cell office:value-type="float" office:value="3.1567" calcext:value-type="float">
            <text:p>3.15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4702" calcext:value-type="float">
            <text:p>91.4702</text:p>
          </table:table-cell>
          <table:table-cell office:value-type="float" office:value="50.8459" calcext:value-type="float">
            <text:p>50.84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3503" calcext:value-type="float">
            <text:p>47.3503</text:p>
          </table:table-cell>
          <table:table-cell office:value-type="float" office:value="3.31003" calcext:value-type="float">
            <text:p>3.310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7609" calcext:value-type="float">
            <text:p>89.7609</text:p>
          </table:table-cell>
          <table:table-cell office:value-type="float" office:value="50.9258" calcext:value-type="float">
            <text:p>50.92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4192" calcext:value-type="float">
            <text:p>45.4192</text:p>
          </table:table-cell>
          <table:table-cell office:value-type="float" office:value="3.08922" calcext:value-type="float">
            <text:p>3.089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9767" calcext:value-type="float">
            <text:p>88.9767</text:p>
          </table:table-cell>
          <table:table-cell office:value-type="float" office:value="53.2659" calcext:value-type="float">
            <text:p>53.26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6007" calcext:value-type="float">
            <text:p>44.6007</text:p>
          </table:table-cell>
          <table:table-cell office:value-type="float" office:value="3.45986" calcext:value-type="float">
            <text:p>3.459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0141" calcext:value-type="float">
            <text:p>89.0141</text:p>
          </table:table-cell>
          <table:table-cell office:value-type="float" office:value="47.2254" calcext:value-type="float">
            <text:p>47.22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7837" calcext:value-type="float">
            <text:p>45.7837</text:p>
          </table:table-cell>
          <table:table-cell office:value-type="float" office:value="3.1961" calcext:value-type="float">
            <text:p>3.19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5379" calcext:value-type="float">
            <text:p>90.5379</text:p>
          </table:table-cell>
          <table:table-cell office:value-type="float" office:value="50.6422" calcext:value-type="float">
            <text:p>50.64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0422" calcext:value-type="float">
            <text:p>49.0422</text:p>
          </table:table-cell>
          <table:table-cell office:value-type="float" office:value="3.00113" calcext:value-type="float">
            <text:p>3.001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8731" calcext:value-type="float">
            <text:p>89.8731</text:p>
          </table:table-cell>
          <table:table-cell office:value-type="float" office:value="55.2361" calcext:value-type="float">
            <text:p>55.236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.4355" calcext:value-type="float">
            <text:p>56.4355</text:p>
          </table:table-cell>
          <table:table-cell office:value-type="float" office:value="3.05265" calcext:value-type="float">
            <text:p>3.052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3094" calcext:value-type="float">
            <text:p>92.3094</text:p>
          </table:table-cell>
          <table:table-cell office:value-type="float" office:value="52.1076" calcext:value-type="float">
            <text:p>52.107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9315" calcext:value-type="float">
            <text:p>46.9315</text:p>
          </table:table-cell>
          <table:table-cell office:value-type="float" office:value="3.03045" calcext:value-type="float">
            <text:p>3.030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1002" calcext:value-type="float">
            <text:p>87.1002</text:p>
          </table:table-cell>
          <table:table-cell office:value-type="float" office:value="51.2813" calcext:value-type="float">
            <text:p>51.281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6428" calcext:value-type="float">
            <text:p>48.6428</text:p>
          </table:table-cell>
          <table:table-cell office:value-type="float" office:value="2.99467" calcext:value-type="float">
            <text:p>2.994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2298" calcext:value-type="float">
            <text:p>86.2298</text:p>
          </table:table-cell>
          <table:table-cell office:value-type="float" office:value="48.1148" calcext:value-type="float">
            <text:p>48.11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1295" calcext:value-type="float">
            <text:p>49.1295</text:p>
          </table:table-cell>
          <table:table-cell office:value-type="float" office:value="3.08512" calcext:value-type="float">
            <text:p>3.085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3258" calcext:value-type="float">
            <text:p>89.3258</text:p>
          </table:table-cell>
          <table:table-cell office:value-type="float" office:value="50.2489" calcext:value-type="float">
            <text:p>50.24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5027" calcext:value-type="float">
            <text:p>51.5027</text:p>
          </table:table-cell>
          <table:table-cell office:value-type="float" office:value="3.2787" calcext:value-type="float">
            <text:p>3.27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9927" calcext:value-type="float">
            <text:p>92.9927</text:p>
          </table:table-cell>
          <table:table-cell office:value-type="float" office:value="52.9134" calcext:value-type="float">
            <text:p>52.91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7.855" calcext:value-type="float">
            <text:p>37.855</text:p>
          </table:table-cell>
          <table:table-cell office:value-type="float" office:value="3.03425" calcext:value-type="float">
            <text:p>3.034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6777" calcext:value-type="float">
            <text:p>84.6777</text:p>
          </table:table-cell>
          <table:table-cell office:value-type="float" office:value="45.3125" calcext:value-type="float">
            <text:p>45.31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5651" calcext:value-type="float">
            <text:p>53.5651</text:p>
          </table:table-cell>
          <table:table-cell office:value-type="float" office:value="2.99958" calcext:value-type="float">
            <text:p>2.999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8171" calcext:value-type="float">
            <text:p>84.8171</text:p>
          </table:table-cell>
          <table:table-cell office:value-type="float" office:value="46.6045" calcext:value-type="float">
            <text:p>46.60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905" calcext:value-type="float">
            <text:p>52.905</text:p>
          </table:table-cell>
          <table:table-cell office:value-type="float" office:value="3.19491" calcext:value-type="float">
            <text:p>3.194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2.4462" calcext:value-type="float">
            <text:p>82.4462</text:p>
          </table:table-cell>
          <table:table-cell office:value-type="float" office:value="51.6815" calcext:value-type="float">
            <text:p>51.68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0593" calcext:value-type="float">
            <text:p>52.0593</text:p>
          </table:table-cell>
          <table:table-cell office:value-type="float" office:value="3.27347" calcext:value-type="float">
            <text:p>3.273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.8521" calcext:value-type="float">
            <text:p>93.8521</text:p>
          </table:table-cell>
          <table:table-cell office:value-type="float" office:value="49.4999" calcext:value-type="float">
            <text:p>49.49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2.5397" calcext:value-type="float">
            <text:p>42.5397</text:p>
          </table:table-cell>
          <table:table-cell office:value-type="float" office:value="3.19292" calcext:value-type="float">
            <text:p>3.192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4381" calcext:value-type="float">
            <text:p>91.4381</text:p>
          </table:table-cell>
          <table:table-cell office:value-type="float" office:value="51.9424" calcext:value-type="float">
            <text:p>51.94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9304" calcext:value-type="float">
            <text:p>46.9304</text:p>
          </table:table-cell>
          <table:table-cell office:value-type="float" office:value="3.24266" calcext:value-type="float">
            <text:p>3.242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1.4439" calcext:value-type="float">
            <text:p>81.4439</text:p>
          </table:table-cell>
          <table:table-cell office:value-type="float" office:value="48.5216" calcext:value-type="float">
            <text:p>48.52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8697" calcext:value-type="float">
            <text:p>47.8697</text:p>
          </table:table-cell>
          <table:table-cell office:value-type="float" office:value="3.28761" calcext:value-type="float">
            <text:p>3.287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6958" calcext:value-type="float">
            <text:p>94.6958</text:p>
          </table:table-cell>
          <table:table-cell office:value-type="float" office:value="46.716" calcext:value-type="float">
            <text:p>46.7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4161" calcext:value-type="float">
            <text:p>48.4161</text:p>
          </table:table-cell>
          <table:table-cell office:value-type="float" office:value="3.40762" calcext:value-type="float">
            <text:p>3.407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2705" calcext:value-type="float">
            <text:p>89.2705</text:p>
          </table:table-cell>
          <table:table-cell office:value-type="float" office:value="46.4272" calcext:value-type="float">
            <text:p>46.427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9486" calcext:value-type="float">
            <text:p>49.9486</text:p>
          </table:table-cell>
          <table:table-cell office:value-type="float" office:value="3.16326" calcext:value-type="float">
            <text:p>3.163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9909" calcext:value-type="float">
            <text:p>87.9909</text:p>
          </table:table-cell>
          <table:table-cell office:value-type="float" office:value="45.4986" calcext:value-type="float">
            <text:p>45.49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4125" calcext:value-type="float">
            <text:p>48.4125</text:p>
          </table:table-cell>
          <table:table-cell office:value-type="float" office:value="3.09489" calcext:value-type="float">
            <text:p>3.094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1652" calcext:value-type="float">
            <text:p>87.1652</text:p>
          </table:table-cell>
          <table:table-cell office:value-type="float" office:value="46.2185" calcext:value-type="float">
            <text:p>46.21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6681" calcext:value-type="float">
            <text:p>50.6681</text:p>
          </table:table-cell>
          <table:table-cell office:value-type="float" office:value="3.49667" calcext:value-type="float">
            <text:p>3.49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.1322" calcext:value-type="float">
            <text:p>80.1322</text:p>
          </table:table-cell>
          <table:table-cell office:value-type="float" office:value="47.939" calcext:value-type="float">
            <text:p>47.9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5242" calcext:value-type="float">
            <text:p>46.5242</text:p>
          </table:table-cell>
          <table:table-cell office:value-type="float" office:value="3.41124" calcext:value-type="float">
            <text:p>3.411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7135" calcext:value-type="float">
            <text:p>94.7135</text:p>
          </table:table-cell>
          <table:table-cell office:value-type="float" office:value="45.0414" calcext:value-type="float">
            <text:p>45.04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5101" calcext:value-type="float">
            <text:p>50.5101</text:p>
          </table:table-cell>
          <table:table-cell office:value-type="float" office:value="3.56525" calcext:value-type="float">
            <text:p>3.565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1497" calcext:value-type="float">
            <text:p>89.1497</text:p>
          </table:table-cell>
          <table:table-cell office:value-type="float" office:value="42.924" calcext:value-type="float">
            <text:p>42.9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7909" calcext:value-type="float">
            <text:p>48.7909</text:p>
          </table:table-cell>
          <table:table-cell office:value-type="float" office:value="3.38031" calcext:value-type="float">
            <text:p>3.380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6.4274" calcext:value-type="float">
            <text:p>96.4274</text:p>
          </table:table-cell>
          <table:table-cell office:value-type="float" office:value="40.1169" calcext:value-type="float">
            <text:p>40.11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6336" calcext:value-type="float">
            <text:p>52.6336</text:p>
          </table:table-cell>
          <table:table-cell office:value-type="float" office:value="3.37625" calcext:value-type="float">
            <text:p>3.376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806" calcext:value-type="float">
            <text:p>88.8806</text:p>
          </table:table-cell>
          <table:table-cell office:value-type="float" office:value="44.2576" calcext:value-type="float">
            <text:p>44.257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7003" calcext:value-type="float">
            <text:p>46.7003</text:p>
          </table:table-cell>
          <table:table-cell office:value-type="float" office:value="3.37347" calcext:value-type="float">
            <text:p>3.373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8476" calcext:value-type="float">
            <text:p>87.8476</text:p>
          </table:table-cell>
          <table:table-cell office:value-type="float" office:value="46.4712" calcext:value-type="float">
            <text:p>46.47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8202" calcext:value-type="float">
            <text:p>51.8202</text:p>
          </table:table-cell>
          <table:table-cell office:value-type="float" office:value="3.02563" calcext:value-type="float">
            <text:p>3.025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5247" calcext:value-type="float">
            <text:p>89.5247</text:p>
          </table:table-cell>
          <table:table-cell office:value-type="float" office:value="54.1398" calcext:value-type="float">
            <text:p>54.139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3359" calcext:value-type="float">
            <text:p>52.3359</text:p>
          </table:table-cell>
          <table:table-cell office:value-type="float" office:value="2.98045" calcext:value-type="float">
            <text:p>2.980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9559" calcext:value-type="float">
            <text:p>87.9559</text:p>
          </table:table-cell>
          <table:table-cell office:value-type="float" office:value="43.27" calcext:value-type="float">
            <text:p>43.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3504" calcext:value-type="float">
            <text:p>51.3504</text:p>
          </table:table-cell>
          <table:table-cell office:value-type="float" office:value="3.27101" calcext:value-type="float">
            <text:p>3.271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7503" calcext:value-type="float">
            <text:p>87.7503</text:p>
          </table:table-cell>
          <table:table-cell office:value-type="float" office:value="52.3902" calcext:value-type="float">
            <text:p>52.390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2302" calcext:value-type="float">
            <text:p>47.2302</text:p>
          </table:table-cell>
          <table:table-cell office:value-type="float" office:value="3.17823" calcext:value-type="float">
            <text:p>3.178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2991" calcext:value-type="float">
            <text:p>86.2991</text:p>
          </table:table-cell>
          <table:table-cell office:value-type="float" office:value="42.9858" calcext:value-type="float">
            <text:p>42.98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3377" calcext:value-type="float">
            <text:p>49.3377</text:p>
          </table:table-cell>
          <table:table-cell office:value-type="float" office:value="3.2678" calcext:value-type="float">
            <text:p>3.26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0513" calcext:value-type="float">
            <text:p>83.0513</text:p>
          </table:table-cell>
          <table:table-cell office:value-type="float" office:value="47.3891" calcext:value-type="float">
            <text:p>47.38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4029" calcext:value-type="float">
            <text:p>47.4029</text:p>
          </table:table-cell>
          <table:table-cell office:value-type="float" office:value="3.00885" calcext:value-type="float">
            <text:p>3.008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4855" calcext:value-type="float">
            <text:p>87.4855</text:p>
          </table:table-cell>
          <table:table-cell office:value-type="float" office:value="51.2645" calcext:value-type="float">
            <text:p>51.26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8973" calcext:value-type="float">
            <text:p>44.8973</text:p>
          </table:table-cell>
          <table:table-cell office:value-type="float" office:value="3.0369" calcext:value-type="float">
            <text:p>3.03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4444" calcext:value-type="float">
            <text:p>92.4444</text:p>
          </table:table-cell>
          <table:table-cell office:value-type="float" office:value="49.4336" calcext:value-type="float">
            <text:p>49.43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1332" calcext:value-type="float">
            <text:p>51.1332</text:p>
          </table:table-cell>
          <table:table-cell office:value-type="float" office:value="3.0311" calcext:value-type="float">
            <text:p>3.03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9791" calcext:value-type="float">
            <text:p>89.9791</text:p>
          </table:table-cell>
          <table:table-cell office:value-type="float" office:value="43.9567" calcext:value-type="float">
            <text:p>43.95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4433" calcext:value-type="float">
            <text:p>49.4433</text:p>
          </table:table-cell>
          <table:table-cell office:value-type="float" office:value="3.16302" calcext:value-type="float">
            <text:p>3.163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8837" calcext:value-type="float">
            <text:p>84.8837</text:p>
          </table:table-cell>
          <table:table-cell office:value-type="float" office:value="49.3133" calcext:value-type="float">
            <text:p>49.31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8831" calcext:value-type="float">
            <text:p>50.8831</text:p>
          </table:table-cell>
          <table:table-cell office:value-type="float" office:value="3.23256" calcext:value-type="float">
            <text:p>3.232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0268" calcext:value-type="float">
            <text:p>87.0268</text:p>
          </table:table-cell>
          <table:table-cell office:value-type="float" office:value="43.7103" calcext:value-type="float">
            <text:p>43.71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8155" calcext:value-type="float">
            <text:p>43.8155</text:p>
          </table:table-cell>
          <table:table-cell office:value-type="float" office:value="3.08257" calcext:value-type="float">
            <text:p>3.082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9711" calcext:value-type="float">
            <text:p>85.9711</text:p>
          </table:table-cell>
          <table:table-cell office:value-type="float" office:value="44.6149" calcext:value-type="float">
            <text:p>44.614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1016" calcext:value-type="float">
            <text:p>48.1016</text:p>
          </table:table-cell>
          <table:table-cell office:value-type="float" office:value="3.13554" calcext:value-type="float">
            <text:p>3.135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4842" calcext:value-type="float">
            <text:p>88.4842</text:p>
          </table:table-cell>
          <table:table-cell office:value-type="float" office:value="51.8088" calcext:value-type="float">
            <text:p>51.80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7.6605" calcext:value-type="float">
            <text:p>37.6605</text:p>
          </table:table-cell>
          <table:table-cell office:value-type="float" office:value="3.24663" calcext:value-type="float">
            <text:p>3.246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.0818" calcext:value-type="float">
            <text:p>93.0818</text:p>
          </table:table-cell>
          <table:table-cell office:value-type="float" office:value="50.1863" calcext:value-type="float">
            <text:p>50.186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6785" calcext:value-type="float">
            <text:p>51.6785</text:p>
          </table:table-cell>
          <table:table-cell office:value-type="float" office:value="3.26059" calcext:value-type="float">
            <text:p>3.260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5982" calcext:value-type="float">
            <text:p>90.5982</text:p>
          </table:table-cell>
          <table:table-cell office:value-type="float" office:value="46.9826" calcext:value-type="float">
            <text:p>46.98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4207" calcext:value-type="float">
            <text:p>49.4207</text:p>
          </table:table-cell>
          <table:table-cell office:value-type="float" office:value="3.07894" calcext:value-type="float">
            <text:p>3.078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2324" calcext:value-type="float">
            <text:p>89.2324</text:p>
          </table:table-cell>
          <table:table-cell office:value-type="float" office:value="54.4526" calcext:value-type="float">
            <text:p>54.45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2709" calcext:value-type="float">
            <text:p>48.2709</text:p>
          </table:table-cell>
          <table:table-cell office:value-type="float" office:value="2.89937" calcext:value-type="float">
            <text:p>2.899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317" calcext:value-type="float">
            <text:p>84.317</text:p>
          </table:table-cell>
          <table:table-cell office:value-type="float" office:value="49.503" calcext:value-type="float">
            <text:p>49.5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1283" calcext:value-type="float">
            <text:p>51.1283</text:p>
          </table:table-cell>
          <table:table-cell office:value-type="float" office:value="3.07072" calcext:value-type="float">
            <text:p>3.070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897" calcext:value-type="float">
            <text:p>86.897</text:p>
          </table:table-cell>
          <table:table-cell office:value-type="float" office:value="51.2823" calcext:value-type="float">
            <text:p>51.28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2327" calcext:value-type="float">
            <text:p>47.2327</text:p>
          </table:table-cell>
          <table:table-cell office:value-type="float" office:value="3.21821" calcext:value-type="float">
            <text:p>3.218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53" calcext:value-type="float">
            <text:p>88.53</text:p>
          </table:table-cell>
          <table:table-cell office:value-type="float" office:value="49.1958" calcext:value-type="float">
            <text:p>49.19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4456" calcext:value-type="float">
            <text:p>45.4456</text:p>
          </table:table-cell>
          <table:table-cell office:value-type="float" office:value="2.98875" calcext:value-type="float">
            <text:p>2.988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7332" calcext:value-type="float">
            <text:p>88.7332</text:p>
          </table:table-cell>
          <table:table-cell office:value-type="float" office:value="38.2667" calcext:value-type="float">
            <text:p>38.26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7.0703" calcext:value-type="float">
            <text:p>57.0703</text:p>
          </table:table-cell>
          <table:table-cell office:value-type="float" office:value="3.31448" calcext:value-type="float">
            <text:p>3.314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3736" calcext:value-type="float">
            <text:p>85.3736</text:p>
          </table:table-cell>
          <table:table-cell office:value-type="float" office:value="50.9609" calcext:value-type="float">
            <text:p>50.960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6428" calcext:value-type="float">
            <text:p>51.6428</text:p>
          </table:table-cell>
          <table:table-cell office:value-type="float" office:value="3.34001" calcext:value-type="float">
            <text:p>3.3400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6533" calcext:value-type="float">
            <text:p>51.6533</text:p>
          </table:table-cell>
          <table:table-cell office:value-type="float" office:value="2.88381" calcext:value-type="float">
            <text:p>2.8838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63" calcext:value-type="float">
            <text:p>50.63</text:p>
          </table:table-cell>
          <table:table-cell office:value-type="float" office:value="3.10976" calcext:value-type="float">
            <text:p>3.1097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6541" calcext:value-type="float">
            <text:p>43.6541</text:p>
          </table:table-cell>
          <table:table-cell office:value-type="float" office:value="3.14525" calcext:value-type="float">
            <text:p>3.1452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4491" calcext:value-type="float">
            <text:p>53.4491</text:p>
          </table:table-cell>
          <table:table-cell office:value-type="float" office:value="3.00302" calcext:value-type="float">
            <text:p>3.0030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5741" calcext:value-type="float">
            <text:p>52.5741</text:p>
          </table:table-cell>
          <table:table-cell office:value-type="float" office:value="3.26348" calcext:value-type="float">
            <text:p>3.2634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216" calcext:value-type="float">
            <text:p>48.216</text:p>
          </table:table-cell>
          <table:table-cell office:value-type="float" office:value="3.32503" calcext:value-type="float">
            <text:p>3.3250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352" calcext:value-type="float">
            <text:p>49.352</text:p>
          </table:table-cell>
          <table:table-cell office:value-type="float" office:value="3.24349" calcext:value-type="float">
            <text:p>3.2434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4329" calcext:value-type="float">
            <text:p>45.4329</text:p>
          </table:table-cell>
          <table:table-cell office:value-type="float" office:value="3.44311" calcext:value-type="float">
            <text:p>3.4431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5352" calcext:value-type="float">
            <text:p>44.5352</text:p>
          </table:table-cell>
          <table:table-cell office:value-type="float" office:value="3.18291" calcext:value-type="float">
            <text:p>3.1829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031" calcext:value-type="float">
            <text:p>47.031</text:p>
          </table:table-cell>
          <table:table-cell office:value-type="float" office:value="3.08933" calcext:value-type="float">
            <text:p>3.089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2176" calcext:value-type="float">
            <text:p>48.2176</text:p>
          </table:table-cell>
          <table:table-cell office:value-type="float" office:value="3.00225" calcext:value-type="float">
            <text:p>3.0022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4414" calcext:value-type="float">
            <text:p>52.4414</text:p>
          </table:table-cell>
          <table:table-cell office:value-type="float" office:value="3.05054" calcext:value-type="float">
            <text:p>3.0505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6631" calcext:value-type="float">
            <text:p>46.6631</text:p>
          </table:table-cell>
          <table:table-cell office:value-type="float" office:value="2.86697" calcext:value-type="float">
            <text:p>2.8669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6167" calcext:value-type="float">
            <text:p>47.6167</text:p>
          </table:table-cell>
          <table:table-cell office:value-type="float" office:value="3.10341" calcext:value-type="float">
            <text:p>3.1034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9153" calcext:value-type="float">
            <text:p>48.9153</text:p>
          </table:table-cell>
          <table:table-cell office:value-type="float" office:value="3.0127" calcext:value-type="float">
            <text:p>3.012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8521" calcext:value-type="float">
            <text:p>50.8521</text:p>
          </table:table-cell>
          <table:table-cell office:value-type="float" office:value="2.94517" calcext:value-type="float">
            <text:p>2.9451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2.3533" calcext:value-type="float">
            <text:p>42.3533</text:p>
          </table:table-cell>
          <table:table-cell office:value-type="float" office:value="3.09931" calcext:value-type="float">
            <text:p>3.0993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3696" calcext:value-type="float">
            <text:p>51.3696</text:p>
          </table:table-cell>
          <table:table-cell office:value-type="float" office:value="3.12944" calcext:value-type="float">
            <text:p>3.1294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3345" calcext:value-type="float">
            <text:p>51.3345</text:p>
          </table:table-cell>
          <table:table-cell office:value-type="float" office:value="3.09018" calcext:value-type="float">
            <text:p>3.0901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6623" calcext:value-type="float">
            <text:p>43.6623</text:p>
          </table:table-cell>
          <table:table-cell office:value-type="float" office:value="3.41723" calcext:value-type="float">
            <text:p>3.4172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6873" calcext:value-type="float">
            <text:p>46.6873</text:p>
          </table:table-cell>
          <table:table-cell office:value-type="float" office:value="3.09785" calcext:value-type="float">
            <text:p>3.0978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045" calcext:value-type="float">
            <text:p>47.045</text:p>
          </table:table-cell>
          <table:table-cell office:value-type="float" office:value="3.10088" calcext:value-type="float">
            <text:p>3.1008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2197" calcext:value-type="float">
            <text:p>47.2197</text:p>
          </table:table-cell>
          <table:table-cell office:value-type="float" office:value="3.30685" calcext:value-type="float">
            <text:p>3.3068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1561" calcext:value-type="float">
            <text:p>51.1561</text:p>
          </table:table-cell>
          <table:table-cell office:value-type="float" office:value="3.52719" calcext:value-type="float">
            <text:p>3.527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3846" calcext:value-type="float">
            <text:p>53.3846</text:p>
          </table:table-cell>
          <table:table-cell office:value-type="float" office:value="2.99178" calcext:value-type="float">
            <text:p>2.9917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2928" calcext:value-type="float">
            <text:p>50.2928</text:p>
          </table:table-cell>
          <table:table-cell office:value-type="float" office:value="3.42872" calcext:value-type="float">
            <text:p>3.4287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X86_64 LibreOffice_project/3c58a8f3a960df8bc8fd77b461821e42c061c5f0</meta:generator>
    <dc:date>2022-11-28T15:31:05.651229608</dc:date>
    <meta:editing-duration>PT54M34S</meta:editing-duration>
    <meta:editing-cycles>3</meta:editing-cycles>
    <meta:document-statistic meta:table-count="1" meta:cell-count="380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5cm" svg:height="9.01cm" xlink:href=".." xlink:type="simple" chart:class="chart:scatter" chart:style-name="ch1">
        <chart:legend chart:legend-position="end" svg:x="13.636cm" svg:y="4.215cm" style:legend-expansion="high" chart:style-name="ch2"/>
        <chart:plot-area chart:style-name="ch3" table:cell-range-address="data.A25:data.C1285" chart:data-source-has-labels="column" svg:x="0.55cm" svg:y="0.246cm" svg:width="12.694cm" svg:height="8.647cm">
          <chart:coordinate-region svg:x="0.706cm" svg:y="0.436cm" svg:width="12.436cm" svg:height="7.828cm"/>
          <chart:axis chart:dimension="x" chart:name="primary-x" chart:style-name="ch4" chartooo:axis-type="auto">
            <chart:categories table:cell-range-address="data.A25:data.A1285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a.C25:data.C1285" chart:class="chart:scatter">
            <chart:domain table:cell-range-address="data.B25:data.B1285"/>
            <chart:data-point chart:repeated="12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ta.A25:data.A1285</svg:desc>
                </draw:g>
              </table:table-cell>
              <table:table-cell office:value-type="float" office:value="2.74531">
                <text:p>2.74531</text:p>
                <draw:g>
                  <svg:desc>data.B25:data.B1285</svg:desc>
                </draw:g>
              </table:table-cell>
              <table:table-cell office:value-type="float" office:value="41.5491">
                <text:p>41.5491</text:p>
                <draw:g>
                  <svg:desc>data.C25:data.C1285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628169">
                <text:p>-0.628169</text:p>
              </table:table-cell>
              <table:table-cell office:value-type="float" office:value="41.1591">
                <text:p>41.15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77995">
                <text:p>2.77995</text:p>
              </table:table-cell>
              <table:table-cell office:value-type="float" office:value="40.7192">
                <text:p>40.719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13716">
                <text:p>1.13716</text:p>
              </table:table-cell>
              <table:table-cell office:value-type="float" office:value="41.8618">
                <text:p>41.86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0932">
                <text:p>2.0932</text:p>
              </table:table-cell>
              <table:table-cell office:value-type="float" office:value="41.3531">
                <text:p>41.35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00509">
                <text:p>2.00509</text:p>
              </table:table-cell>
              <table:table-cell office:value-type="float" office:value="41.3275">
                <text:p>41.327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345">
                <text:p>1.345</text:p>
              </table:table-cell>
              <table:table-cell office:value-type="float" office:value="41.0071">
                <text:p>41.00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26561">
                <text:p>2.26561</text:p>
              </table:table-cell>
              <table:table-cell office:value-type="float" office:value="41.4549">
                <text:p>41.454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76379">
                <text:p>-0.376379</text:p>
              </table:table-cell>
              <table:table-cell office:value-type="float" office:value="41.4281">
                <text:p>41.42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20464">
                <text:p>1.20464</text:p>
              </table:table-cell>
              <table:table-cell office:value-type="float" office:value="41.574">
                <text:p>41.5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00007">
                <text:p>1.00007</text:p>
              </table:table-cell>
              <table:table-cell office:value-type="float" office:value="40.9378">
                <text:p>40.937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99736">
                <text:p>0.99736</text:p>
              </table:table-cell>
              <table:table-cell office:value-type="float" office:value="41.1714">
                <text:p>41.17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134799">
                <text:p>0.134799</text:p>
              </table:table-cell>
              <table:table-cell office:value-type="float" office:value="41.8113">
                <text:p>41.81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47585">
                <text:p>2.47585</text:p>
              </table:table-cell>
              <table:table-cell office:value-type="float" office:value="41.6346">
                <text:p>41.63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3.0587">
                <text:p>-3.0587</text:p>
              </table:table-cell>
              <table:table-cell office:value-type="float" office:value="41.3887">
                <text:p>41.388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73266">
                <text:p>0.73266</text:p>
              </table:table-cell>
              <table:table-cell office:value-type="float" office:value="41.4888">
                <text:p>41.488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5745">
                <text:p>0.35745</text:p>
              </table:table-cell>
              <table:table-cell office:value-type="float" office:value="41.8429">
                <text:p>41.842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157674">
                <text:p>0.157674</text:p>
              </table:table-cell>
              <table:table-cell office:value-type="float" office:value="41.7513">
                <text:p>41.75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69103">
                <text:p>2.69103</text:p>
              </table:table-cell>
              <table:table-cell office:value-type="float" office:value="41.8298">
                <text:p>41.82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536346">
                <text:p>0.536346</text:p>
              </table:table-cell>
              <table:table-cell office:value-type="float" office:value="41.5344">
                <text:p>41.534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46873">
                <text:p>2.46873</text:p>
              </table:table-cell>
              <table:table-cell office:value-type="float" office:value="41.4813">
                <text:p>41.48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91946">
                <text:p>-1.91946</text:p>
              </table:table-cell>
              <table:table-cell office:value-type="float" office:value="40.8824">
                <text:p>40.88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44394">
                <text:p>3.44394</text:p>
              </table:table-cell>
              <table:table-cell office:value-type="float" office:value="41.3349">
                <text:p>41.334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88157">
                <text:p>2.88157</text:p>
              </table:table-cell>
              <table:table-cell office:value-type="float" office:value="41.1534">
                <text:p>41.153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53933">
                <text:p>-0.53933</text:p>
              </table:table-cell>
              <table:table-cell office:value-type="float" office:value="41.4057">
                <text:p>41.405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0276636">
                <text:p>-0.0276636</text:p>
              </table:table-cell>
              <table:table-cell office:value-type="float" office:value="41.1127">
                <text:p>41.11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933292">
                <text:p>0.0933292</text:p>
              </table:table-cell>
              <table:table-cell office:value-type="float" office:value="41.0051">
                <text:p>41.005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09173">
                <text:p>0.209173</text:p>
              </table:table-cell>
              <table:table-cell office:value-type="float" office:value="41.7993">
                <text:p>41.79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0668266">
                <text:p>-0.0668266</text:p>
              </table:table-cell>
              <table:table-cell office:value-type="float" office:value="41.7829">
                <text:p>41.782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79969">
                <text:p>1.79969</text:p>
              </table:table-cell>
              <table:table-cell office:value-type="float" office:value="42.3177">
                <text:p>42.31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510155">
                <text:p>0.510155</text:p>
              </table:table-cell>
              <table:table-cell office:value-type="float" office:value="41.6298">
                <text:p>41.62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138588">
                <text:p>0.138588</text:p>
              </table:table-cell>
              <table:table-cell office:value-type="float" office:value="41.1531">
                <text:p>41.15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0175984">
                <text:p>-0.0175984</text:p>
              </table:table-cell>
              <table:table-cell office:value-type="float" office:value="41.694">
                <text:p>41.6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618498">
                <text:p>0.618498</text:p>
              </table:table-cell>
              <table:table-cell office:value-type="float" office:value="41.4093">
                <text:p>41.40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63433">
                <text:p>-2.63433</text:p>
              </table:table-cell>
              <table:table-cell office:value-type="float" office:value="41.9534">
                <text:p>41.953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01141">
                <text:p>2.01141</text:p>
              </table:table-cell>
              <table:table-cell office:value-type="float" office:value="41.222">
                <text:p>41.2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57577">
                <text:p>5.57577</text:p>
              </table:table-cell>
              <table:table-cell office:value-type="float" office:value="41.5869">
                <text:p>41.58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40539">
                <text:p>1.40539</text:p>
              </table:table-cell>
              <table:table-cell office:value-type="float" office:value="41.53">
                <text:p>41.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55797">
                <text:p>3.55797</text:p>
              </table:table-cell>
              <table:table-cell office:value-type="float" office:value="41.8688">
                <text:p>41.868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68052">
                <text:p>2.68052</text:p>
              </table:table-cell>
              <table:table-cell office:value-type="float" office:value="41.3868">
                <text:p>41.386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95654">
                <text:p>2.95654</text:p>
              </table:table-cell>
              <table:table-cell office:value-type="float" office:value="41.486">
                <text:p>41.4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91807">
                <text:p>-0.391807</text:p>
              </table:table-cell>
              <table:table-cell office:value-type="float" office:value="41.2361">
                <text:p>41.236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00381">
                <text:p>4.00381</text:p>
              </table:table-cell>
              <table:table-cell office:value-type="float" office:value="41.4221">
                <text:p>41.422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44796">
                <text:p>1.44796</text:p>
              </table:table-cell>
              <table:table-cell office:value-type="float" office:value="41.0426">
                <text:p>41.04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01187">
                <text:p>0.201187</text:p>
              </table:table-cell>
              <table:table-cell office:value-type="float" office:value="41.4562">
                <text:p>41.456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795719">
                <text:p>0.795719</text:p>
              </table:table-cell>
              <table:table-cell office:value-type="float" office:value="41.6564">
                <text:p>41.656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502018">
                <text:p>0.502018</text:p>
              </table:table-cell>
              <table:table-cell office:value-type="float" office:value="41.5292">
                <text:p>41.529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90078">
                <text:p>0.290078</text:p>
              </table:table-cell>
              <table:table-cell office:value-type="float" office:value="41.6987">
                <text:p>41.698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19913">
                <text:p>1.19913</text:p>
              </table:table-cell>
              <table:table-cell office:value-type="float" office:value="40.799">
                <text:p>40.79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8096">
                <text:p>-1.28096</text:p>
              </table:table-cell>
              <table:table-cell office:value-type="float" office:value="41.1171">
                <text:p>41.11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0134">
                <text:p>0.030134</text:p>
              </table:table-cell>
              <table:table-cell office:value-type="float" office:value="41.4093">
                <text:p>41.40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99597">
                <text:p>1.99597</text:p>
              </table:table-cell>
              <table:table-cell office:value-type="float" office:value="41.7064">
                <text:p>41.706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11367">
                <text:p>3.11367</text:p>
              </table:table-cell>
              <table:table-cell office:value-type="float" office:value="41.4872">
                <text:p>41.48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546399">
                <text:p>0.546399</text:p>
              </table:table-cell>
              <table:table-cell office:value-type="float" office:value="41.5257">
                <text:p>41.525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0433">
                <text:p>-1.00433</text:p>
              </table:table-cell>
              <table:table-cell office:value-type="float" office:value="41.3616">
                <text:p>41.36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22587">
                <text:p>1.22587</text:p>
              </table:table-cell>
              <table:table-cell office:value-type="float" office:value="42.0243">
                <text:p>42.024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202468">
                <text:p>-0.202468</text:p>
              </table:table-cell>
              <table:table-cell office:value-type="float" office:value="41.863">
                <text:p>41.8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40362">
                <text:p>-1.40362</text:p>
              </table:table-cell>
              <table:table-cell office:value-type="float" office:value="40.9709">
                <text:p>40.97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977844">
                <text:p>0.977844</text:p>
              </table:table-cell>
              <table:table-cell office:value-type="float" office:value="40.6544">
                <text:p>40.654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66858">
                <text:p>2.66858</text:p>
              </table:table-cell>
              <table:table-cell office:value-type="float" office:value="41.613">
                <text:p>41.6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87692">
                <text:p>3.87692</text:p>
              </table:table-cell>
              <table:table-cell office:value-type="float" office:value="41.5591">
                <text:p>41.55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62824">
                <text:p>2.62824</text:p>
              </table:table-cell>
              <table:table-cell office:value-type="float" office:value="41.4168">
                <text:p>41.416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06543">
                <text:p>2.06543</text:p>
              </table:table-cell>
              <table:table-cell office:value-type="float" office:value="41.3289">
                <text:p>41.32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63482">
                <text:p>-1.63482</text:p>
              </table:table-cell>
              <table:table-cell office:value-type="float" office:value="41.3223">
                <text:p>41.32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00123">
                <text:p>2.00123</text:p>
              </table:table-cell>
              <table:table-cell office:value-type="float" office:value="41.8628">
                <text:p>41.86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64504">
                <text:p>3.64504</text:p>
              </table:table-cell>
              <table:table-cell office:value-type="float" office:value="42.0131">
                <text:p>42.01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36311">
                <text:p>-2.36311</text:p>
              </table:table-cell>
              <table:table-cell office:value-type="float" office:value="41.4501">
                <text:p>41.45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6411">
                <text:p>2.6411</text:p>
              </table:table-cell>
              <table:table-cell office:value-type="float" office:value="41.6433">
                <text:p>41.64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92099">
                <text:p>-2.92099</text:p>
              </table:table-cell>
              <table:table-cell office:value-type="float" office:value="40.9228">
                <text:p>40.92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66685">
                <text:p>1.66685</text:p>
              </table:table-cell>
              <table:table-cell office:value-type="float" office:value="41.3844">
                <text:p>41.384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35976">
                <text:p>1.35976</text:p>
              </table:table-cell>
              <table:table-cell office:value-type="float" office:value="41.4936">
                <text:p>41.49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40343">
                <text:p>2.40343</text:p>
              </table:table-cell>
              <table:table-cell office:value-type="float" office:value="42.0717">
                <text:p>42.07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156466">
                <text:p>-0.156466</text:p>
              </table:table-cell>
              <table:table-cell office:value-type="float" office:value="41.3901">
                <text:p>41.39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149501">
                <text:p>-0.149501</text:p>
              </table:table-cell>
              <table:table-cell office:value-type="float" office:value="41.3361">
                <text:p>41.336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31285">
                <text:p>2.31285</text:p>
              </table:table-cell>
              <table:table-cell office:value-type="float" office:value="41.3771">
                <text:p>41.37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73428">
                <text:p>2.73428</text:p>
              </table:table-cell>
              <table:table-cell office:value-type="float" office:value="41.6682">
                <text:p>41.66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703931">
                <text:p>0.703931</text:p>
              </table:table-cell>
              <table:table-cell office:value-type="float" office:value="40.8069">
                <text:p>40.80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65785">
                <text:p>2.65785</text:p>
              </table:table-cell>
              <table:table-cell office:value-type="float" office:value="41.2811">
                <text:p>41.28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18733">
                <text:p>4.18733</text:p>
              </table:table-cell>
              <table:table-cell office:value-type="float" office:value="41.6706">
                <text:p>41.670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1038">
                <text:p>0.21038</text:p>
              </table:table-cell>
              <table:table-cell office:value-type="float" office:value="41.3822">
                <text:p>41.38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37222">
                <text:p>-2.37222</text:p>
              </table:table-cell>
              <table:table-cell office:value-type="float" office:value="41.5596">
                <text:p>41.55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14842">
                <text:p>2.14842</text:p>
              </table:table-cell>
              <table:table-cell office:value-type="float" office:value="42.1958">
                <text:p>42.195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90696">
                <text:p>3.90696</text:p>
              </table:table-cell>
              <table:table-cell office:value-type="float" office:value="41.487">
                <text:p>41.48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805582">
                <text:p>0.805582</text:p>
              </table:table-cell>
              <table:table-cell office:value-type="float" office:value="40.9885">
                <text:p>40.98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88554">
                <text:p>2.88554</text:p>
              </table:table-cell>
              <table:table-cell office:value-type="float" office:value="41.7446">
                <text:p>41.74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4224">
                <text:p>0.4224</text:p>
              </table:table-cell>
              <table:table-cell office:value-type="float" office:value="41.6881">
                <text:p>41.68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28893">
                <text:p>4.28893</text:p>
              </table:table-cell>
              <table:table-cell office:value-type="float" office:value="41.7292">
                <text:p>41.729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709065">
                <text:p>0.709065</text:p>
              </table:table-cell>
              <table:table-cell office:value-type="float" office:value="41.6168">
                <text:p>41.616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114">
                <text:p>-1.114</text:p>
              </table:table-cell>
              <table:table-cell office:value-type="float" office:value="41.4017">
                <text:p>41.40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0767159">
                <text:p>0.00767159</text:p>
              </table:table-cell>
              <table:table-cell office:value-type="float" office:value="41.3293">
                <text:p>41.32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98833">
                <text:p>2.98833</text:p>
              </table:table-cell>
              <table:table-cell office:value-type="float" office:value="41.0246">
                <text:p>41.02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895292">
                <text:p>-0.895292</text:p>
              </table:table-cell>
              <table:table-cell office:value-type="float" office:value="41.5051">
                <text:p>41.505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71451">
                <text:p>3.71451</text:p>
              </table:table-cell>
              <table:table-cell office:value-type="float" office:value="41.4277">
                <text:p>41.42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4788">
                <text:p>-0.34788</text:p>
              </table:table-cell>
              <table:table-cell office:value-type="float" office:value="40.9151">
                <text:p>40.915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6333">
                <text:p>3.6333</text:p>
              </table:table-cell>
              <table:table-cell office:value-type="float" office:value="41.5624">
                <text:p>41.56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86924">
                <text:p>3.86924</text:p>
              </table:table-cell>
              <table:table-cell office:value-type="float" office:value="41.0564">
                <text:p>41.056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228855">
                <text:p>-0.228855</text:p>
              </table:table-cell>
              <table:table-cell office:value-type="float" office:value="40.791">
                <text:p>40.7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10995">
                <text:p>3.10995</text:p>
              </table:table-cell>
              <table:table-cell office:value-type="float" office:value="41.9408">
                <text:p>41.940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41484">
                <text:p>2.41484</text:p>
              </table:table-cell>
              <table:table-cell office:value-type="float" office:value="41.1329">
                <text:p>41.132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09267">
                <text:p>3.09267</text:p>
              </table:table-cell>
              <table:table-cell office:value-type="float" office:value="41.8441">
                <text:p>41.84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40569">
                <text:p>-1.40569</text:p>
              </table:table-cell>
              <table:table-cell office:value-type="float" office:value="40.9844">
                <text:p>40.984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83167">
                <text:p>2.83167</text:p>
              </table:table-cell>
              <table:table-cell office:value-type="float" office:value="41.5767">
                <text:p>41.57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08925">
                <text:p>-2.08925</text:p>
              </table:table-cell>
              <table:table-cell office:value-type="float" office:value="41.8549">
                <text:p>41.854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0413047">
                <text:p>-0.0413047</text:p>
              </table:table-cell>
              <table:table-cell office:value-type="float" office:value="41.4111">
                <text:p>41.41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99321">
                <text:p>0.99321</text:p>
              </table:table-cell>
              <table:table-cell office:value-type="float" office:value="41.2289">
                <text:p>41.22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49799">
                <text:p>5.49799</text:p>
              </table:table-cell>
              <table:table-cell office:value-type="float" office:value="42.229">
                <text:p>42.22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56593">
                <text:p>4.56593</text:p>
              </table:table-cell>
              <table:table-cell office:value-type="float" office:value="41.3131">
                <text:p>41.31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62767">
                <text:p>2.62767</text:p>
              </table:table-cell>
              <table:table-cell office:value-type="float" office:value="41.2001">
                <text:p>41.20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86702">
                <text:p>1.86702</text:p>
              </table:table-cell>
              <table:table-cell office:value-type="float" office:value="41.0572">
                <text:p>41.05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99447">
                <text:p>0.99447</text:p>
              </table:table-cell>
              <table:table-cell office:value-type="float" office:value="40.9706">
                <text:p>40.970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35799">
                <text:p>1.35799</text:p>
              </table:table-cell>
              <table:table-cell office:value-type="float" office:value="41.9985">
                <text:p>41.99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965753">
                <text:p>0.965753</text:p>
              </table:table-cell>
              <table:table-cell office:value-type="float" office:value="41.2944">
                <text:p>41.294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09559">
                <text:p>5.09559</text:p>
              </table:table-cell>
              <table:table-cell office:value-type="float" office:value="41.0741">
                <text:p>41.07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36247">
                <text:p>1.36247</text:p>
              </table:table-cell>
              <table:table-cell office:value-type="float" office:value="41.1762">
                <text:p>41.176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69922">
                <text:p>1.69922</text:p>
              </table:table-cell>
              <table:table-cell office:value-type="float" office:value="41.2959">
                <text:p>41.29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16355">
                <text:p>3.16355</text:p>
              </table:table-cell>
              <table:table-cell office:value-type="float" office:value="41.7048">
                <text:p>41.70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25389">
                <text:p>5.25389</text:p>
              </table:table-cell>
              <table:table-cell office:value-type="float" office:value="41.8303">
                <text:p>41.830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531934">
                <text:p>0.531934</text:p>
              </table:table-cell>
              <table:table-cell office:value-type="float" office:value="41.5568">
                <text:p>41.556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28948">
                <text:p>3.28948</text:p>
              </table:table-cell>
              <table:table-cell office:value-type="float" office:value="41.5843">
                <text:p>41.584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10212">
                <text:p>0.10212</text:p>
              </table:table-cell>
              <table:table-cell office:value-type="float" office:value="41.6421">
                <text:p>41.642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09836">
                <text:p>-2.09836</text:p>
              </table:table-cell>
              <table:table-cell office:value-type="float" office:value="41.0296">
                <text:p>41.02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1946">
                <text:p>1.1946</text:p>
              </table:table-cell>
              <table:table-cell office:value-type="float" office:value="41.225">
                <text:p>41.2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879961">
                <text:p>0.0879961</text:p>
              </table:table-cell>
              <table:table-cell office:value-type="float" office:value="41.7027">
                <text:p>41.70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44577">
                <text:p>-0.344577</text:p>
              </table:table-cell>
              <table:table-cell office:value-type="float" office:value="41.9871">
                <text:p>41.98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195498">
                <text:p>-0.195498</text:p>
              </table:table-cell>
              <table:table-cell office:value-type="float" office:value="41.2088">
                <text:p>41.208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2287">
                <text:p>2.2287</text:p>
              </table:table-cell>
              <table:table-cell office:value-type="float" office:value="41.8828">
                <text:p>41.88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68595">
                <text:p>3.68595</text:p>
              </table:table-cell>
              <table:table-cell office:value-type="float" office:value="41.7489">
                <text:p>41.74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78496">
                <text:p>2.78496</text:p>
              </table:table-cell>
              <table:table-cell office:value-type="float" office:value="41.4375">
                <text:p>41.437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3866">
                <text:p>-1.03866</text:p>
              </table:table-cell>
              <table:table-cell office:value-type="float" office:value="41.3832">
                <text:p>41.38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83488">
                <text:p>0.83488</text:p>
              </table:table-cell>
              <table:table-cell office:value-type="float" office:value="40.8743">
                <text:p>40.874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10206">
                <text:p>1.10206</text:p>
              </table:table-cell>
              <table:table-cell office:value-type="float" office:value="41.6165">
                <text:p>41.61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73045">
                <text:p>2.73045</text:p>
              </table:table-cell>
              <table:table-cell office:value-type="float" office:value="42.2562">
                <text:p>42.256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85942">
                <text:p>1.85942</text:p>
              </table:table-cell>
              <table:table-cell office:value-type="float" office:value="42.4662">
                <text:p>42.466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90953">
                <text:p>-2.90953</text:p>
              </table:table-cell>
              <table:table-cell office:value-type="float" office:value="41.7232">
                <text:p>41.72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17061">
                <text:p>3.17061</text:p>
              </table:table-cell>
              <table:table-cell office:value-type="float" office:value="41.78">
                <text:p>41.7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8675">
                <text:p>-1.28675</text:p>
              </table:table-cell>
              <table:table-cell office:value-type="float" office:value="41.7713">
                <text:p>41.77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19275">
                <text:p>3.19275</text:p>
              </table:table-cell>
              <table:table-cell office:value-type="float" office:value="41.3024">
                <text:p>41.30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44799">
                <text:p>2.44799</text:p>
              </table:table-cell>
              <table:table-cell office:value-type="float" office:value="41.3377">
                <text:p>41.33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01221">
                <text:p>1.01221</text:p>
              </table:table-cell>
              <table:table-cell office:value-type="float" office:value="41.3916">
                <text:p>41.39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86381">
                <text:p>2.86381</text:p>
              </table:table-cell>
              <table:table-cell office:value-type="float" office:value="41.3201">
                <text:p>41.32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53895">
                <text:p>2.53895</text:p>
              </table:table-cell>
              <table:table-cell office:value-type="float" office:value="41.8226">
                <text:p>41.82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652358">
                <text:p>0.652358</text:p>
              </table:table-cell>
              <table:table-cell office:value-type="float" office:value="41.6833">
                <text:p>41.68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95625">
                <text:p>2.95625</text:p>
              </table:table-cell>
              <table:table-cell office:value-type="float" office:value="41.2105">
                <text:p>41.21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05624">
                <text:p>2.05624</text:p>
              </table:table-cell>
              <table:table-cell office:value-type="float" office:value="41.7799">
                <text:p>41.779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73907">
                <text:p>2.73907</text:p>
              </table:table-cell>
              <table:table-cell office:value-type="float" office:value="41.5838">
                <text:p>41.58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19292">
                <text:p>0.19292</text:p>
              </table:table-cell>
              <table:table-cell office:value-type="float" office:value="41.4039">
                <text:p>41.40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90824">
                <text:p>-1.90824</text:p>
              </table:table-cell>
              <table:table-cell office:value-type="float" office:value="41.2266">
                <text:p>41.226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31292">
                <text:p>3.31292</text:p>
              </table:table-cell>
              <table:table-cell office:value-type="float" office:value="41.8747">
                <text:p>41.87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17188">
                <text:p>-1.17188</text:p>
              </table:table-cell>
              <table:table-cell office:value-type="float" office:value="41.499">
                <text:p>41.49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19959">
                <text:p>-1.19959</text:p>
              </table:table-cell>
              <table:table-cell office:value-type="float" office:value="41.2945">
                <text:p>41.29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40639">
                <text:p>3.40639</text:p>
              </table:table-cell>
              <table:table-cell office:value-type="float" office:value="41.4131">
                <text:p>41.41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09029">
                <text:p>-0.309029</text:p>
              </table:table-cell>
              <table:table-cell office:value-type="float" office:value="41.7895">
                <text:p>41.789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29291">
                <text:p>2.29291</text:p>
              </table:table-cell>
              <table:table-cell office:value-type="float" office:value="41.4736">
                <text:p>41.47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85405">
                <text:p>2.85405</text:p>
              </table:table-cell>
              <table:table-cell office:value-type="float" office:value="41.4468">
                <text:p>41.446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906787">
                <text:p>0.906787</text:p>
              </table:table-cell>
              <table:table-cell office:value-type="float" office:value="41.8417">
                <text:p>41.84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03301">
                <text:p>1.03301</text:p>
              </table:table-cell>
              <table:table-cell office:value-type="float" office:value="41.6805">
                <text:p>41.68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7908">
                <text:p>2.7908</text:p>
              </table:table-cell>
              <table:table-cell office:value-type="float" office:value="41.5484">
                <text:p>41.548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60142">
                <text:p>1.60142</text:p>
              </table:table-cell>
              <table:table-cell office:value-type="float" office:value="41.0711">
                <text:p>41.07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07553">
                <text:p>3.07553</text:p>
              </table:table-cell>
              <table:table-cell office:value-type="float" office:value="41.3319">
                <text:p>41.33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66801">
                <text:p>2.66801</text:p>
              </table:table-cell>
              <table:table-cell office:value-type="float" office:value="41.3151">
                <text:p>41.3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MacOSX_X86_64 LibreOffice_project/3c58a8f3a960df8bc8fd77b461821e42c061c5f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